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eman" table:style-name="ta1">
        <table:shapes>
          <draw:frame draw:z-index="0" draw:style-name="gr1" draw:text-style-name="P1" svg:width="16.8713in" svg:height="12.9776in" svg:x="2.6516in" svg:y="0.387in">
            <draw:object draw:notify-on-update-of-ranges="zeman.C1:zeman.C1 zeman.C2:zeman.C54 zeman.E1:zeman.E1 zeman.E2:zeman.E54 zeman.C1:zeman.C1 zeman.C2:zeman.C54 zeman.F1:zeman.F1 zeman.F2:zeman.F54 zeman.C1:zeman.C1 zeman.C2:zeman.C54 zeman.G1:zeman.G1 zeman.G2:zeman.G54 zeman.C1:zeman.C1 zeman.C2:zeman.C54 zeman.H1:zeman.H1 zeman.H2:zeman.H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counted_ps</text:p>
          </table:table-cell>
          <table:table-cell office:value-type="string" calcext:value-type="string">
            <text:p>paq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closest</text:p>
          </table:table-cell>
        </table:table-row>
        <table:table-row table:style-name="ro1">
          <table:table-cell office:value-type="date" office:date-value="2018-01-13T14:25:03" calcext:value-type="date">
            <text:p>2018-01-13T14:25:03</text:p>
          </table:table-cell>
          <table:table-cell office:value-type="float" office:value="1" calcext:value-type="float">
            <text:p>1</text:p>
          </table:table-cell>
          <table:table-cell office:value-type="float" office:value="0.0168157059879524" calcext:value-type="float">
            <text:p>0.0168157059879524</text:p>
          </table:table-cell>
          <table:table-cell office:value-type="float" office:value="18" calcext:value-type="float">
            <text:p>18</text:p>
          </table:table-cell>
          <table:table-cell office:value-type="float" office:value="37.91" calcext:value-type="float">
            <text:p>37.91</text:p>
          </table:table-cell>
          <table:table-cell office:value-type="float" office:value="34.1525438014444" calcext:value-type="float">
            <text:p>34.1525438014444</text:p>
          </table:table-cell>
          <table:table-cell/>
          <table:table-cell office:value-type="float" office:value="35.7054254160819" calcext:value-type="float">
            <text:p>35.7054254160819</text:p>
          </table:table-cell>
        </table:table-row>
        <table:table-row table:style-name="ro1">
          <table:table-cell office:value-type="date" office:date-value="2018-01-13T14:30:03" calcext:value-type="date">
            <text:p>2018-01-13T14:30:03</text:p>
          </table:table-cell>
          <table:table-cell office:value-type="float" office:value="2" calcext:value-type="float">
            <text:p>2</text:p>
          </table:table-cell>
          <table:table-cell office:value-type="float" office:value="0.208961328816212" calcext:value-type="float">
            <text:p>0.208961328816212</text:p>
          </table:table-cell>
          <table:table-cell office:value-type="float" office:value="146" calcext:value-type="float">
            <text:p>146</text:p>
          </table:table-cell>
          <table:table-cell office:value-type="float" office:value="39.48" calcext:value-type="float">
            <text:p>39.48</text:p>
          </table:table-cell>
          <table:table-cell office:value-type="float" office:value="41.0415300606701" calcext:value-type="float">
            <text:p>41.0415300606701</text:p>
          </table:table-cell>
          <table:table-cell office:value-type="float" office:value="40.7670634887757" calcext:value-type="float">
            <text:p>40.7670634887757</text:p>
          </table:table-cell>
          <table:table-cell office:value-type="float" office:value="38.6922826947951" calcext:value-type="float">
            <text:p>38.6922826947951</text:p>
          </table:table-cell>
        </table:table-row>
        <table:table-row table:style-name="ro1">
          <table:table-cell office:value-type="date" office:date-value="2018-01-13T14:35:03" calcext:value-type="date">
            <text:p>2018-01-13T14:35:03</text:p>
          </table:table-cell>
          <table:table-cell office:value-type="float" office:value="3" calcext:value-type="float">
            <text:p>3</text:p>
          </table:table-cell>
          <table:table-cell office:value-type="float" office:value="1.39167256994771" calcext:value-type="float">
            <text:p>1.39167256994771</text:p>
          </table:table-cell>
          <table:table-cell office:value-type="float" office:value="686" calcext:value-type="float">
            <text:p>686</text:p>
          </table:table-cell>
          <table:table-cell office:value-type="float" office:value="38.09" calcext:value-type="float">
            <text:p>38.09</text:p>
          </table:table-cell>
          <table:table-cell office:value-type="float" office:value="40.9126660726502" calcext:value-type="float">
            <text:p>40.9126660726502</text:p>
          </table:table-cell>
          <table:table-cell office:value-type="float" office:value="40.7033238783897" calcext:value-type="float">
            <text:p>40.7033238783897</text:p>
          </table:table-cell>
          <table:table-cell office:value-type="float" office:value="39.2897125506076" calcext:value-type="float">
            <text:p>39.2897125506076</text:p>
          </table:table-cell>
        </table:table-row>
        <table:table-row table:style-name="ro1">
          <table:table-cell office:value-type="date" office:date-value="2018-01-13T14:40:03" calcext:value-type="date">
            <text:p>2018-01-13T14:40:03</text:p>
          </table:table-cell>
          <table:table-cell office:value-type="float" office:value="4" calcext:value-type="float">
            <text:p>4</text:p>
          </table:table-cell>
          <table:table-cell office:value-type="float" office:value="3.67536795471813" calcext:value-type="float">
            <text:p>3.67536795471813</text:p>
          </table:table-cell>
          <table:table-cell office:value-type="float" office:value="1461" calcext:value-type="float">
            <text:p>1461</text:p>
          </table:table-cell>
          <table:table-cell office:value-type="float" office:value="38.26" calcext:value-type="float">
            <text:p>38.26</text:p>
          </table:table-cell>
          <table:table-cell office:value-type="float" office:value="40.8700076515361" calcext:value-type="float">
            <text:p>40.8700076515361</text:p>
          </table:table-cell>
          <table:table-cell office:value-type="float" office:value="40.5855379962737" calcext:value-type="float">
            <text:p>40.5855379962737</text:p>
          </table:table-cell>
          <table:table-cell office:value-type="float" office:value="39.2379063297333" calcext:value-type="float">
            <text:p>39.2379063297333</text:p>
          </table:table-cell>
        </table:table-row>
        <table:table-row table:style-name="ro1">
          <table:table-cell office:value-type="date" office:date-value="2018-01-13T14:45:03" calcext:value-type="date">
            <text:p>2018-01-13T14:45:03</text:p>
          </table:table-cell>
          <table:table-cell office:value-type="float" office:value="5" calcext:value-type="float">
            <text:p>5</text:p>
          </table:table-cell>
          <table:table-cell office:value-type="float" office:value="6.79190514440068" calcext:value-type="float">
            <text:p>6.79190514440068</text:p>
          </table:table-cell>
          <table:table-cell office:value-type="float" office:value="2333" calcext:value-type="float">
            <text:p>2333</text:p>
          </table:table-cell>
          <table:table-cell office:value-type="float" office:value="38.65" calcext:value-type="float">
            <text:p>38.65</text:p>
          </table:table-cell>
          <table:table-cell office:value-type="float" office:value="40.8787810041388" calcext:value-type="float">
            <text:p>40.8787810041388</text:p>
          </table:table-cell>
          <table:table-cell office:value-type="float" office:value="40.7293061024566" calcext:value-type="float">
            <text:p>40.7293061024566</text:p>
          </table:table-cell>
          <table:table-cell office:value-type="float" office:value="39.1396241877043" calcext:value-type="float">
            <text:p>39.1396241877043</text:p>
          </table:table-cell>
        </table:table-row>
        <table:table-row table:style-name="ro1">
          <table:table-cell office:value-type="date" office:date-value="2018-01-13T14:50:03" calcext:value-type="date">
            <text:p>2018-01-13T14:50:03</text:p>
          </table:table-cell>
          <table:table-cell office:value-type="float" office:value="6" calcext:value-type="float">
            <text:p>6</text:p>
          </table:table-cell>
          <table:table-cell office:value-type="float" office:value="10.9817625665786" calcext:value-type="float">
            <text:p>10.9817625665786</text:p>
          </table:table-cell>
          <table:table-cell office:value-type="float" office:value="3348" calcext:value-type="float">
            <text:p>3348</text:p>
          </table:table-cell>
          <table:table-cell office:value-type="float" office:value="38.81" calcext:value-type="float">
            <text:p>38.81</text:p>
          </table:table-cell>
          <table:table-cell office:value-type="float" office:value="40.4108247836839" calcext:value-type="float">
            <text:p>40.4108247836839</text:p>
          </table:table-cell>
          <table:table-cell office:value-type="float" office:value="40.2762876117171" calcext:value-type="float">
            <text:p>40.2762876117171</text:p>
          </table:table-cell>
          <table:table-cell office:value-type="float" office:value="38.9659591786574" calcext:value-type="float">
            <text:p>38.9659591786574</text:p>
          </table:table-cell>
        </table:table-row>
        <table:table-row table:style-name="ro1">
          <table:table-cell office:value-type="date" office:date-value="2018-01-13T14:55:03" calcext:value-type="date">
            <text:p>2018-01-13T14:55:03</text:p>
          </table:table-cell>
          <table:table-cell office:value-type="float" office:value="7" calcext:value-type="float">
            <text:p>7</text:p>
          </table:table-cell>
          <table:table-cell office:value-type="float" office:value="16.234151295906" calcext:value-type="float">
            <text:p>16.234151295906</text:p>
          </table:table-cell>
          <table:table-cell office:value-type="float" office:value="4396" calcext:value-type="float">
            <text:p>4396</text:p>
          </table:table-cell>
          <table:table-cell office:value-type="float" office:value="38.74" calcext:value-type="float">
            <text:p>38.74</text:p>
          </table:table-cell>
          <table:table-cell office:value-type="float" office:value="40.1249023598939" calcext:value-type="float">
            <text:p>40.1249023598939</text:p>
          </table:table-cell>
          <table:table-cell office:value-type="float" office:value="40.0053060682251" calcext:value-type="float">
            <text:p>40.0053060682251</text:p>
          </table:table-cell>
          <table:table-cell office:value-type="float" office:value="39.0564621800097" calcext:value-type="float">
            <text:p>39.0564621800097</text:p>
          </table:table-cell>
        </table:table-row>
        <table:table-row table:style-name="ro1">
          <table:table-cell office:value-type="date" office:date-value="2018-01-13T15:00:03" calcext:value-type="date">
            <text:p>2018-01-13T15:00:03</text:p>
          </table:table-cell>
          <table:table-cell office:value-type="float" office:value="8" calcext:value-type="float">
            <text:p>8</text:p>
          </table:table-cell>
          <table:table-cell office:value-type="float" office:value="22.2385636897334" calcext:value-type="float">
            <text:p>22.2385636897334</text:p>
          </table:table-cell>
          <table:table-cell office:value-type="float" office:value="5479" calcext:value-type="float">
            <text:p>5479</text:p>
          </table:table-cell>
          <table:table-cell office:value-type="float" office:value="38.77" calcext:value-type="float">
            <text:p>38.77</text:p>
          </table:table-cell>
          <table:table-cell office:value-type="float" office:value="39.9910181298983" calcext:value-type="float">
            <text:p>39.9910181298983</text:p>
          </table:table-cell>
          <table:table-cell office:value-type="float" office:value="39.8552754087377" calcext:value-type="float">
            <text:p>39.8552754087377</text:p>
          </table:table-cell>
          <table:table-cell office:value-type="float" office:value="38.9431919042425" calcext:value-type="float">
            <text:p>38.9431919042425</text:p>
          </table:table-cell>
        </table:table-row>
        <table:table-row table:style-name="ro1">
          <table:table-cell office:value-type="date" office:date-value="2018-01-13T15:05:03" calcext:value-type="date">
            <text:p>2018-01-13T15:05:03</text:p>
          </table:table-cell>
          <table:table-cell office:value-type="float" office:value="9" calcext:value-type="float">
            <text:p>9</text:p>
          </table:table-cell>
          <table:table-cell office:value-type="float" office:value="28.7523674873956" calcext:value-type="float">
            <text:p>28.7523674873956</text:p>
          </table:table-cell>
          <table:table-cell office:value-type="float" office:value="6595" calcext:value-type="float">
            <text:p>6595</text:p>
          </table:table-cell>
          <table:table-cell office:value-type="float" office:value="38.73" calcext:value-type="float">
            <text:p>38.73</text:p>
          </table:table-cell>
          <table:table-cell office:value-type="float" office:value="39.8974573729028" calcext:value-type="float">
            <text:p>39.8974573729028</text:p>
          </table:table-cell>
          <table:table-cell office:value-type="float" office:value="39.7446971078797" calcext:value-type="float">
            <text:p>39.7446971078797</text:p>
          </table:table-cell>
          <table:table-cell office:value-type="float" office:value="38.8943322077045" calcext:value-type="float">
            <text:p>38.8943322077045</text:p>
          </table:table-cell>
        </table:table-row>
        <table:table-row table:style-name="ro1">
          <table:table-cell office:value-type="date" office:date-value="2018-01-13T15:10:03" calcext:value-type="date">
            <text:p>2018-01-13T15:10:03</text:p>
          </table:table-cell>
          <table:table-cell office:value-type="float" office:value="10" calcext:value-type="float">
            <text:p>10</text:p>
          </table:table-cell>
          <table:table-cell office:value-type="float" office:value="35.6818808297988" calcext:value-type="float">
            <text:p>35.6818808297988</text:p>
          </table:table-cell>
          <table:table-cell office:value-type="float" office:value="7657" calcext:value-type="float">
            <text:p>7657</text:p>
          </table:table-cell>
          <table:table-cell office:value-type="float" office:value="38.73" calcext:value-type="float">
            <text:p>38.73</text:p>
          </table:table-cell>
          <table:table-cell office:value-type="float" office:value="39.7943385076054" calcext:value-type="float">
            <text:p>39.7943385076054</text:p>
          </table:table-cell>
          <table:table-cell office:value-type="float" office:value="39.6665313287417" calcext:value-type="float">
            <text:p>39.6665313287417</text:p>
          </table:table-cell>
          <table:table-cell office:value-type="float" office:value="38.834982920642" calcext:value-type="float">
            <text:p>38.834982920642</text:p>
          </table:table-cell>
        </table:table-row>
        <table:table-row table:style-name="ro1">
          <table:table-cell office:value-type="date" office:date-value="2018-01-13T15:15:03" calcext:value-type="date">
            <text:p>2018-01-13T15:15:03</text:p>
          </table:table-cell>
          <table:table-cell office:value-type="float" office:value="11" calcext:value-type="float">
            <text:p>11</text:p>
          </table:table-cell>
          <table:table-cell office:value-type="float" office:value="43.1649490341837" calcext:value-type="float">
            <text:p>43.1649490341837</text:p>
          </table:table-cell>
          <table:table-cell office:value-type="float" office:value="8699" calcext:value-type="float">
            <text:p>8699</text:p>
          </table:table-cell>
          <table:table-cell office:value-type="float" office:value="38.75" calcext:value-type="float">
            <text:p>38.75</text:p>
          </table:table-cell>
          <table:table-cell office:value-type="float" office:value="39.6720864833874" calcext:value-type="float">
            <text:p>39.6720864833874</text:p>
          </table:table-cell>
          <table:table-cell office:value-type="float" office:value="39.5637498947756" calcext:value-type="float">
            <text:p>39.5637498947756</text:p>
          </table:table-cell>
          <table:table-cell office:value-type="float" office:value="38.8576523272776" calcext:value-type="float">
            <text:p>38.8576523272776</text:p>
          </table:table-cell>
        </table:table-row>
        <table:table-row table:style-name="ro1">
          <table:table-cell office:value-type="date" office:date-value="2018-01-13T15:20:03" calcext:value-type="date">
            <text:p>2018-01-13T15:20:03</text:p>
          </table:table-cell>
          <table:table-cell office:value-type="float" office:value="12" calcext:value-type="float">
            <text:p>12</text:p>
          </table:table-cell>
          <table:table-cell office:value-type="float" office:value="50.3115450393173" calcext:value-type="float">
            <text:p>50.3115450393173</text:p>
          </table:table-cell>
          <table:table-cell office:value-type="float" office:value="9641" calcext:value-type="float">
            <text:p>9641</text:p>
          </table:table-cell>
          <table:table-cell office:value-type="float" office:value="38.73" calcext:value-type="float">
            <text:p>38.73</text:p>
          </table:table-cell>
          <table:table-cell office:value-type="float" office:value="39.5510388112089" calcext:value-type="float">
            <text:p>39.5510388112089</text:p>
          </table:table-cell>
          <table:table-cell office:value-type="float" office:value="39.4664916453801" calcext:value-type="float">
            <text:p>39.4664916453801</text:p>
          </table:table-cell>
          <table:table-cell office:value-type="float" office:value="38.8341833852625" calcext:value-type="float">
            <text:p>38.8341833852625</text:p>
          </table:table-cell>
        </table:table-row>
        <table:table-row table:style-name="ro1">
          <table:table-cell office:value-type="date" office:date-value="2018-01-13T15:25:03" calcext:value-type="date">
            <text:p>2018-01-13T15:25:03</text:p>
          </table:table-cell>
          <table:table-cell office:value-type="float" office:value="13" calcext:value-type="float">
            <text:p>13</text:p>
          </table:table-cell>
          <table:table-cell office:value-type="float" office:value="57.2046803385667" calcext:value-type="float">
            <text:p>57.2046803385667</text:p>
          </table:table-cell>
          <table:table-cell office:value-type="float" office:value="10496" calcext:value-type="float">
            <text:p>10496</text:p>
          </table:table-cell>
          <table:table-cell office:value-type="float" office:value="38.71" calcext:value-type="float">
            <text:p>38.71</text:p>
          </table:table-cell>
          <table:table-cell office:value-type="float" office:value="39.4741177634071" calcext:value-type="float">
            <text:p>39.4741177634071</text:p>
          </table:table-cell>
          <table:table-cell office:value-type="float" office:value="39.4163627201085" calcext:value-type="float">
            <text:p>39.4163627201085</text:p>
          </table:table-cell>
          <table:table-cell office:value-type="float" office:value="38.8168147491248" calcext:value-type="float">
            <text:p>38.8168147491248</text:p>
          </table:table-cell>
        </table:table-row>
        <table:table-row table:style-name="ro1">
          <table:table-cell office:value-type="date" office:date-value="2018-01-13T15:30:03" calcext:value-type="date">
            <text:p>2018-01-13T15:30:03</text:p>
          </table:table-cell>
          <table:table-cell office:value-type="float" office:value="14" calcext:value-type="float">
            <text:p>14</text:p>
          </table:table-cell>
          <table:table-cell office:value-type="float" office:value="63.9134751899177" calcext:value-type="float">
            <text:p>63.9134751899177</text:p>
          </table:table-cell>
          <table:table-cell office:value-type="float" office:value="11268" calcext:value-type="float">
            <text:p>11268</text:p>
          </table:table-cell>
          <table:table-cell office:value-type="float" office:value="38.58" calcext:value-type="float">
            <text:p>38.58</text:p>
          </table:table-cell>
          <table:table-cell office:value-type="float" office:value="39.3471097213019" calcext:value-type="float">
            <text:p>39.3471097213019</text:p>
          </table:table-cell>
          <table:table-cell office:value-type="float" office:value="39.3300384558714" calcext:value-type="float">
            <text:p>39.3300384558714</text:p>
          </table:table-cell>
          <table:table-cell office:value-type="float" office:value="38.7750195327514" calcext:value-type="float">
            <text:p>38.7750195327514</text:p>
          </table:table-cell>
        </table:table-row>
        <table:table-row table:style-name="ro1">
          <table:table-cell office:value-type="date" office:date-value="2018-01-13T15:35:03" calcext:value-type="date">
            <text:p>2018-01-13T15:35:03</text:p>
          </table:table-cell>
          <table:table-cell office:value-type="float" office:value="15" calcext:value-type="float">
            <text:p>15</text:p>
          </table:table-cell>
          <table:table-cell office:value-type="float" office:value="70.0189991789746" calcext:value-type="float">
            <text:p>70.0189991789746</text:p>
          </table:table-cell>
          <table:table-cell office:value-type="float" office:value="11938" calcext:value-type="float">
            <text:p>11938</text:p>
          </table:table-cell>
          <table:table-cell office:value-type="float" office:value="38.54" calcext:value-type="float">
            <text:p>38.54</text:p>
          </table:table-cell>
          <table:table-cell office:value-type="float" office:value="39.2241499948847" calcext:value-type="float">
            <text:p>39.2241499948847</text:p>
          </table:table-cell>
          <table:table-cell office:value-type="float" office:value="39.2236889087784" calcext:value-type="float">
            <text:p>39.2236889087784</text:p>
          </table:table-cell>
          <table:table-cell office:value-type="float" office:value="38.7102999051835" calcext:value-type="float">
            <text:p>38.7102999051835</text:p>
          </table:table-cell>
        </table:table-row>
        <table:table-row table:style-name="ro1">
          <table:table-cell office:value-type="date" office:date-value="2018-01-13T15:40:03" calcext:value-type="date">
            <text:p>2018-01-13T15:40:03</text:p>
          </table:table-cell>
          <table:table-cell office:value-type="float" office:value="16" calcext:value-type="float">
            <text:p>16</text:p>
          </table:table-cell>
          <table:table-cell office:value-type="float" office:value="74.7226347108973" calcext:value-type="float">
            <text:p>74.7226347108973</text:p>
          </table:table-cell>
          <table:table-cell office:value-type="float" office:value="12442" calcext:value-type="float">
            <text:p>12442</text:p>
          </table:table-cell>
          <table:table-cell office:value-type="float" office:value="38.53" calcext:value-type="float">
            <text:p>38.53</text:p>
          </table:table-cell>
          <table:table-cell office:value-type="float" office:value="39.1200112187605" calcext:value-type="float">
            <text:p>39.1200112187605</text:p>
          </table:table-cell>
          <table:table-cell office:value-type="float" office:value="39.1296537469708" calcext:value-type="float">
            <text:p>39.1296537469708</text:p>
          </table:table-cell>
          <table:table-cell office:value-type="float" office:value="38.6795927352287" calcext:value-type="float">
            <text:p>38.6795927352287</text:p>
          </table:table-cell>
        </table:table-row>
        <table:table-row table:style-name="ro1">
          <table:table-cell office:value-type="date" office:date-value="2018-01-13T15:45:03" calcext:value-type="date">
            <text:p>2018-01-13T15:45:03</text:p>
          </table:table-cell>
          <table:table-cell office:value-type="float" office:value="17" calcext:value-type="float">
            <text:p>17</text:p>
          </table:table-cell>
          <table:table-cell office:value-type="float" office:value="78.6880785338917" calcext:value-type="float">
            <text:p>78.6880785338917</text:p>
          </table:table-cell>
          <table:table-cell office:value-type="float" office:value="12873" calcext:value-type="float">
            <text:p>12873</text:p>
          </table:table-cell>
          <table:table-cell office:value-type="float" office:value="38.48" calcext:value-type="float">
            <text:p>38.48</text:p>
          </table:table-cell>
          <table:table-cell office:value-type="float" office:value="39.0282039433031" calcext:value-type="float">
            <text:p>39.0282039433031</text:p>
          </table:table-cell>
          <table:table-cell office:value-type="float" office:value="39.041405446671" calcext:value-type="float">
            <text:p>39.041405446671</text:p>
          </table:table-cell>
          <table:table-cell office:value-type="float" office:value="38.6525200883093" calcext:value-type="float">
            <text:p>38.6525200883093</text:p>
          </table:table-cell>
        </table:table-row>
        <table:table-row table:style-name="ro1">
          <table:table-cell office:value-type="date" office:date-value="2018-01-13T15:50:03" calcext:value-type="date">
            <text:p>2018-01-13T15:50:03</text:p>
          </table:table-cell>
          <table:table-cell office:value-type="float" office:value="18" calcext:value-type="float">
            <text:p>18</text:p>
          </table:table-cell>
          <table:table-cell office:value-type="float" office:value="82.3288073198709" calcext:value-type="float">
            <text:p>82.3288073198709</text:p>
          </table:table-cell>
          <table:table-cell office:value-type="float" office:value="13232" calcext:value-type="float">
            <text:p>13232</text:p>
          </table:table-cell>
          <table:table-cell office:value-type="float" office:value="38.53" calcext:value-type="float">
            <text:p>38.53</text:p>
          </table:table-cell>
          <table:table-cell office:value-type="float" office:value="38.9627405478171" calcext:value-type="float">
            <text:p>38.9627405478171</text:p>
          </table:table-cell>
          <table:table-cell office:value-type="float" office:value="38.9737644203203" calcext:value-type="float">
            <text:p>38.9737644203203</text:p>
          </table:table-cell>
          <table:table-cell office:value-type="float" office:value="38.6409336527523" calcext:value-type="float">
            <text:p>38.6409336527523</text:p>
          </table:table-cell>
        </table:table-row>
        <table:table-row table:style-name="ro1">
          <table:table-cell office:value-type="date" office:date-value="2018-01-13T15:55:03" calcext:value-type="date">
            <text:p>2018-01-13T15:55:03</text:p>
          </table:table-cell>
          <table:table-cell office:value-type="float" office:value="19" calcext:value-type="float">
            <text:p>19</text:p>
          </table:table-cell>
          <table:table-cell office:value-type="float" office:value="85.5192466721797" calcext:value-type="float">
            <text:p>85.5192466721797</text:p>
          </table:table-cell>
          <table:table-cell office:value-type="float" office:value="13557" calcext:value-type="float">
            <text:p>13557</text:p>
          </table:table-cell>
          <table:table-cell office:value-type="float" office:value="38.5" calcext:value-type="float">
            <text:p>38.5</text:p>
          </table:table-cell>
          <table:table-cell office:value-type="float" office:value="38.8967089616804" calcext:value-type="float">
            <text:p>38.8967089616804</text:p>
          </table:table-cell>
          <table:table-cell office:value-type="float" office:value="38.9072735294192" calcext:value-type="float">
            <text:p>38.9072735294192</text:p>
          </table:table-cell>
          <table:table-cell office:value-type="float" office:value="38.6331078775592" calcext:value-type="float">
            <text:p>38.6331078775592</text:p>
          </table:table-cell>
        </table:table-row>
        <table:table-row table:style-name="ro1">
          <table:table-cell office:value-type="date" office:date-value="2018-01-13T16:00:03" calcext:value-type="date">
            <text:p>2018-01-13T16:00:03</text:p>
          </table:table-cell>
          <table:table-cell office:value-type="float" office:value="20" calcext:value-type="float">
            <text:p>20</text:p>
          </table:table-cell>
          <table:table-cell office:value-type="float" office:value="88.0799368472428" calcext:value-type="float">
            <text:p>88.0799368472428</text:p>
          </table:table-cell>
          <table:table-cell office:value-type="float" office:value="13802" calcext:value-type="float">
            <text:p>13802</text:p>
          </table:table-cell>
          <table:table-cell office:value-type="float" office:value="38.55" calcext:value-type="float">
            <text:p>38.55</text:p>
          </table:table-cell>
          <table:table-cell office:value-type="float" office:value="38.839858956266" calcext:value-type="float">
            <text:p>38.839858956266</text:p>
          </table:table-cell>
          <table:table-cell office:value-type="float" office:value="38.860492831417" calcext:value-type="float">
            <text:p>38.860492831417</text:p>
          </table:table-cell>
          <table:table-cell office:value-type="float" office:value="38.6375382596757" calcext:value-type="float">
            <text:p>38.6375382596757</text:p>
          </table:table-cell>
        </table:table-row>
        <table:table-row table:style-name="ro1">
          <table:table-cell office:value-type="date" office:date-value="2018-01-13T16:05:03" calcext:value-type="date">
            <text:p>2018-01-13T16:05:03</text:p>
          </table:table-cell>
          <table:table-cell office:value-type="float" office:value="21" calcext:value-type="float">
            <text:p>21</text:p>
          </table:table-cell>
          <table:table-cell office:value-type="float" office:value="90.2487084411485" calcext:value-type="float">
            <text:p>90.2487084411485</text:p>
          </table:table-cell>
          <table:table-cell office:value-type="float" office:value="14002" calcext:value-type="float">
            <text:p>14002</text:p>
          </table:table-cell>
          <table:table-cell office:value-type="float" office:value="38.54" calcext:value-type="float">
            <text:p>38.54</text:p>
          </table:table-cell>
          <table:table-cell office:value-type="float" office:value="38.7856219526973" calcext:value-type="float">
            <text:p>38.7856219526973</text:p>
          </table:table-cell>
          <table:table-cell office:value-type="float" office:value="38.8001612619729" calcext:value-type="float">
            <text:p>38.8001612619729</text:p>
          </table:table-cell>
          <table:table-cell office:value-type="float" office:value="38.6153793180847" calcext:value-type="float">
            <text:p>38.6153793180847</text:p>
          </table:table-cell>
        </table:table-row>
        <table:table-row table:style-name="ro1">
          <table:table-cell office:value-type="date" office:date-value="2018-01-13T16:10:03" calcext:value-type="date">
            <text:p>2018-01-13T16:10:03</text:p>
          </table:table-cell>
          <table:table-cell office:value-type="float" office:value="22" calcext:value-type="float">
            <text:p>22</text:p>
          </table:table-cell>
          <table:table-cell office:value-type="float" office:value="92.140840923619" calcext:value-type="float">
            <text:p>92.140840923619</text:p>
          </table:table-cell>
          <table:table-cell office:value-type="float" office:value="14178" calcext:value-type="float">
            <text:p>14178</text:p>
          </table:table-cell>
          <table:table-cell office:value-type="float" office:value="38.55" calcext:value-type="float">
            <text:p>38.55</text:p>
          </table:table-cell>
          <table:table-cell office:value-type="float" office:value="38.7446851616071" calcext:value-type="float">
            <text:p>38.7446851616071</text:p>
          </table:table-cell>
          <table:table-cell office:value-type="float" office:value="38.7597930888075" calcext:value-type="float">
            <text:p>38.7597930888075</text:p>
          </table:table-cell>
          <table:table-cell office:value-type="float" office:value="38.62280588783" calcext:value-type="float">
            <text:p>38.62280588783</text:p>
          </table:table-cell>
        </table:table-row>
        <table:table-row table:style-name="ro1">
          <table:table-cell office:value-type="date" office:date-value="2018-01-13T16:15:03" calcext:value-type="date">
            <text:p>2018-01-13T16:15:03</text:p>
          </table:table-cell>
          <table:table-cell office:value-type="float" office:value="23" calcext:value-type="float">
            <text:p>23</text:p>
          </table:table-cell>
          <table:table-cell office:value-type="float" office:value="93.7552870180181" calcext:value-type="float">
            <text:p>93.7552870180181</text:p>
          </table:table-cell>
          <table:table-cell office:value-type="float" office:value="14320" calcext:value-type="float">
            <text:p>14320</text:p>
          </table:table-cell>
          <table:table-cell office:value-type="float" office:value="38.54" calcext:value-type="float">
            <text:p>38.54</text:p>
          </table:table-cell>
          <table:table-cell office:value-type="float" office:value="38.7124265721275" calcext:value-type="float">
            <text:p>38.7124265721275</text:p>
          </table:table-cell>
          <table:table-cell office:value-type="float" office:value="38.7195828777365" calcext:value-type="float">
            <text:p>38.7195828777365</text:p>
          </table:table-cell>
          <table:table-cell office:value-type="float" office:value="38.6257199350897" calcext:value-type="float">
            <text:p>38.6257199350897</text:p>
          </table:table-cell>
        </table:table-row>
        <table:table-row table:style-name="ro1">
          <table:table-cell office:value-type="date" office:date-value="2018-01-13T16:20:03" calcext:value-type="date">
            <text:p>2018-01-13T16:20:03</text:p>
          </table:table-cell>
          <table:table-cell office:value-type="float" office:value="24" calcext:value-type="float">
            <text:p>24</text:p>
          </table:table-cell>
          <table:table-cell office:value-type="float" office:value="95.2181743992238" calcext:value-type="float">
            <text:p>95.2181743992238</text:p>
          </table:table-cell>
          <table:table-cell office:value-type="float" office:value="14478" calcext:value-type="float">
            <text:p>14478</text:p>
          </table:table-cell>
          <table:table-cell office:value-type="float" office:value="38.56" calcext:value-type="float">
            <text:p>38.56</text:p>
          </table:table-cell>
          <table:table-cell office:value-type="float" office:value="38.6932623094232" calcext:value-type="float">
            <text:p>38.6932623094232</text:p>
          </table:table-cell>
          <table:table-cell office:value-type="float" office:value="38.7035110184455" calcext:value-type="float">
            <text:p>38.7035110184455</text:p>
          </table:table-cell>
          <table:table-cell office:value-type="float" office:value="38.6175497133566" calcext:value-type="float">
            <text:p>38.6175497133566</text:p>
          </table:table-cell>
        </table:table-row>
        <table:table-row table:style-name="ro1">
          <table:table-cell office:value-type="date" office:date-value="2018-01-13T16:25:03" calcext:value-type="date">
            <text:p>2018-01-13T16:25:03</text:p>
          </table:table-cell>
          <table:table-cell office:value-type="float" office:value="25" calcext:value-type="float">
            <text:p>25</text:p>
          </table:table-cell>
          <table:table-cell office:value-type="float" office:value="96.3407759134278" calcext:value-type="float">
            <text:p>96.3407759134278</text:p>
          </table:table-cell>
          <table:table-cell office:value-type="float" office:value="14582" calcext:value-type="float">
            <text:p>14582</text:p>
          </table:table-cell>
          <table:table-cell office:value-type="float" office:value="38.53" calcext:value-type="float">
            <text:p>38.53</text:p>
          </table:table-cell>
          <table:table-cell office:value-type="float" office:value="38.6493001427539" calcext:value-type="float">
            <text:p>38.6493001427539</text:p>
          </table:table-cell>
          <table:table-cell office:value-type="float" office:value="38.665465929906" calcext:value-type="float">
            <text:p>38.665465929906</text:p>
          </table:table-cell>
          <table:table-cell office:value-type="float" office:value="38.60552181105" calcext:value-type="float">
            <text:p>38.60552181105</text:p>
          </table:table-cell>
        </table:table-row>
        <table:table-row table:style-name="ro1">
          <table:table-cell office:value-type="date" office:date-value="2018-01-13T16:30:03" calcext:value-type="date">
            <text:p>2018-01-13T16:30:03</text:p>
          </table:table-cell>
          <table:table-cell office:value-type="float" office:value="26" calcext:value-type="float">
            <text:p>26</text:p>
          </table:table-cell>
          <table:table-cell office:value-type="float" office:value="97.1856712796238" calcext:value-type="float">
            <text:p>97.1856712796238</text:p>
          </table:table-cell>
          <table:table-cell office:value-type="float" office:value="14652" calcext:value-type="float">
            <text:p>14652</text:p>
          </table:table-cell>
          <table:table-cell office:value-type="float" office:value="38.54" calcext:value-type="float">
            <text:p>38.54</text:p>
          </table:table-cell>
          <table:table-cell office:value-type="float" office:value="38.6263187836577" calcext:value-type="float">
            <text:p>38.6263187836577</text:p>
          </table:table-cell>
          <table:table-cell office:value-type="float" office:value="38.6444841220782" calcext:value-type="float">
            <text:p>38.6444841220782</text:p>
          </table:table-cell>
          <table:table-cell office:value-type="float" office:value="38.6095478943933" calcext:value-type="float">
            <text:p>38.6095478943933</text:p>
          </table:table-cell>
        </table:table-row>
        <table:table-row table:style-name="ro1">
          <table:table-cell office:value-type="date" office:date-value="2018-01-13T16:35:03" calcext:value-type="date">
            <text:p>2018-01-13T16:35:03</text:p>
          </table:table-cell>
          <table:table-cell office:value-type="float" office:value="27" calcext:value-type="float">
            <text:p>27</text:p>
          </table:table-cell>
          <table:table-cell office:value-type="float" office:value="97.7109101525566" calcext:value-type="float">
            <text:p>97.7109101525566</text:p>
          </table:table-cell>
          <table:table-cell office:value-type="float" office:value="14697" calcext:value-type="float">
            <text:p>14697</text:p>
          </table:table-cell>
          <table:table-cell office:value-type="float" office:value="38.57" calcext:value-type="float">
            <text:p>38.57</text:p>
          </table:table-cell>
          <table:table-cell office:value-type="float" office:value="38.6189210734113" calcext:value-type="float">
            <text:p>38.6189210734113</text:p>
          </table:table-cell>
          <table:table-cell office:value-type="float" office:value="38.63390037547" calcext:value-type="float">
            <text:p>38.63390037547</text:p>
          </table:table-cell>
          <table:table-cell office:value-type="float" office:value="38.6116577818401" calcext:value-type="float">
            <text:p>38.6116577818401</text:p>
          </table:table-cell>
        </table:table-row>
        <table:table-row table:style-name="ro1">
          <table:table-cell office:value-type="date" office:date-value="2018-01-13T16:40:00" calcext:value-type="date">
            <text:p>2018-01-13T16:40:00</text:p>
          </table:table-cell>
          <table:table-cell office:value-type="float" office:value="28" calcext:value-type="float">
            <text:p>28</text:p>
          </table:table-cell>
          <table:table-cell office:value-type="float" office:value="98.1635114988011" calcext:value-type="float">
            <text:p>98.1635114988011</text:p>
          </table:table-cell>
          <table:table-cell office:value-type="float" office:value="14732" calcext:value-type="float">
            <text:p>14732</text:p>
          </table:table-cell>
          <table:table-cell office:value-type="float" office:value="38.59" calcext:value-type="float">
            <text:p>38.59</text:p>
          </table:table-cell>
          <table:table-cell office:value-type="float" office:value="38.6030228974889" calcext:value-type="float">
            <text:p>38.6030228974889</text:p>
          </table:table-cell>
          <table:table-cell office:value-type="float" office:value="38.6245893042072" calcext:value-type="float">
            <text:p>38.6245893042072</text:p>
          </table:table-cell>
          <table:table-cell office:value-type="float" office:value="38.6048695613091" calcext:value-type="float">
            <text:p>38.6048695613091</text:p>
          </table:table-cell>
        </table:table-row>
        <table:table-row table:style-name="ro1">
          <table:table-cell office:value-type="date" office:date-value="2018-01-13T16:45:00" calcext:value-type="date">
            <text:p>2018-01-13T16:45:00</text:p>
          </table:table-cell>
          <table:table-cell office:value-type="float" office:value="29" calcext:value-type="float">
            <text:p>29</text:p>
          </table:table-cell>
          <table:table-cell office:value-type="float" office:value="98.4900444499772" calcext:value-type="float">
            <text:p>98.4900444499772</text:p>
          </table:table-cell>
          <table:table-cell office:value-type="float" office:value="14759" calcext:value-type="float">
            <text:p>14759</text:p>
          </table:table-cell>
          <table:table-cell office:value-type="float" office:value="38.6" calcext:value-type="float">
            <text:p>38.6</text:p>
          </table:table-cell>
          <table:table-cell office:value-type="float" office:value="38.5884259400811" calcext:value-type="float">
            <text:p>38.5884259400811</text:p>
          </table:table-cell>
          <table:table-cell office:value-type="float" office:value="38.6067563422055" calcext:value-type="float">
            <text:p>38.6067563422055</text:p>
          </table:table-cell>
          <table:table-cell office:value-type="float" office:value="38.6002373936568" calcext:value-type="float">
            <text:p>38.6002373936568</text:p>
          </table:table-cell>
        </table:table-row>
        <table:table-row table:style-name="ro1">
          <table:table-cell office:value-type="date" office:date-value="2018-01-13T16:50:00" calcext:value-type="date">
            <text:p>2018-01-13T16:50:00</text:p>
          </table:table-cell>
          <table:table-cell office:value-type="float" office:value="30" calcext:value-type="float">
            <text:p>30</text:p>
          </table:table-cell>
          <table:table-cell office:value-type="float" office:value="98.7122646962058" calcext:value-type="float">
            <text:p>98.7122646962058</text:p>
          </table:table-cell>
          <table:table-cell office:value-type="float" office:value="14775" calcext:value-type="float">
            <text:p>14775</text:p>
          </table:table-cell>
          <table:table-cell office:value-type="float" office:value="38.6" calcext:value-type="float">
            <text:p>38.6</text:p>
          </table:table-cell>
          <table:table-cell office:value-type="float" office:value="38.578515813576" calcext:value-type="float">
            <text:p>38.578515813576</text:p>
          </table:table-cell>
          <table:table-cell office:value-type="float" office:value="38.5951262328949" calcext:value-type="float">
            <text:p>38.5951262328949</text:p>
          </table:table-cell>
          <table:table-cell office:value-type="float" office:value="38.5975387205324" calcext:value-type="float">
            <text:p>38.5975387205324</text:p>
          </table:table-cell>
        </table:table-row>
        <table:table-row table:style-name="ro1">
          <table:table-cell office:value-type="date" office:date-value="2018-01-13T16:55:00" calcext:value-type="date">
            <text:p>2018-01-13T16:55:00</text:p>
          </table:table-cell>
          <table:table-cell office:value-type="float" office:value="31" calcext:value-type="float">
            <text:p>31</text:p>
          </table:table-cell>
          <table:table-cell office:value-type="float" office:value="98.9220954622294" calcext:value-type="float">
            <text:p>98.9220954622294</text:p>
          </table:table-cell>
          <table:table-cell office:value-type="float" office:value="14791" calcext:value-type="float">
            <text:p>14791</text:p>
          </table:table-cell>
          <table:table-cell office:value-type="float" office:value="38.63" calcext:value-type="float">
            <text:p>38.63</text:p>
          </table:table-cell>
          <table:table-cell office:value-type="float" office:value="38.5757087610524" calcext:value-type="float">
            <text:p>38.5757087610524</text:p>
          </table:table-cell>
          <table:table-cell office:value-type="float" office:value="38.5900604884973" calcext:value-type="float">
            <text:p>38.5900604884973</text:p>
          </table:table-cell>
          <table:table-cell office:value-type="float" office:value="38.6008189103538" calcext:value-type="float">
            <text:p>38.6008189103538</text:p>
          </table:table-cell>
        </table:table-row>
        <table:table-row table:style-name="ro1">
          <table:table-cell office:value-type="date" office:date-value="2018-01-13T17:00:00" calcext:value-type="date">
            <text:p>2018-01-13T17:00:00</text:p>
          </table:table-cell>
          <table:table-cell office:value-type="float" office:value="32" calcext:value-type="float">
            <text:p>32</text:p>
          </table:table-cell>
          <table:table-cell office:value-type="float" office:value="99.0636358876015" calcext:value-type="float">
            <text:p>99.0636358876015</text:p>
          </table:table-cell>
          <table:table-cell office:value-type="float" office:value="14803" calcext:value-type="float">
            <text:p>14803</text:p>
          </table:table-cell>
          <table:table-cell office:value-type="float" office:value="38.63" calcext:value-type="float">
            <text:p>38.63</text:p>
          </table:table-cell>
          <table:table-cell office:value-type="float" office:value="38.5729340228558" calcext:value-type="float">
            <text:p>38.5729340228558</text:p>
          </table:table-cell>
          <table:table-cell office:value-type="float" office:value="38.5885744003493" calcext:value-type="float">
            <text:p>38.5885744003493</text:p>
          </table:table-cell>
          <table:table-cell office:value-type="float" office:value="38.5986594917371" calcext:value-type="float">
            <text:p>38.5986594917371</text:p>
          </table:table-cell>
        </table:table-row>
        <table:table-row table:style-name="ro1">
          <table:table-cell office:value-type="date" office:date-value="2018-01-13T17:05:00" calcext:value-type="date">
            <text:p>2018-01-13T17:05:00</text:p>
          </table:table-cell>
          <table:table-cell office:value-type="float" office:value="33" calcext:value-type="float">
            <text:p>33</text:p>
          </table:table-cell>
          <table:table-cell office:value-type="float" office:value="99.1795674352294" calcext:value-type="float">
            <text:p>99.1795674352294</text:p>
          </table:table-cell>
          <table:table-cell office:value-type="float" office:value="14813" calcext:value-type="float">
            <text:p>14813</text:p>
          </table:table-cell>
          <table:table-cell office:value-type="float" office:value="38.6" calcext:value-type="float">
            <text:p>38.6</text:p>
          </table:table-cell>
          <table:table-cell office:value-type="float" office:value="38.5702693240636" calcext:value-type="float">
            <text:p>38.5702693240636</text:p>
          </table:table-cell>
          <table:table-cell office:value-type="float" office:value="38.5872034929696" calcext:value-type="float">
            <text:p>38.5872034929696</text:p>
          </table:table-cell>
          <table:table-cell office:value-type="float" office:value="38.5978247339087" calcext:value-type="float">
            <text:p>38.5978247339087</text:p>
          </table:table-cell>
        </table:table-row>
        <table:table-row table:style-name="ro1">
          <table:table-cell office:value-type="date" office:date-value="2018-01-13T17:10:00" calcext:value-type="date">
            <text:p>2018-01-13T17:10:00</text:p>
          </table:table-cell>
          <table:table-cell office:value-type="float" office:value="34" calcext:value-type="float">
            <text:p>34</text:p>
          </table:table-cell>
          <table:table-cell office:value-type="float" office:value="99.245407543751" calcext:value-type="float">
            <text:p>99.245407543751</text:p>
          </table:table-cell>
          <table:table-cell office:value-type="float" office:value="14819" calcext:value-type="float">
            <text:p>14819</text:p>
          </table:table-cell>
          <table:table-cell office:value-type="float" office:value="38.59" calcext:value-type="float">
            <text:p>38.59</text:p>
          </table:table-cell>
          <table:table-cell office:value-type="float" office:value="38.5717059627842" calcext:value-type="float">
            <text:p>38.5717059627842</text:p>
          </table:table-cell>
          <table:table-cell office:value-type="float" office:value="38.5874207196177" calcext:value-type="float">
            <text:p>38.5874207196177</text:p>
          </table:table-cell>
          <table:table-cell office:value-type="float" office:value="38.5968158397584" calcext:value-type="float">
            <text:p>38.5968158397584</text:p>
          </table:table-cell>
        </table:table-row>
        <table:table-row table:style-name="ro1">
          <table:table-cell office:value-type="date" office:date-value="2018-01-13T17:15:00" calcext:value-type="date">
            <text:p>2018-01-13T17:15:00</text:p>
          </table:table-cell>
          <table:table-cell office:value-type="float" office:value="35" calcext:value-type="float">
            <text:p>35</text:p>
          </table:table-cell>
          <table:table-cell office:value-type="float" office:value="99.3524273600033" calcext:value-type="float">
            <text:p>99.3524273600033</text:p>
          </table:table-cell>
          <table:table-cell office:value-type="float" office:value="14826" calcext:value-type="float">
            <text:p>14826</text:p>
          </table:table-cell>
          <table:table-cell office:value-type="float" office:value="38.6" calcext:value-type="float">
            <text:p>38.6</text:p>
          </table:table-cell>
          <table:table-cell office:value-type="float" office:value="38.5714851261409" calcext:value-type="float">
            <text:p>38.5714851261409</text:p>
          </table:table-cell>
          <table:table-cell office:value-type="float" office:value="38.5874352438127" calcext:value-type="float">
            <text:p>38.5874352438127</text:p>
          </table:table-cell>
          <table:table-cell office:value-type="float" office:value="38.5958792740641" calcext:value-type="float">
            <text:p>38.5958792740641</text:p>
          </table:table-cell>
        </table:table-row>
        <table:table-row table:style-name="ro1">
          <table:table-cell office:value-type="date" office:date-value="2018-01-13T17:20:00" calcext:value-type="date">
            <text:p>2018-01-13T17:20:00</text:p>
          </table:table-cell>
          <table:table-cell office:value-type="float" office:value="36" calcext:value-type="float">
            <text:p>36</text:p>
          </table:table-cell>
          <table:table-cell office:value-type="float" office:value="99.5128780446357" calcext:value-type="float">
            <text:p>99.5128780446357</text:p>
          </table:table-cell>
          <table:table-cell office:value-type="float" office:value="14838" calcext:value-type="float">
            <text:p>14838</text:p>
          </table:table-cell>
          <table:table-cell office:value-type="float" office:value="38.61" calcext:value-type="float">
            <text:p>38.61</text:p>
          </table:table-cell>
          <table:table-cell office:value-type="float" office:value="38.5655210301985" calcext:value-type="float">
            <text:p>38.5655210301985</text:p>
          </table:table-cell>
          <table:table-cell office:value-type="float" office:value="38.5823087782811" calcext:value-type="float">
            <text:p>38.5823087782811</text:p>
          </table:table-cell>
          <table:table-cell office:value-type="float" office:value="38.5939108486966" calcext:value-type="float">
            <text:p>38.5939108486966</text:p>
          </table:table-cell>
        </table:table-row>
        <table:table-row table:style-name="ro1">
          <table:table-cell office:value-type="date" office:date-value="2018-01-13T17:25:00" calcext:value-type="date">
            <text:p>2018-01-13T17:25:00</text:p>
          </table:table-cell>
          <table:table-cell office:value-type="float" office:value="37" calcext:value-type="float">
            <text:p>37</text:p>
          </table:table-cell>
          <table:table-cell office:value-type="float" office:value="99.6243833664806" calcext:value-type="float">
            <text:p>99.6243833664806</text:p>
          </table:table-cell>
          <table:table-cell office:value-type="float" office:value="14846" calcext:value-type="float">
            <text:p>14846</text:p>
          </table:table-cell>
          <table:table-cell office:value-type="float" office:value="38.6" calcext:value-type="float">
            <text:p>38.6</text:p>
          </table:table-cell>
          <table:table-cell office:value-type="float" office:value="38.5614876939024" calcext:value-type="float">
            <text:p>38.5614876939024</text:p>
          </table:table-cell>
          <table:table-cell office:value-type="float" office:value="38.5777462703433" calcext:value-type="float">
            <text:p>38.5777462703433</text:p>
          </table:table-cell>
          <table:table-cell office:value-type="float" office:value="38.5940337875365" calcext:value-type="float">
            <text:p>38.5940337875365</text:p>
          </table:table-cell>
        </table:table-row>
        <table:table-row table:style-name="ro1">
          <table:table-cell office:value-type="date" office:date-value="2018-01-13T17:30:00" calcext:value-type="date">
            <text:p>2018-01-13T17:30:00</text:p>
          </table:table-cell>
          <table:table-cell office:value-type="float" office:value="38" calcext:value-type="float">
            <text:p>38</text:p>
          </table:table-cell>
          <table:table-cell office:value-type="float" office:value="99.6373656447816" calcext:value-type="float">
            <text:p>99.6373656447816</text:p>
          </table:table-cell>
          <table:table-cell office:value-type="float" office:value="14848" calcext:value-type="float">
            <text:p>14848</text:p>
          </table:table-cell>
          <table:table-cell office:value-type="float" office:value="38.6" calcext:value-type="float">
            <text:p>38.6</text:p>
          </table:table-cell>
          <table:table-cell office:value-type="float" office:value="38.5623283722247" calcext:value-type="float">
            <text:p>38.5623283722247</text:p>
          </table:table-cell>
          <table:table-cell office:value-type="float" office:value="38.5785490488733" calcext:value-type="float">
            <text:p>38.5785490488733</text:p>
          </table:table-cell>
          <table:table-cell office:value-type="float" office:value="38.5938750431945" calcext:value-type="float">
            <text:p>38.5938750431945</text:p>
          </table:table-cell>
        </table:table-row>
        <table:table-row table:style-name="ro1">
          <table:table-cell office:value-type="date" office:date-value="2018-01-13T17:35:00" calcext:value-type="date">
            <text:p>2018-01-13T17:35:00</text:p>
          </table:table-cell>
          <table:table-cell office:value-type="float" office:value="39" calcext:value-type="float">
            <text:p>39</text:p>
          </table:table-cell>
          <table:table-cell office:value-type="float" office:value="99.6991944861873" calcext:value-type="float">
            <text:p>99.6991944861873</text:p>
          </table:table-cell>
          <table:table-cell office:value-type="float" office:value="14853" calcext:value-type="float">
            <text:p>14853</text:p>
          </table:table-cell>
          <table:table-cell office:value-type="float" office:value="38.6" calcext:value-type="float">
            <text:p>38.6</text:p>
          </table:table-cell>
          <table:table-cell office:value-type="float" office:value="38.5578434974467" calcext:value-type="float">
            <text:p>38.5578434974467</text:p>
          </table:table-cell>
          <table:table-cell office:value-type="float" office:value="38.5740565706846" calcext:value-type="float">
            <text:p>38.5740565706846</text:p>
          </table:table-cell>
          <table:table-cell office:value-type="float" office:value="38.5943338758237" calcext:value-type="float">
            <text:p>38.5943338758237</text:p>
          </table:table-cell>
        </table:table-row>
        <table:table-row table:style-name="ro1">
          <table:table-cell office:value-type="date" office:date-value="2018-01-13T17:40:00" calcext:value-type="date">
            <text:p>2018-01-13T17:40:00</text:p>
          </table:table-cell>
          <table:table-cell office:value-type="float" office:value="40" calcext:value-type="float">
            <text:p>40</text:p>
          </table:table-cell>
          <table:table-cell office:value-type="float" office:value="99.7838065344134" calcext:value-type="float">
            <text:p>99.7838065344134</text:p>
          </table:table-cell>
          <table:table-cell office:value-type="float" office:value="14862" calcext:value-type="float">
            <text:p>14862</text:p>
          </table:table-cell>
          <table:table-cell office:value-type="float" office:value="38.59" calcext:value-type="float">
            <text:p>38.59</text:p>
          </table:table-cell>
          <table:table-cell office:value-type="float" office:value="38.5566439084829" calcext:value-type="float">
            <text:p>38.5566439084829</text:p>
          </table:table-cell>
          <table:table-cell office:value-type="float" office:value="38.5699417293415" calcext:value-type="float">
            <text:p>38.5699417293415</text:p>
          </table:table-cell>
          <table:table-cell office:value-type="float" office:value="38.5979865059126" calcext:value-type="float">
            <text:p>38.5979865059126</text:p>
          </table:table-cell>
        </table:table-row>
        <table:table-row table:style-name="ro1">
          <table:table-cell office:value-type="date" office:date-value="2018-01-13T17:45:00" calcext:value-type="date">
            <text:p>2018-01-13T17:45:00</text:p>
          </table:table-cell>
          <table:table-cell office:value-type="float" office:value="41" calcext:value-type="float">
            <text:p>41</text:p>
          </table:table-cell>
          <table:table-cell office:value-type="float" office:value="99.8013138381799" calcext:value-type="float">
            <text:p>99.8013138381799</text:p>
          </table:table-cell>
          <table:table-cell office:value-type="float" office:value="14864" calcext:value-type="float">
            <text:p>14864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32791501851" calcext:value-type="float">
            <text:p>38.5532791501851</text:p>
          </table:table-cell>
          <table:table-cell office:value-type="float" office:value="38.5665688933263" calcext:value-type="float">
            <text:p>38.5665688933263</text:p>
          </table:table-cell>
          <table:table-cell office:value-type="float" office:value="38.5957858826694" calcext:value-type="float">
            <text:p>38.5957858826694</text:p>
          </table:table-cell>
        </table:table-row>
        <table:table-row table:style-name="ro1">
          <table:table-cell office:value-type="date" office:date-value="2018-01-13T17:50:00" calcext:value-type="date">
            <text:p>2018-01-13T17:50:00</text:p>
          </table:table-cell>
          <table:table-cell office:value-type="float" office:value="42" calcext:value-type="float">
            <text:p>42</text:p>
          </table:table-cell>
          <table:table-cell office:value-type="float" office:value="99.8306375839921" calcext:value-type="float">
            <text:p>99.8306375839921</text:p>
          </table:table-cell>
          <table:table-cell office:value-type="float" office:value="14866" calcext:value-type="float">
            <text:p>14866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10196301129" calcext:value-type="float">
            <text:p>38.5510196301129</text:p>
          </table:table-cell>
          <table:table-cell office:value-type="float" office:value="38.5643060051259" calcext:value-type="float">
            <text:p>38.5643060051259</text:p>
          </table:table-cell>
          <table:table-cell office:value-type="float" office:value="38.5952839279096" calcext:value-type="float">
            <text:p>38.5952839279096</text:p>
          </table:table-cell>
        </table:table-row>
        <table:table-row table:style-name="ro1">
          <table:table-cell office:value-type="date" office:date-value="2018-01-13T18:05:00" calcext:value-type="date">
            <text:p>2018-01-13T18:05:00</text:p>
          </table:table-cell>
          <table:table-cell office:value-type="float" office:value="43" calcext:value-type="float">
            <text:p>43</text:p>
          </table:table-cell>
          <table:table-cell office:value-type="float" office:value="99.8523339943032" calcext:value-type="float">
            <text:p>99.8523339943032</text:p>
          </table:table-cell>
          <table:table-cell office:value-type="float" office:value="14867" calcext:value-type="float">
            <text:p>14867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06562859458" calcext:value-type="float">
            <text:p>38.5506562859458</text:p>
          </table:table-cell>
          <table:table-cell office:value-type="float" office:value="38.5632364300438" calcext:value-type="float">
            <text:p>38.5632364300438</text:p>
          </table:table-cell>
          <table:table-cell office:value-type="float" office:value="38.5948990349566" calcext:value-type="float">
            <text:p>38.5948990349566</text:p>
          </table:table-cell>
        </table:table-row>
        <table:table-row table:style-name="ro1">
          <table:table-cell office:value-type="date" office:date-value="2018-01-13T18:10:00" calcext:value-type="date">
            <text:p>2018-01-13T18:10:00</text:p>
          </table:table-cell>
          <table:table-cell office:value-type="float" office:value="44" calcext:value-type="float">
            <text:p>44</text:p>
          </table:table-cell>
          <table:table-cell office:value-type="float" office:value="99.8716394522941" calcext:value-type="float">
            <text:p>99.8716394522941</text:p>
          </table:table-cell>
          <table:table-cell office:value-type="float" office:value="14869" calcext:value-type="float">
            <text:p>14869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1720789379" calcext:value-type="float">
            <text:p>38.551720789379</text:p>
          </table:table-cell>
          <table:table-cell office:value-type="float" office:value="38.5642985032007" calcext:value-type="float">
            <text:p>38.5642985032007</text:p>
          </table:table-cell>
          <table:table-cell office:value-type="float" office:value="38.5959223200378" calcext:value-type="float">
            <text:p>38.5959223200378</text:p>
          </table:table-cell>
        </table:table-row>
        <table:table-row table:style-name="ro1">
          <table:table-cell office:value-type="date" office:date-value="2018-01-13T18:15:00" calcext:value-type="date">
            <text:p>2018-01-13T18:15:00</text:p>
          </table:table-cell>
          <table:table-cell office:value-type="float" office:value="45" calcext:value-type="float">
            <text:p>45</text:p>
          </table:table-cell>
          <table:table-cell office:value-type="float" office:value="99.897643528769" calcext:value-type="float">
            <text:p>99.897643528769</text:p>
          </table:table-cell>
          <table:table-cell office:value-type="float" office:value="14871" calcext:value-type="float">
            <text:p>14871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00900904005" calcext:value-type="float">
            <text:p>38.5500900904005</text:p>
          </table:table-cell>
          <table:table-cell office:value-type="float" office:value="38.5621976642547" calcext:value-type="float">
            <text:p>38.5621976642547</text:p>
          </table:table-cell>
          <table:table-cell office:value-type="float" office:value="38.5960747554835" calcext:value-type="float">
            <text:p>38.5960747554835</text:p>
          </table:table-cell>
        </table:table-row>
        <table:table-row table:style-name="ro1">
          <table:table-cell office:value-type="date" office:date-value="2018-01-13T18:20:00" calcext:value-type="date">
            <text:p>2018-01-13T18:20:00</text:p>
          </table:table-cell>
          <table:table-cell office:value-type="float" office:value="46" calcext:value-type="float">
            <text:p>46</text:p>
          </table:table-cell>
          <table:table-cell office:value-type="float" office:value="99.9032355908073" calcext:value-type="float">
            <text:p>99.9032355908073</text:p>
          </table:table-cell>
          <table:table-cell office:value-type="float" office:value="14872" calcext:value-type="float">
            <text:p>14872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504807710767" calcext:value-type="float">
            <text:p>38.5504807710767</text:p>
          </table:table-cell>
          <table:table-cell office:value-type="float" office:value="38.562583965927" calcext:value-type="float">
            <text:p>38.562583965927</text:p>
          </table:table-cell>
          <table:table-cell office:value-type="float" office:value="38.5965556146155" calcext:value-type="float">
            <text:p>38.5965556146155</text:p>
          </table:table-cell>
        </table:table-row>
        <table:table-row table:style-name="ro1">
          <table:table-cell office:value-type="date" office:date-value="2018-01-13T18:25:00" calcext:value-type="date">
            <text:p>2018-01-13T18:25:00</text:p>
          </table:table-cell>
          <table:table-cell office:value-type="float" office:value="47" calcext:value-type="float">
            <text:p>47</text:p>
          </table:table-cell>
          <table:table-cell office:value-type="float" office:value="99.9333892539537" calcext:value-type="float">
            <text:p>99.9333892539537</text:p>
          </table:table-cell>
          <table:table-cell office:value-type="float" office:value="14875" calcext:value-type="float">
            <text:p>14875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483218004615" calcext:value-type="float">
            <text:p>38.5483218004615</text:p>
          </table:table-cell>
          <table:table-cell office:value-type="float" office:value="38.559739875152" calcext:value-type="float">
            <text:p>38.559739875152</text:p>
          </table:table-cell>
          <table:table-cell office:value-type="float" office:value="38.5956145318545" calcext:value-type="float">
            <text:p>38.5956145318545</text:p>
          </table:table-cell>
        </table:table-row>
        <table:table-row table:style-name="ro1">
          <table:table-cell office:value-type="date" office:date-value="2018-01-13T18:30:00" calcext:value-type="date">
            <text:p>2018-01-13T18:30:00</text:p>
          </table:table-cell>
          <table:table-cell office:value-type="float" office:value="48" calcext:value-type="float">
            <text:p>48</text:p>
          </table:table-cell>
          <table:table-cell office:value-type="float" office:value="99.9368274829101" calcext:value-type="float">
            <text:p>99.9368274829101</text:p>
          </table:table-cell>
          <table:table-cell office:value-type="float" office:value="14876" calcext:value-type="float">
            <text:p>14876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48202541211" calcext:value-type="float">
            <text:p>38.548202541211</text:p>
          </table:table-cell>
          <table:table-cell office:value-type="float" office:value="38.5596177571069" calcext:value-type="float">
            <text:p>38.5596177571069</text:p>
          </table:table-cell>
          <table:table-cell office:value-type="float" office:value="38.595772842524" calcext:value-type="float">
            <text:p>38.595772842524</text:p>
          </table:table-cell>
        </table:table-row>
        <table:table-row table:style-name="ro1">
          <table:table-cell office:value-type="date" office:date-value="2018-01-13T18:35:00" calcext:value-type="date">
            <text:p>2018-01-13T18:35:00</text:p>
          </table:table-cell>
          <table:table-cell office:value-type="float" office:value="49" calcext:value-type="float">
            <text:p>49</text:p>
          </table:table-cell>
          <table:table-cell office:value-type="float" office:value="99.9442374591093" calcext:value-type="float">
            <text:p>99.9442374591093</text:p>
          </table:table-cell>
          <table:table-cell office:value-type="float" office:value="14877" calcext:value-type="float">
            <text:p>14877</text:p>
          </table:table-cell>
          <table:table-cell office:value-type="float" office:value="38.58" calcext:value-type="float">
            <text:p>38.58</text:p>
          </table:table-cell>
          <table:table-cell office:value-type="float" office:value="38.5486207064826" calcext:value-type="float">
            <text:p>38.5486207064826</text:p>
          </table:table-cell>
          <table:table-cell office:value-type="float" office:value="38.5598177761056" calcext:value-type="float">
            <text:p>38.5598177761056</text:p>
          </table:table-cell>
          <table:table-cell office:value-type="float" office:value="38.5963628113264" calcext:value-type="float">
            <text:p>38.5963628113264</text:p>
          </table:table-cell>
        </table:table-row>
        <table:table-row table:style-name="ro1">
          <table:table-cell office:value-type="date" office:date-value="2018-01-13T18:40:00" calcext:value-type="date">
            <text:p>2018-01-13T18:40:00</text:p>
          </table:table-cell>
          <table:table-cell office:value-type="float" office:value="50" calcext:value-type="float">
            <text:p>50</text:p>
          </table:table-cell>
          <table:table-cell office:value-type="float" office:value="99.9529120712464" calcext:value-type="float">
            <text:p>99.9529120712464</text:p>
          </table:table-cell>
          <table:table-cell office:value-type="float" office:value="14878" calcext:value-type="float">
            <text:p>14878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48439850584" calcext:value-type="float">
            <text:p>38.548439850584</text:p>
          </table:table-cell>
          <table:table-cell office:value-type="float" office:value="38.5595489544086" calcext:value-type="float">
            <text:p>38.5595489544086</text:p>
          </table:table-cell>
          <table:table-cell office:value-type="float" office:value="38.5956401784525" calcext:value-type="float">
            <text:p>38.5956401784525</text:p>
          </table:table-cell>
        </table:table-row>
        <table:table-row table:style-name="ro1">
          <table:table-cell office:value-type="date" office:date-value="2018-01-13T19:00:00" calcext:value-type="date">
            <text:p>2018-01-13T19:00:00</text:p>
          </table:table-cell>
          <table:table-cell office:value-type="float" office:value="51" calcext:value-type="float">
            <text:p>51</text:p>
          </table:table-cell>
          <table:table-cell office:value-type="float" office:value="99.9565874194412" calcext:value-type="float">
            <text:p>99.9565874194412</text:p>
          </table:table-cell>
          <table:table-cell office:value-type="float" office:value="14879" calcext:value-type="float">
            <text:p>14879</text:p>
          </table:table-cell>
          <table:table-cell office:value-type="float" office:value="38.58" calcext:value-type="float">
            <text:p>38.58</text:p>
          </table:table-cell>
          <table:table-cell office:value-type="float" office:value="38.5486938218719" calcext:value-type="float">
            <text:p>38.5486938218719</text:p>
          </table:table-cell>
          <table:table-cell office:value-type="float" office:value="38.5599043979101" calcext:value-type="float">
            <text:p>38.5599043979101</text:p>
          </table:table-cell>
          <table:table-cell office:value-type="float" office:value="38.5956645593588" calcext:value-type="float">
            <text:p>38.5956645593588</text:p>
          </table:table-cell>
        </table:table-row>
        <table:table-row table:style-name="ro1">
          <table:table-cell office:value-type="date" office:date-value="2018-01-13T19:15:00" calcext:value-type="date">
            <text:p>2018-01-13T19:15:00</text:p>
          </table:table-cell>
          <table:table-cell office:value-type="float" office:value="52" calcext:value-type="float">
            <text:p>52</text:p>
          </table:table-cell>
          <table:table-cell office:value-type="float" office:value="99.9741737629539" calcext:value-type="float">
            <text:p>99.9741737629539</text:p>
          </table:table-cell>
          <table:table-cell office:value-type="float" office:value="14880" calcext:value-type="float">
            <text:p>14880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453107205134" calcext:value-type="float">
            <text:p>38.5453107205134</text:p>
          </table:table-cell>
          <table:table-cell office:value-type="float" office:value="38.5556418803401" calcext:value-type="float">
            <text:p>38.5556418803401</text:p>
          </table:table-cell>
          <table:table-cell office:value-type="float" office:value="38.595195361781" calcext:value-type="float">
            <text:p>38.595195361781</text:p>
          </table:table-cell>
        </table:table-row>
        <table:table-row table:style-name="ro1">
          <table:table-cell office:value-type="date" office:date-value="2018-01-13T20:00:00" calcext:value-type="date">
            <text:p>2018-01-13T20:00:00</text:p>
          </table:table-cell>
          <table:table-cell office:value-type="float" office:value="53" calcext:value-type="float">
            <text:p>53</text:p>
          </table:table-cell>
          <table:table-cell office:value-type="float" office:value="99.9999604801269" calcext:value-type="float">
            <text:p>99.9999604801269</text:p>
          </table:table-cell>
          <table:table-cell office:value-type="float" office:value="14882" calcext:value-type="float">
            <text:p>14882</text:p>
          </table:table-cell>
          <table:table-cell office:value-type="float" office:value="38.57" calcext:value-type="float">
            <text:p>38.57</text:p>
          </table:table-cell>
          <table:table-cell office:value-type="float" office:value="38.5454802082934" calcext:value-type="float">
            <text:p>38.5454802082934</text:p>
          </table:table-cell>
          <table:table-cell office:value-type="float" office:value="38.555457740321" calcext:value-type="float">
            <text:p>38.555457740321</text:p>
          </table:table-cell>
          <table:table-cell office:value-type="float" office:value="38.5952112012821" calcext:value-type="float">
            <text:p>38.5952112012821</text:p>
          </table:table-cell>
        </table:table-row>
      </table:table>
      <table:table table:name="drahoš" table:style-name="ta1">
        <table:shapes>
          <draw:frame draw:z-index="0" draw:style-name="gr1" draw:text-style-name="P1" svg:width="10.7858in" svg:height="7.9315in" svg:x="5.8969in" svg:y="0.0417in">
            <draw:object draw:notify-on-update-of-ranges="drahoš.B1:drahoš.B1 drahoš.B2:drahoš.B54 drahoš.E1:drahoš.E1 drahoš.E2:drahoš.E54 drahoš.B1:drahoš.B1 drahoš.B2:drahoš.B54 drahoš.F1:drahoš.F1 drahoš.F2:drahoš.F54 drahoš.B1:drahoš.B1 drahoš.B2:drahoš.B54 drahoš.G1:drahoš.G1 drahoš.G2:drahoš.G54 drahoš.B1:drahoš.B1 drahoš.B2:drahoš.B54 drahoš.H1:drahoš.H1 drahoš.H2:drahoš.H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number-columns-repeated="4" table:default-cell-style-name="Default"/>
        <table:table-column table:style-name="co6" table:default-cell-style-name="ce2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unted</text:p>
          </table:table-cell>
          <table:table-cell table:number-columns-repeated="2" office:value-type="string" calcext:value-type="string">
            <text:p>counted_ps</text:p>
          </table:table-cell>
          <table:table-cell table:style-name="Default" office:value-type="string" calcext:value-type="string">
            <text:p>paq</text:p>
          </table:table-cell>
          <table:table-cell office:value-type="string" calcext:value-type="string">
            <text:p>group5</text:p>
          </table:table-cell>
          <table:table-cell office:value-type="string" calcext:value-type="string">
            <text:p>group9</text:p>
          </table:table-cell>
          <table:table-cell office:value-type="string" calcext:value-type="string">
            <text:p>clos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68157059879524" calcext:value-type="float">
            <text:p>0.01681570598795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.03" calcext:value-type="float">
            <text:p>26.03</text:p>
          </table:table-cell>
          <table:table-cell office:value-type="float" office:value="28.9558375933493" calcext:value-type="float">
            <text:p>28.9558375933493</text:p>
          </table:table-cell>
          <table:table-cell/>
          <table:table-cell office:value-type="float" office:value="25.7062327784108" calcext:value-type="float">
            <text:p>25.7062327784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8961328816212" calcext:value-type="float">
            <text:p>0.208961328816212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26.58" calcext:value-type="float">
            <text:p>26.58</text:p>
          </table:table-cell>
          <table:table-cell office:value-type="float" office:value="25.7906562033429" calcext:value-type="float">
            <text:p>25.7906562033429</text:p>
          </table:table-cell>
          <table:table-cell office:value-type="float" office:value="25.6104512647659" calcext:value-type="float">
            <text:p>25.6104512647659</text:p>
          </table:table-cell>
          <table:table-cell office:value-type="float" office:value="26.3474875445198" calcext:value-type="float">
            <text:p>26.34748754451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9167256994771" calcext:value-type="float">
            <text:p>1.39167256994771</text:p>
          </table:table-cell>
          <table:table-cell table:number-columns-repeated="2" office:value-type="float" office:value="686" calcext:value-type="float">
            <text:p>686</text:p>
          </table:table-cell>
          <table:table-cell office:value-type="float" office:value="26.85" calcext:value-type="float">
            <text:p>26.85</text:p>
          </table:table-cell>
          <table:table-cell office:value-type="float" office:value="25.4145074371081" calcext:value-type="float">
            <text:p>25.4145074371081</text:p>
          </table:table-cell>
          <table:table-cell office:value-type="float" office:value="25.5536513576202" calcext:value-type="float">
            <text:p>25.5536513576202</text:p>
          </table:table-cell>
          <table:table-cell office:value-type="float" office:value="26.7214419655167" calcext:value-type="float">
            <text:p>26.72144196551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7536795471813" calcext:value-type="float">
            <text:p>3.67536795471813</text:p>
          </table:table-cell>
          <table:table-cell table:number-columns-repeated="2" office:value-type="float" office:value="1461" calcext:value-type="float">
            <text:p>1461</text:p>
          </table:table-cell>
          <table:table-cell office:value-type="float" office:value="26.84" calcext:value-type="float">
            <text:p>26.84</text:p>
          </table:table-cell>
          <table:table-cell office:value-type="float" office:value="25.6595319447287" calcext:value-type="float">
            <text:p>25.6595319447287</text:p>
          </table:table-cell>
          <table:table-cell office:value-type="float" office:value="25.8595278446083" calcext:value-type="float">
            <text:p>25.8595278446083</text:p>
          </table:table-cell>
          <table:table-cell office:value-type="float" office:value="26.6004617792145" calcext:value-type="float">
            <text:p>26.60046177921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79190514440068" calcext:value-type="float">
            <text:p>6.79190514440068</text:p>
          </table:table-cell>
          <table:table-cell table:number-columns-repeated="2" office:value-type="float" office:value="2333" calcext:value-type="float">
            <text:p>2333</text:p>
          </table:table-cell>
          <table:table-cell office:value-type="float" office:value="26.4" calcext:value-type="float">
            <text:p>26.4</text:p>
          </table:table-cell>
          <table:table-cell office:value-type="float" office:value="25.4062362612956" calcext:value-type="float">
            <text:p>25.4062362612956</text:p>
          </table:table-cell>
          <table:table-cell office:value-type="float" office:value="25.5755494156601" calcext:value-type="float">
            <text:p>25.5755494156601</text:p>
          </table:table-cell>
          <table:table-cell office:value-type="float" office:value="26.3392187425127" calcext:value-type="float">
            <text:p>26.33921874251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9817625665786" calcext:value-type="float">
            <text:p>10.9817625665786</text:p>
          </table:table-cell>
          <table:table-cell table:number-columns-repeated="2" office:value-type="float" office:value="3348" calcext:value-type="float">
            <text:p>3348</text:p>
          </table:table-cell>
          <table:table-cell office:value-type="float" office:value="26.52" calcext:value-type="float">
            <text:p>26.52</text:p>
          </table:table-cell>
          <table:table-cell office:value-type="float" office:value="25.7692170546254" calcext:value-type="float">
            <text:p>25.7692170546254</text:p>
          </table:table-cell>
          <table:table-cell office:value-type="float" office:value="25.9046611050234" calcext:value-type="float">
            <text:p>25.9046611050234</text:p>
          </table:table-cell>
          <table:table-cell office:value-type="float" office:value="26.5477039197153" calcext:value-type="float">
            <text:p>26.54770391971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234151295906" calcext:value-type="float">
            <text:p>16.234151295906</text:p>
          </table:table-cell>
          <table:table-cell table:number-columns-repeated="2" office:value-type="float" office:value="4396" calcext:value-type="float">
            <text:p>4396</text:p>
          </table:table-cell>
          <table:table-cell office:value-type="float" office:value="26.57" calcext:value-type="float">
            <text:p>26.57</text:p>
          </table:table-cell>
          <table:table-cell office:value-type="float" office:value="25.9675320773097" calcext:value-type="float">
            <text:p>25.9675320773097</text:p>
          </table:table-cell>
          <table:table-cell office:value-type="float" office:value="26.049156302172" calcext:value-type="float">
            <text:p>26.049156302172</text:p>
          </table:table-cell>
          <table:table-cell office:value-type="float" office:value="26.4975968444405" calcext:value-type="float">
            <text:p>26.49759684444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2385636897334" calcext:value-type="float">
            <text:p>22.2385636897334</text:p>
          </table:table-cell>
          <table:table-cell table:number-columns-repeated="2" office:value-type="float" office:value="5479" calcext:value-type="float">
            <text:p>5479</text:p>
          </table:table-cell>
          <table:table-cell office:value-type="float" office:value="26.41" calcext:value-type="float">
            <text:p>26.41</text:p>
          </table:table-cell>
          <table:table-cell office:value-type="float" office:value="25.9629402142123" calcext:value-type="float">
            <text:p>25.9629402142123</text:p>
          </table:table-cell>
          <table:table-cell office:value-type="float" office:value="26.0542451033009" calcext:value-type="float">
            <text:p>26.0542451033009</text:p>
          </table:table-cell>
          <table:table-cell office:value-type="float" office:value="26.5130952203975" calcext:value-type="float">
            <text:p>26.51309522039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7523674873956" calcext:value-type="float">
            <text:p>28.7523674873956</text:p>
          </table:table-cell>
          <table:table-cell table:number-columns-repeated="2" office:value-type="float" office:value="6595" calcext:value-type="float">
            <text:p>6595</text:p>
          </table:table-cell>
          <table:table-cell office:value-type="float" office:value="26.42" calcext:value-type="float">
            <text:p>26.42</text:p>
          </table:table-cell>
          <table:table-cell office:value-type="float" office:value="25.9824057413608" calcext:value-type="float">
            <text:p>25.9824057413608</text:p>
          </table:table-cell>
          <table:table-cell office:value-type="float" office:value="26.0752503102781" calcext:value-type="float">
            <text:p>26.0752503102781</text:p>
          </table:table-cell>
          <table:table-cell office:value-type="float" office:value="26.4972956825912" calcext:value-type="float">
            <text:p>26.4972956825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.6818808297988" calcext:value-type="float">
            <text:p>35.6818808297988</text:p>
          </table:table-cell>
          <table:table-cell table:number-columns-repeated="2" office:value-type="float" office:value="7657" calcext:value-type="float">
            <text:p>7657</text:p>
          </table:table-cell>
          <table:table-cell office:value-type="float" office:value="26.44" calcext:value-type="float">
            <text:p>26.44</text:p>
          </table:table-cell>
          <table:table-cell office:value-type="float" office:value="26.0604369936537" calcext:value-type="float">
            <text:p>26.0604369936537</text:p>
          </table:table-cell>
          <table:table-cell office:value-type="float" office:value="26.1361582007226" calcext:value-type="float">
            <text:p>26.1361582007226</text:p>
          </table:table-cell>
          <table:table-cell office:value-type="float" office:value="26.5495184477502" calcext:value-type="float">
            <text:p>26.54951844775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.1649490341837" calcext:value-type="float">
            <text:p>43.1649490341837</text:p>
          </table:table-cell>
          <table:table-cell table:number-columns-repeated="2" office:value-type="float" office:value="8699" calcext:value-type="float">
            <text:p>8699</text:p>
          </table:table-cell>
          <table:table-cell office:value-type="float" office:value="26.6" calcext:value-type="float">
            <text:p>26.6</text:p>
          </table:table-cell>
          <table:table-cell office:value-type="float" office:value="26.1400181547584" calcext:value-type="float">
            <text:p>26.1400181547584</text:p>
          </table:table-cell>
          <table:table-cell office:value-type="float" office:value="26.204562108312" calcext:value-type="float">
            <text:p>26.204562108312</text:p>
          </table:table-cell>
          <table:table-cell office:value-type="float" office:value="26.5800828129141" calcext:value-type="float">
            <text:p>26.58008281291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.3115450393173" calcext:value-type="float">
            <text:p>50.3115450393173</text:p>
          </table:table-cell>
          <table:table-cell table:number-columns-repeated="2" office:value-type="float" office:value="9641" calcext:value-type="float">
            <text:p>9641</text:p>
          </table:table-cell>
          <table:table-cell office:value-type="float" office:value="26.51" calcext:value-type="float">
            <text:p>26.51</text:p>
          </table:table-cell>
          <table:table-cell office:value-type="float" office:value="26.1689417808923" calcext:value-type="float">
            <text:p>26.1689417808923</text:p>
          </table:table-cell>
          <table:table-cell office:value-type="float" office:value="26.2167212264889" calcext:value-type="float">
            <text:p>26.2167212264889</text:p>
          </table:table-cell>
          <table:table-cell office:value-type="float" office:value="26.5712987037428" calcext:value-type="float">
            <text:p>26.57129870374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.2046803385667" calcext:value-type="float">
            <text:p>57.2046803385667</text:p>
          </table:table-cell>
          <table:table-cell table:number-columns-repeated="2" office:value-type="float" office:value="10496" calcext:value-type="float">
            <text:p>10496</text:p>
          </table:table-cell>
          <table:table-cell office:value-type="float" office:value="26.7" calcext:value-type="float">
            <text:p>26.7</text:p>
          </table:table-cell>
          <table:table-cell office:value-type="float" office:value="26.2142101064268" calcext:value-type="float">
            <text:p>26.2142101064268</text:p>
          </table:table-cell>
          <table:table-cell office:value-type="float" office:value="26.2470915006977" calcext:value-type="float">
            <text:p>26.2470915006977</text:p>
          </table:table-cell>
          <table:table-cell office:value-type="float" office:value="26.5711124238085" calcext:value-type="float">
            <text:p>26.57111242380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.9134751899177" calcext:value-type="float">
            <text:p>63.9134751899177</text:p>
          </table:table-cell>
          <table:table-cell table:number-columns-repeated="2" office:value-type="float" office:value="11268" calcext:value-type="float">
            <text:p>11268</text:p>
          </table:table-cell>
          <table:table-cell office:value-type="float" office:value="26.8" calcext:value-type="float">
            <text:p>26.8</text:p>
          </table:table-cell>
          <table:table-cell office:value-type="float" office:value="26.2661114236961" calcext:value-type="float">
            <text:p>26.2661114236961</text:p>
          </table:table-cell>
          <table:table-cell office:value-type="float" office:value="26.2799358337137" calcext:value-type="float">
            <text:p>26.2799358337137</text:p>
          </table:table-cell>
          <table:table-cell office:value-type="float" office:value="26.569517796438" calcext:value-type="float">
            <text:p>26.5695177964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.0189991789746" calcext:value-type="float">
            <text:p>70.0189991789746</text:p>
          </table:table-cell>
          <table:table-cell table:number-columns-repeated="2" office:value-type="float" office:value="11938" calcext:value-type="float">
            <text:p>11938</text:p>
          </table:table-cell>
          <table:table-cell office:value-type="float" office:value="27.12" calcext:value-type="float">
            <text:p>27.12</text:p>
          </table:table-cell>
          <table:table-cell office:value-type="float" office:value="26.3100381489186" calcext:value-type="float">
            <text:p>26.3100381489186</text:p>
          </table:table-cell>
          <table:table-cell office:value-type="float" office:value="26.3143477500154" calcext:value-type="float">
            <text:p>26.3143477500154</text:p>
          </table:table-cell>
          <table:table-cell office:value-type="float" office:value="26.574987342242" calcext:value-type="float">
            <text:p>26.5749873422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.7226347108973" calcext:value-type="float">
            <text:p>74.7226347108973</text:p>
          </table:table-cell>
          <table:table-cell table:number-columns-repeated="2" office:value-type="float" office:value="12442" calcext:value-type="float">
            <text:p>12442</text:p>
          </table:table-cell>
          <table:table-cell office:value-type="float" office:value="27.16" calcext:value-type="float">
            <text:p>27.16</text:p>
          </table:table-cell>
          <table:table-cell office:value-type="float" office:value="26.3501035565227" calcext:value-type="float">
            <text:p>26.3501035565227</text:p>
          </table:table-cell>
          <table:table-cell office:value-type="float" office:value="26.3478887594688" calcext:value-type="float">
            <text:p>26.3478887594688</text:p>
          </table:table-cell>
          <table:table-cell office:value-type="float" office:value="26.5642802965873" calcext:value-type="float">
            <text:p>26.56428029658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.6880785338917" calcext:value-type="float">
            <text:p>78.6880785338917</text:p>
          </table:table-cell>
          <table:table-cell table:number-columns-repeated="2" office:value-type="float" office:value="12873" calcext:value-type="float">
            <text:p>12873</text:p>
          </table:table-cell>
          <table:table-cell office:value-type="float" office:value="27.22" calcext:value-type="float">
            <text:p>27.22</text:p>
          </table:table-cell>
          <table:table-cell office:value-type="float" office:value="26.3895486419278" calcext:value-type="float">
            <text:p>26.3895486419278</text:p>
          </table:table-cell>
          <table:table-cell office:value-type="float" office:value="26.385688253855" calcext:value-type="float">
            <text:p>26.385688253855</text:p>
          </table:table-cell>
          <table:table-cell office:value-type="float" office:value="26.573917990554" calcext:value-type="float">
            <text:p>26.5739179905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.3288073198709" calcext:value-type="float">
            <text:p>82.3288073198709</text:p>
          </table:table-cell>
          <table:table-cell table:number-columns-repeated="2" office:value-type="float" office:value="13232" calcext:value-type="float">
            <text:p>13232</text:p>
          </table:table-cell>
          <table:table-cell office:value-type="float" office:value="27.1" calcext:value-type="float">
            <text:p>27.1</text:p>
          </table:table-cell>
          <table:table-cell office:value-type="float" office:value="26.4159515673723" calcext:value-type="float">
            <text:p>26.4159515673723</text:p>
          </table:table-cell>
          <table:table-cell office:value-type="float" office:value="26.4132745174262" calcext:value-type="float">
            <text:p>26.4132745174262</text:p>
          </table:table-cell>
          <table:table-cell office:value-type="float" office:value="26.5772461148407" calcext:value-type="float">
            <text:p>26.57724611484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5.5192466721797" calcext:value-type="float">
            <text:p>85.5192466721797</text:p>
          </table:table-cell>
          <table:table-cell table:number-columns-repeated="2" office:value-type="float" office:value="13557" calcext:value-type="float">
            <text:p>13557</text:p>
          </table:table-cell>
          <table:table-cell office:value-type="float" office:value="27.1" calcext:value-type="float">
            <text:p>27.1</text:p>
          </table:table-cell>
          <table:table-cell office:value-type="float" office:value="26.4457710459426" calcext:value-type="float">
            <text:p>26.4457710459426</text:p>
          </table:table-cell>
          <table:table-cell office:value-type="float" office:value="26.4429791957847" calcext:value-type="float">
            <text:p>26.4429791957847</text:p>
          </table:table-cell>
          <table:table-cell office:value-type="float" office:value="26.5761379138806" calcext:value-type="float">
            <text:p>26.5761379138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8.0799368472428" calcext:value-type="float">
            <text:p>88.0799368472428</text:p>
          </table:table-cell>
          <table:table-cell table:number-columns-repeated="2" office:value-type="float" office:value="13802" calcext:value-type="float">
            <text:p>13802</text:p>
          </table:table-cell>
          <table:table-cell office:value-type="float" office:value="27.04" calcext:value-type="float">
            <text:p>27.04</text:p>
          </table:table-cell>
          <table:table-cell office:value-type="float" office:value="26.4662368049746" calcext:value-type="float">
            <text:p>26.4662368049746</text:p>
          </table:table-cell>
          <table:table-cell office:value-type="float" office:value="26.4595204011966" calcext:value-type="float">
            <text:p>26.4595204011966</text:p>
          </table:table-cell>
          <table:table-cell office:value-type="float" office:value="26.5691853635488" calcext:value-type="float">
            <text:p>26.56918536354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.2487084411485" calcext:value-type="float">
            <text:p>90.2487084411485</text:p>
          </table:table-cell>
          <table:table-cell table:number-columns-repeated="2" office:value-type="float" office:value="14002" calcext:value-type="float">
            <text:p>14002</text:p>
          </table:table-cell>
          <table:table-cell office:value-type="float" office:value="27.01" calcext:value-type="float">
            <text:p>27.01</text:p>
          </table:table-cell>
          <table:table-cell office:value-type="float" office:value="26.4885314848558" calcext:value-type="float">
            <text:p>26.4885314848558</text:p>
          </table:table-cell>
          <table:table-cell office:value-type="float" office:value="26.4842645439569" calcext:value-type="float">
            <text:p>26.4842645439569</text:p>
          </table:table-cell>
          <table:table-cell office:value-type="float" office:value="26.5669893287619" calcext:value-type="float">
            <text:p>26.56698932876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.140840923619" calcext:value-type="float">
            <text:p>92.140840923619</text:p>
          </table:table-cell>
          <table:table-cell table:number-columns-repeated="2" office:value-type="float" office:value="14178" calcext:value-type="float">
            <text:p>14178</text:p>
          </table:table-cell>
          <table:table-cell office:value-type="float" office:value="27" calcext:value-type="float">
            <text:p>27</text:p>
          </table:table-cell>
          <table:table-cell office:value-type="float" office:value="26.5079981035918" calcext:value-type="float">
            <text:p>26.5079981035918</text:p>
          </table:table-cell>
          <table:table-cell office:value-type="float" office:value="26.5025690720943" calcext:value-type="float">
            <text:p>26.5025690720943</text:p>
          </table:table-cell>
          <table:table-cell office:value-type="float" office:value="26.5737199424513" calcext:value-type="float">
            <text:p>26.57371994245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.7552870180181" calcext:value-type="float">
            <text:p>93.7552870180181</text:p>
          </table:table-cell>
          <table:table-cell table:number-columns-repeated="2" office:value-type="float" office:value="14320" calcext:value-type="float">
            <text:p>14320</text:p>
          </table:table-cell>
          <table:table-cell office:value-type="float" office:value="26.94" calcext:value-type="float">
            <text:p>26.94</text:p>
          </table:table-cell>
          <table:table-cell office:value-type="float" office:value="26.5264792758536" calcext:value-type="float">
            <text:p>26.5264792758536</text:p>
          </table:table-cell>
          <table:table-cell office:value-type="float" office:value="26.5242079068772" calcext:value-type="float">
            <text:p>26.5242079068772</text:p>
          </table:table-cell>
          <table:table-cell office:value-type="float" office:value="26.5719513564377" calcext:value-type="float">
            <text:p>26.57195135643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.2181743992238" calcext:value-type="float">
            <text:p>95.2181743992238</text:p>
          </table:table-cell>
          <table:table-cell table:number-columns-repeated="2" office:value-type="float" office:value="14478" calcext:value-type="float">
            <text:p>14478</text:p>
          </table:table-cell>
          <table:table-cell office:value-type="float" office:value="26.87" calcext:value-type="float">
            <text:p>26.87</text:p>
          </table:table-cell>
          <table:table-cell office:value-type="float" office:value="26.5276301541499" calcext:value-type="float">
            <text:p>26.5276301541499</text:p>
          </table:table-cell>
          <table:table-cell office:value-type="float" office:value="26.5232779416107" calcext:value-type="float">
            <text:p>26.5232779416107</text:p>
          </table:table-cell>
          <table:table-cell office:value-type="float" office:value="26.5687870340567" calcext:value-type="float">
            <text:p>26.56878703405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6.3407759134278" calcext:value-type="float">
            <text:p>96.3407759134278</text:p>
          </table:table-cell>
          <table:table-cell table:number-columns-repeated="2" office:value-type="float" office:value="14582" calcext:value-type="float">
            <text:p>14582</text:p>
          </table:table-cell>
          <table:table-cell office:value-type="float" office:value="26.85" calcext:value-type="float">
            <text:p>26.85</text:p>
          </table:table-cell>
          <table:table-cell office:value-type="float" office:value="26.554782404716" calcext:value-type="float">
            <text:p>26.554782404716</text:p>
          </table:table-cell>
          <table:table-cell office:value-type="float" office:value="26.5470623289693" calcext:value-type="float">
            <text:p>26.5470623289693</text:p>
          </table:table-cell>
          <table:table-cell office:value-type="float" office:value="26.5761694644414" calcext:value-type="float">
            <text:p>26.57616946444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.1856712796238" calcext:value-type="float">
            <text:p>97.1856712796238</text:p>
          </table:table-cell>
          <table:table-cell table:number-columns-repeated="2" office:value-type="float" office:value="14652" calcext:value-type="float">
            <text:p>14652</text:p>
          </table:table-cell>
          <table:table-cell office:value-type="float" office:value="26.8" calcext:value-type="float">
            <text:p>26.8</text:p>
          </table:table-cell>
          <table:table-cell office:value-type="float" office:value="26.5679092066514" calcext:value-type="float">
            <text:p>26.5679092066514</text:p>
          </table:table-cell>
          <table:table-cell office:value-type="float" office:value="26.55875509943" calcext:value-type="float">
            <text:p>26.55875509943</text:p>
          </table:table-cell>
          <table:table-cell office:value-type="float" office:value="26.579461618464" calcext:value-type="float">
            <text:p>26.5794616184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7.7109101525566" calcext:value-type="float">
            <text:p>97.7109101525566</text:p>
          </table:table-cell>
          <table:table-cell table:number-columns-repeated="2" office:value-type="float" office:value="14697" calcext:value-type="float">
            <text:p>14697</text:p>
          </table:table-cell>
          <table:table-cell office:value-type="float" office:value="26.7" calcext:value-type="float">
            <text:p>26.7</text:p>
          </table:table-cell>
          <table:table-cell office:value-type="float" office:value="26.5762590721464" calcext:value-type="float">
            <text:p>26.5762590721464</text:p>
          </table:table-cell>
          <table:table-cell office:value-type="float" office:value="26.5689262713326" calcext:value-type="float">
            <text:p>26.5689262713326</text:p>
          </table:table-cell>
          <table:table-cell office:value-type="float" office:value="26.5815231357884" calcext:value-type="float">
            <text:p>26.58152313578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.1635114988011" calcext:value-type="float">
            <text:p>98.1635114988011</text:p>
          </table:table-cell>
          <table:table-cell table:number-columns-repeated="2" office:value-type="float" office:value="14732" calcext:value-type="float">
            <text:p>14732</text:p>
          </table:table-cell>
          <table:table-cell office:value-type="float" office:value="26.69" calcext:value-type="float">
            <text:p>26.69</text:p>
          </table:table-cell>
          <table:table-cell office:value-type="float" office:value="26.5849938068093" calcext:value-type="float">
            <text:p>26.5849938068093</text:p>
          </table:table-cell>
          <table:table-cell office:value-type="float" office:value="26.5745044001641" calcext:value-type="float">
            <text:p>26.5745044001641</text:p>
          </table:table-cell>
          <table:table-cell office:value-type="float" office:value="26.5869020077865" calcext:value-type="float">
            <text:p>26.58690200778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8.4900444499772" calcext:value-type="float">
            <text:p>98.4900444499772</text:p>
          </table:table-cell>
          <table:table-cell table:number-columns-repeated="2" office:value-type="float" office:value="14759" calcext:value-type="float">
            <text:p>14759</text:p>
          </table:table-cell>
          <table:table-cell office:value-type="float" office:value="26.68" calcext:value-type="float">
            <text:p>26.68</text:p>
          </table:table-cell>
          <table:table-cell office:value-type="float" office:value="26.5898884509328" calcext:value-type="float">
            <text:p>26.5898884509328</text:p>
          </table:table-cell>
          <table:table-cell office:value-type="float" office:value="26.581138986058" calcext:value-type="float">
            <text:p>26.581138986058</text:p>
          </table:table-cell>
          <table:table-cell office:value-type="float" office:value="26.5848630664088" calcext:value-type="float">
            <text:p>26.58486306640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.7122646962058" calcext:value-type="float">
            <text:p>98.7122646962058</text:p>
          </table:table-cell>
          <table:table-cell table:number-columns-repeated="2" office:value-type="float" office:value="14775" calcext:value-type="float">
            <text:p>14775</text:p>
          </table:table-cell>
          <table:table-cell office:value-type="float" office:value="26.65" calcext:value-type="float">
            <text:p>26.65</text:p>
          </table:table-cell>
          <table:table-cell office:value-type="float" office:value="26.5980213403826" calcext:value-type="float">
            <text:p>26.5980213403826</text:p>
          </table:table-cell>
          <table:table-cell office:value-type="float" office:value="26.5901201871233" calcext:value-type="float">
            <text:p>26.5901201871233</text:p>
          </table:table-cell>
          <table:table-cell office:value-type="float" office:value="26.5892933696557" calcext:value-type="float">
            <text:p>26.58929336965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8.9220954622294" calcext:value-type="float">
            <text:p>98.9220954622294</text:p>
          </table:table-cell>
          <table:table-cell table:number-columns-repeated="2" office:value-type="float" office:value="14791" calcext:value-type="float">
            <text:p>14791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04439391393" calcext:value-type="float">
            <text:p>26.6004439391393</text:p>
          </table:table-cell>
          <table:table-cell office:value-type="float" office:value="26.5935525686408" calcext:value-type="float">
            <text:p>26.5935525686408</text:p>
          </table:table-cell>
          <table:table-cell office:value-type="float" office:value="26.5875863258183" calcext:value-type="float">
            <text:p>26.58758632581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.0636358876015" calcext:value-type="float">
            <text:p>99.0636358876015</text:p>
          </table:table-cell>
          <table:table-cell table:number-columns-repeated="2" office:value-type="float" office:value="14803" calcext:value-type="float">
            <text:p>14803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2424691207" calcext:value-type="float">
            <text:p>26.602424691207</text:p>
          </table:table-cell>
          <table:table-cell office:value-type="float" office:value="26.5948786965659" calcext:value-type="float">
            <text:p>26.5948786965659</text:p>
          </table:table-cell>
          <table:table-cell office:value-type="float" office:value="26.5898854231101" calcext:value-type="float">
            <text:p>26.58988542311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1795674352294" calcext:value-type="float">
            <text:p>99.1795674352294</text:p>
          </table:table-cell>
          <table:table-cell table:number-columns-repeated="2" office:value-type="float" office:value="14813" calcext:value-type="float">
            <text:p>14813</text:p>
          </table:table-cell>
          <table:table-cell office:value-type="float" office:value="26.57" calcext:value-type="float">
            <text:p>26.57</text:p>
          </table:table-cell>
          <table:table-cell office:value-type="float" office:value="26.604977226681" calcext:value-type="float">
            <text:p>26.604977226681</text:p>
          </table:table-cell>
          <table:table-cell office:value-type="float" office:value="26.5969725542088" calcext:value-type="float">
            <text:p>26.5969725542088</text:p>
          </table:table-cell>
          <table:table-cell office:value-type="float" office:value="26.5909014835742" calcext:value-type="float">
            <text:p>26.59090148357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245407543751" calcext:value-type="float">
            <text:p>99.245407543751</text:p>
          </table:table-cell>
          <table:table-cell table:number-columns-repeated="2" office:value-type="float" office:value="14819" calcext:value-type="float">
            <text:p>14819</text:p>
          </table:table-cell>
          <table:table-cell office:value-type="float" office:value="26.56" calcext:value-type="float">
            <text:p>26.56</text:p>
          </table:table-cell>
          <table:table-cell office:value-type="float" office:value="26.6032481439859" calcext:value-type="float">
            <text:p>26.6032481439859</text:p>
          </table:table-cell>
          <table:table-cell office:value-type="float" office:value="26.5957739811035" calcext:value-type="float">
            <text:p>26.5957739811035</text:p>
          </table:table-cell>
          <table:table-cell office:value-type="float" office:value="26.589589651919" calcext:value-type="float">
            <text:p>26.5895896519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.3524273600033" calcext:value-type="float">
            <text:p>99.3524273600033</text:p>
          </table:table-cell>
          <table:table-cell table:number-columns-repeated="2" office:value-type="float" office:value="14826" calcext:value-type="float">
            <text:p>14826</text:p>
          </table:table-cell>
          <table:table-cell office:value-type="float" office:value="26.58" calcext:value-type="float">
            <text:p>26.58</text:p>
          </table:table-cell>
          <table:table-cell office:value-type="float" office:value="26.6042390790891" calcext:value-type="float">
            <text:p>26.6042390790891</text:p>
          </table:table-cell>
          <table:table-cell office:value-type="float" office:value="26.5965704445961" calcext:value-type="float">
            <text:p>26.5965704445961</text:p>
          </table:table-cell>
          <table:table-cell office:value-type="float" office:value="26.5917083791099" calcext:value-type="float">
            <text:p>26.59170837910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5128780446357" calcext:value-type="float">
            <text:p>99.5128780446357</text:p>
          </table:table-cell>
          <table:table-cell table:number-columns-repeated="2" office:value-type="float" office:value="14838" calcext:value-type="float">
            <text:p>14838</text:p>
          </table:table-cell>
          <table:table-cell office:value-type="float" office:value="26.57" calcext:value-type="float">
            <text:p>26.57</text:p>
          </table:table-cell>
          <table:table-cell office:value-type="float" office:value="26.6044021975181" calcext:value-type="float">
            <text:p>26.6044021975181</text:p>
          </table:table-cell>
          <table:table-cell office:value-type="float" office:value="26.5960602668909" calcext:value-type="float">
            <text:p>26.5960602668909</text:p>
          </table:table-cell>
          <table:table-cell office:value-type="float" office:value="26.5859691290864" calcext:value-type="float">
            <text:p>26.58596912908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6243833664806" calcext:value-type="float">
            <text:p>99.6243833664806</text:p>
          </table:table-cell>
          <table:table-cell table:number-columns-repeated="2" office:value-type="float" office:value="14846" calcext:value-type="float">
            <text:p>14846</text:p>
          </table:table-cell>
          <table:table-cell office:value-type="float" office:value="26.59" calcext:value-type="float">
            <text:p>26.59</text:p>
          </table:table-cell>
          <table:table-cell office:value-type="float" office:value="26.6056695318478" calcext:value-type="float">
            <text:p>26.6056695318478</text:p>
          </table:table-cell>
          <table:table-cell office:value-type="float" office:value="26.5976614707678" calcext:value-type="float">
            <text:p>26.5976614707678</text:p>
          </table:table-cell>
          <table:table-cell office:value-type="float" office:value="26.5848504753502" calcext:value-type="float">
            <text:p>26.58485047535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6373656447816" calcext:value-type="float">
            <text:p>99.6373656447816</text:p>
          </table:table-cell>
          <table:table-cell table:number-columns-repeated="2" office:value-type="float" office:value="14848" calcext:value-type="float">
            <text:p>14848</text:p>
          </table:table-cell>
          <table:table-cell office:value-type="float" office:value="26.59" calcext:value-type="float">
            <text:p>26.59</text:p>
          </table:table-cell>
          <table:table-cell office:value-type="float" office:value="26.6049242625058" calcext:value-type="float">
            <text:p>26.6049242625058</text:p>
          </table:table-cell>
          <table:table-cell office:value-type="float" office:value="26.5968977162849" calcext:value-type="float">
            <text:p>26.5968977162849</text:p>
          </table:table-cell>
          <table:table-cell office:value-type="float" office:value="26.5845459559751" calcext:value-type="float">
            <text:p>26.58454595597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.6991944861873" calcext:value-type="float">
            <text:p>99.6991944861873</text:p>
          </table:table-cell>
          <table:table-cell table:number-columns-repeated="2" office:value-type="float" office:value="14853" calcext:value-type="float">
            <text:p>14853</text:p>
          </table:table-cell>
          <table:table-cell office:value-type="float" office:value="26.59" calcext:value-type="float">
            <text:p>26.59</text:p>
          </table:table-cell>
          <table:table-cell office:value-type="float" office:value="26.6066652240389" calcext:value-type="float">
            <text:p>26.6066652240389</text:p>
          </table:table-cell>
          <table:table-cell office:value-type="float" office:value="26.5984870059503" calcext:value-type="float">
            <text:p>26.5984870059503</text:p>
          </table:table-cell>
          <table:table-cell office:value-type="float" office:value="26.5829801452718" calcext:value-type="float">
            <text:p>26.58298014527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.7838065344134" calcext:value-type="float">
            <text:p>99.7838065344134</text:p>
          </table:table-cell>
          <table:table-cell table:number-columns-repeated="2" office:value-type="float" office:value="14862" calcext:value-type="float">
            <text:p>14862</text:p>
          </table:table-cell>
          <table:table-cell office:value-type="float" office:value="26.6" calcext:value-type="float">
            <text:p>26.6</text:p>
          </table:table-cell>
          <table:table-cell office:value-type="float" office:value="26.6067951688999" calcext:value-type="float">
            <text:p>26.6067951688999</text:p>
          </table:table-cell>
          <table:table-cell office:value-type="float" office:value="26.5999339221247" calcext:value-type="float">
            <text:p>26.5999339221247</text:p>
          </table:table-cell>
          <table:table-cell office:value-type="float" office:value="26.5822188054172" calcext:value-type="float">
            <text:p>26.58221880541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8013138381799" calcext:value-type="float">
            <text:p>99.8013138381799</text:p>
          </table:table-cell>
          <table:table-cell table:number-columns-repeated="2" office:value-type="float" office:value="14864" calcext:value-type="float">
            <text:p>14864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84760719016" calcext:value-type="float">
            <text:p>26.6084760719016</text:p>
          </table:table-cell>
          <table:table-cell office:value-type="float" office:value="26.6015905681562" calcext:value-type="float">
            <text:p>26.6015905681562</text:p>
          </table:table-cell>
          <table:table-cell office:value-type="float" office:value="26.5829431956031" calcext:value-type="float">
            <text:p>26.58294319560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8306375839921" calcext:value-type="float">
            <text:p>99.8306375839921</text:p>
          </table:table-cell>
          <table:table-cell table:number-columns-repeated="2" office:value-type="float" office:value="14866" calcext:value-type="float">
            <text:p>14866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93964937284" calcext:value-type="float">
            <text:p>26.6093964937284</text:p>
          </table:table-cell>
          <table:table-cell office:value-type="float" office:value="26.6024611319948" calcext:value-type="float">
            <text:p>26.6024611319948</text:p>
          </table:table-cell>
          <table:table-cell office:value-type="float" office:value="26.5826156032707" calcext:value-type="float">
            <text:p>26.58261560327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.8523339943032" calcext:value-type="float">
            <text:p>99.8523339943032</text:p>
          </table:table-cell>
          <table:table-cell table:number-columns-repeated="2" office:value-type="float" office:value="14867" calcext:value-type="float">
            <text:p>14867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86702531736" calcext:value-type="float">
            <text:p>26.6086702531736</text:p>
          </table:table-cell>
          <table:table-cell office:value-type="float" office:value="26.6021830905709" calcext:value-type="float">
            <text:p>26.6021830905709</text:p>
          </table:table-cell>
          <table:table-cell office:value-type="float" office:value="26.5811955498934" calcext:value-type="float">
            <text:p>26.58119554989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.8716394522941" calcext:value-type="float">
            <text:p>99.8716394522941</text:p>
          </table:table-cell>
          <table:table-cell table:number-columns-repeated="2" office:value-type="float" office:value="14869" calcext:value-type="float">
            <text:p>14869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083816262424" calcext:value-type="float">
            <text:p>26.6083816262424</text:p>
          </table:table-cell>
          <table:table-cell office:value-type="float" office:value="26.6018266509074" calcext:value-type="float">
            <text:p>26.6018266509074</text:p>
          </table:table-cell>
          <table:table-cell office:value-type="float" office:value="26.5809954933339" calcext:value-type="float">
            <text:p>26.58099549333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897643528769" calcext:value-type="float">
            <text:p>99.897643528769</text:p>
          </table:table-cell>
          <table:table-cell table:number-columns-repeated="2" office:value-type="float" office:value="14871" calcext:value-type="float">
            <text:p>14871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089682404465" calcext:value-type="float">
            <text:p>26.6089682404465</text:p>
          </table:table-cell>
          <table:table-cell office:value-type="float" office:value="26.6027090209122" calcext:value-type="float">
            <text:p>26.6027090209122</text:p>
          </table:table-cell>
          <table:table-cell office:value-type="float" office:value="26.5809468752992" calcext:value-type="float">
            <text:p>26.58094687529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.9032355908073" calcext:value-type="float">
            <text:p>99.9032355908073</text:p>
          </table:table-cell>
          <table:table-cell table:number-columns-repeated="2" office:value-type="float" office:value="14872" calcext:value-type="float">
            <text:p>14872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086987708484" calcext:value-type="float">
            <text:p>26.6086987708484</text:p>
          </table:table-cell>
          <table:table-cell office:value-type="float" office:value="26.602440774259" calcext:value-type="float">
            <text:p>26.602440774259</text:p>
          </table:table-cell>
          <table:table-cell office:value-type="float" office:value="26.5806807923342" calcext:value-type="float">
            <text:p>26.58068079233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.9333892539537" calcext:value-type="float">
            <text:p>99.9333892539537</text:p>
          </table:table-cell>
          <table:table-cell table:number-columns-repeated="2" office:value-type="float" office:value="14875" calcext:value-type="float">
            <text:p>14875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3800908966" calcext:value-type="float">
            <text:p>26.6103800908966</text:p>
          </table:table-cell>
          <table:table-cell office:value-type="float" office:value="26.6044148527846" calcext:value-type="float">
            <text:p>26.6044148527846</text:p>
          </table:table-cell>
          <table:table-cell office:value-type="float" office:value="26.5821761672971" calcext:value-type="float">
            <text:p>26.58217616729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.9368274829101" calcext:value-type="float">
            <text:p>99.9368274829101</text:p>
          </table:table-cell>
          <table:table-cell table:number-columns-repeated="2" office:value-type="float" office:value="14876" calcext:value-type="float">
            <text:p>14876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4122201277" calcext:value-type="float">
            <text:p>26.6104122201277</text:p>
          </table:table-cell>
          <table:table-cell office:value-type="float" office:value="26.6044478616672" calcext:value-type="float">
            <text:p>26.6044478616672</text:p>
          </table:table-cell>
          <table:table-cell office:value-type="float" office:value="26.5819940602439" calcext:value-type="float">
            <text:p>26.58199406024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9.9442374591093" calcext:value-type="float">
            <text:p>99.9442374591093</text:p>
          </table:table-cell>
          <table:table-cell table:number-columns-repeated="2" office:value-type="float" office:value="14877" calcext:value-type="float">
            <text:p>14877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1471367003" calcext:value-type="float">
            <text:p>26.6101471367003</text:p>
          </table:table-cell>
          <table:table-cell office:value-type="float" office:value="26.6043215876492" calcext:value-type="float">
            <text:p>26.6043215876492</text:p>
          </table:table-cell>
          <table:table-cell office:value-type="float" office:value="26.5818151144768" calcext:value-type="float">
            <text:p>26.58181511447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.9529120712464" calcext:value-type="float">
            <text:p>99.9529120712464</text:p>
          </table:table-cell>
          <table:table-cell table:number-columns-repeated="2" office:value-type="float" office:value="14878" calcext:value-type="float">
            <text:p>14878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1705613381" calcext:value-type="float">
            <text:p>26.6101705613381</text:p>
          </table:table-cell>
          <table:table-cell office:value-type="float" office:value="26.6044102764833" calcext:value-type="float">
            <text:p>26.6044102764833</text:p>
          </table:table-cell>
          <table:table-cell office:value-type="float" office:value="26.5822296641458" calcext:value-type="float">
            <text:p>26.58222966414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9565874194412" calcext:value-type="float">
            <text:p>99.9565874194412</text:p>
          </table:table-cell>
          <table:table-cell table:number-columns-repeated="2" office:value-type="float" office:value="14879" calcext:value-type="float">
            <text:p>14879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0849669034" calcext:value-type="float">
            <text:p>26.6100849669034</text:p>
          </table:table-cell>
          <table:table-cell office:value-type="float" office:value="26.6042728917951" calcext:value-type="float">
            <text:p>26.6042728917951</text:p>
          </table:table-cell>
          <table:table-cell office:value-type="float" office:value="26.582218795549" calcext:value-type="float">
            <text:p>26.5822187955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9.9741737629539" calcext:value-type="float">
            <text:p>99.9741737629539</text:p>
          </table:table-cell>
          <table:table-cell table:number-columns-repeated="2" office:value-type="float" office:value="14880" calcext:value-type="float">
            <text:p>14880</text:p>
          </table:table-cell>
          <table:table-cell office:value-type="float" office:value="26.61" calcext:value-type="float">
            <text:p>26.61</text:p>
          </table:table-cell>
          <table:table-cell office:value-type="float" office:value="26.6105450827668" calcext:value-type="float">
            <text:p>26.6105450827668</text:p>
          </table:table-cell>
          <table:table-cell office:value-type="float" office:value="26.6052961022163" calcext:value-type="float">
            <text:p>26.6052961022163</text:p>
          </table:table-cell>
          <table:table-cell office:value-type="float" office:value="26.5817030032223" calcext:value-type="float">
            <text:p>26.58170300322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9999604801269" calcext:value-type="float">
            <text:p>99.9999604801269</text:p>
          </table:table-cell>
          <table:table-cell table:number-columns-repeated="2" office:value-type="float" office:value="14882" calcext:value-type="float">
            <text:p>14882</text:p>
          </table:table-cell>
          <table:table-cell office:value-type="float" office:value="26.6" calcext:value-type="float">
            <text:p>26.6</text:p>
          </table:table-cell>
          <table:table-cell office:value-type="float" office:value="26.6103383149072" calcext:value-type="float">
            <text:p>26.6103383149072</text:p>
          </table:table-cell>
          <table:table-cell office:value-type="float" office:value="26.6052759404782" calcext:value-type="float">
            <text:p>26.6052759404782</text:p>
          </table:table-cell>
          <table:table-cell office:value-type="float" office:value="26.5812048016256" calcext:value-type="float">
            <text:p>26.5812048016256</text:p>
          </table:table-cell>
        </table:table-row>
      </table:table>
      <table:table table:name="fischer" table:style-name="ta1">
        <table:shapes>
          <draw:frame draw:z-index="0" draw:style-name="gr1" draw:text-style-name="P1" svg:width="12.3035in" svg:height="10.2378in" svg:x="7.1543in" svg:y="0.0417in">
            <draw:object draw:notify-on-update-of-ranges="fischer.C1:fischer.C1 fischer.C2:fischer.C54 fischer.F1:fischer.F1 fischer.F2:fischer.F54 fischer.C1:fischer.C1 fischer.C2:fischer.C54 fischer.G1:fischer.G1 fischer.G2:fischer.G54 fischer.C1:fischer.C1 fischer.C2:fischer.C54 fischer.H1:fischer.H1 fischer.H2:fischer.H54 fischer.C1:fischer.C1 fischer.C2:fischer.C54 fischer.I1:fischer.I1 fischer.I2:fischer.I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.3217in" svg:height="7.9264in" svg:x="0in" svg:y="6.6406in">
            <draw:object draw:notify-on-update-of-ranges="fischer.A1:fischer.A1 fischer.A2:fischer.A54 fischer.F1:fischer.F1 fischer.F2:fischer.F54 fischer.G1:fischer.G1 fischer.G2:fischer.G54 fischer.H1:fischer.H1 fischer.H2:fischer.H54 fischer.I1:fischer.I1 fischer.I2:fischer.I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ce1"/>
        <table:table-column table:style-name="co6" table:number-columns-repeated="4" table:default-cell-style-name="Default"/>
        <table:table-column table:style-name="co6" table:default-cell-style-name="ce2"/>
        <table:table-column table:style-name="co6" table:number-columns-repeated="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nted</text:p>
          </table:table-cell>
          <table:table-cell table:number-columns-repeated="2" office:value-type="string" calcext:value-type="string">
            <text:p>counted_ps</text:p>
          </table:table-cell>
          <table:table-cell table:style-name="Default" office:value-type="string" calcext:value-type="string">
            <text:p>paq</text:p>
          </table:table-cell>
          <table:table-cell office:value-type="string" calcext:value-type="string">
            <text:p>group5</text:p>
          </table:table-cell>
          <table:table-cell office:value-type="string" calcext:value-type="string">
            <text:p>group9</text:p>
          </table:table-cell>
          <table:table-cell office:value-type="string" calcext:value-type="string">
            <text:p>closest</text:p>
          </table:table-cell>
        </table:table-row>
        <table:table-row table:style-name="ro1">
          <table:table-cell office:value-type="date" office:date-value="2018-01-13T14:25:03" calcext:value-type="date">
            <text:p>2018-01-13T14:25:03</text:p>
          </table:table-cell>
          <table:table-cell office:value-type="float" office:value="1" calcext:value-type="float">
            <text:p>1</text:p>
          </table:table-cell>
          <table:table-cell office:value-type="float" office:value="0.0168157059879524" calcext:value-type="float">
            <text:p>0.01681570598795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10.0182000513395" calcext:value-type="float">
            <text:p>10.0182000513395</text:p>
          </table:table-cell>
          <table:table-cell/>
          <table:table-cell office:value-type="float" office:value="8.05828311270751" calcext:value-type="float">
            <text:p>8.05828311270751</text:p>
          </table:table-cell>
        </table:table-row>
        <table:table-row table:style-name="ro1">
          <table:table-cell office:value-type="date" office:date-value="2018-01-13T14:30:03" calcext:value-type="date">
            <text:p>2018-01-13T14:30:03</text:p>
          </table:table-cell>
          <table:table-cell office:value-type="float" office:value="2" calcext:value-type="float">
            <text:p>2</text:p>
          </table:table-cell>
          <table:table-cell office:value-type="float" office:value="0.208961328816212" calcext:value-type="float">
            <text:p>0.208961328816212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8.78" calcext:value-type="float">
            <text:p>8.78</text:p>
          </table:table-cell>
          <table:table-cell office:value-type="float" office:value="8.56172153501833" calcext:value-type="float">
            <text:p>8.56172153501833</text:p>
          </table:table-cell>
          <table:table-cell office:value-type="float" office:value="8.89113470034629" calcext:value-type="float">
            <text:p>8.89113470034629</text:p>
          </table:table-cell>
          <table:table-cell office:value-type="float" office:value="8.99589149813916" calcext:value-type="float">
            <text:p>8.99589149813916</text:p>
          </table:table-cell>
        </table:table-row>
        <table:table-row table:style-name="ro1">
          <table:table-cell office:value-type="date" office:date-value="2018-01-13T14:35:03" calcext:value-type="date">
            <text:p>2018-01-13T14:35:03</text:p>
          </table:table-cell>
          <table:table-cell office:value-type="float" office:value="3" calcext:value-type="float">
            <text:p>3</text:p>
          </table:table-cell>
          <table:table-cell office:value-type="float" office:value="1.39167256994771" calcext:value-type="float">
            <text:p>1.39167256994771</text:p>
          </table:table-cell>
          <table:table-cell table:number-columns-repeated="2" office:value-type="float" office:value="686" calcext:value-type="float">
            <text:p>686</text:p>
          </table:table-cell>
          <table:table-cell office:value-type="float" office:value="9.7" calcext:value-type="float">
            <text:p>9.7</text:p>
          </table:table-cell>
          <table:table-cell office:value-type="float" office:value="8.87588150321524" calcext:value-type="float">
            <text:p>8.87588150321524</text:p>
          </table:table-cell>
          <table:table-cell office:value-type="float" office:value="9.13510991544692" calcext:value-type="float">
            <text:p>9.13510991544692</text:p>
          </table:table-cell>
          <table:table-cell office:value-type="float" office:value="9.22142152921585" calcext:value-type="float">
            <text:p>9.22142152921585</text:p>
          </table:table-cell>
        </table:table-row>
        <table:table-row table:style-name="ro1">
          <table:table-cell office:value-type="date" office:date-value="2018-01-13T14:40:03" calcext:value-type="date">
            <text:p>2018-01-13T14:40:03</text:p>
          </table:table-cell>
          <table:table-cell office:value-type="float" office:value="4" calcext:value-type="float">
            <text:p>4</text:p>
          </table:table-cell>
          <table:table-cell office:value-type="float" office:value="3.67536795471813" calcext:value-type="float">
            <text:p>3.67536795471813</text:p>
          </table:table-cell>
          <table:table-cell table:number-columns-repeated="2" office:value-type="float" office:value="1461" calcext:value-type="float">
            <text:p>1461</text:p>
          </table:table-cell>
          <table:table-cell office:value-type="float" office:value="9.6" calcext:value-type="float">
            <text:p>9.6</text:p>
          </table:table-cell>
          <table:table-cell office:value-type="float" office:value="9.0102668277631" calcext:value-type="float">
            <text:p>9.0102668277631</text:p>
          </table:table-cell>
          <table:table-cell office:value-type="float" office:value="9.15968980852326" calcext:value-type="float">
            <text:p>9.15968980852326</text:p>
          </table:table-cell>
          <table:table-cell office:value-type="float" office:value="9.67655265058751" calcext:value-type="float">
            <text:p>9.67655265058751</text:p>
          </table:table-cell>
        </table:table-row>
        <table:table-row table:style-name="ro1">
          <table:table-cell office:value-type="date" office:date-value="2018-01-13T14:45:03" calcext:value-type="date">
            <text:p>2018-01-13T14:45:03</text:p>
          </table:table-cell>
          <table:table-cell office:value-type="float" office:value="5" calcext:value-type="float">
            <text:p>5</text:p>
          </table:table-cell>
          <table:table-cell office:value-type="float" office:value="6.79190514440068" calcext:value-type="float">
            <text:p>6.79190514440068</text:p>
          </table:table-cell>
          <table:table-cell table:number-columns-repeated="2" office:value-type="float" office:value="2333" calcext:value-type="float">
            <text:p>2333</text:p>
          </table:table-cell>
          <table:table-cell office:value-type="float" office:value="9.79" calcext:value-type="float">
            <text:p>9.79</text:p>
          </table:table-cell>
          <table:table-cell office:value-type="float" office:value="9.19970843689791" calcext:value-type="float">
            <text:p>9.19970843689791</text:p>
          </table:table-cell>
          <table:table-cell office:value-type="float" office:value="9.34427250082721" calcext:value-type="float">
            <text:p>9.34427250082721</text:p>
          </table:table-cell>
          <table:table-cell office:value-type="float" office:value="9.87253014984167" calcext:value-type="float">
            <text:p>9.87253014984167</text:p>
          </table:table-cell>
        </table:table-row>
        <table:table-row table:style-name="ro1">
          <table:table-cell office:value-type="date" office:date-value="2018-01-13T14:50:03" calcext:value-type="date">
            <text:p>2018-01-13T14:50:03</text:p>
          </table:table-cell>
          <table:table-cell office:value-type="float" office:value="6" calcext:value-type="float">
            <text:p>6</text:p>
          </table:table-cell>
          <table:table-cell office:value-type="float" office:value="10.9817625665786" calcext:value-type="float">
            <text:p>10.9817625665786</text:p>
          </table:table-cell>
          <table:table-cell table:number-columns-repeated="2" office:value-type="float" office:value="3348" calcext:value-type="float">
            <text:p>3348</text:p>
          </table:table-cell>
          <table:table-cell office:value-type="float" office:value="9.72" calcext:value-type="float">
            <text:p>9.72</text:p>
          </table:table-cell>
          <table:table-cell office:value-type="float" office:value="9.29499966575022" calcext:value-type="float">
            <text:p>9.29499966575022</text:p>
          </table:table-cell>
          <table:table-cell office:value-type="float" office:value="9.42499897177312" calcext:value-type="float">
            <text:p>9.42499897177312</text:p>
          </table:table-cell>
          <table:table-cell office:value-type="float" office:value="9.86140979581533" calcext:value-type="float">
            <text:p>9.86140979581533</text:p>
          </table:table-cell>
        </table:table-row>
        <table:table-row table:style-name="ro1">
          <table:table-cell office:value-type="date" office:date-value="2018-01-13T14:55:03" calcext:value-type="date">
            <text:p>2018-01-13T14:55:03</text:p>
          </table:table-cell>
          <table:table-cell office:value-type="float" office:value="7" calcext:value-type="float">
            <text:p>7</text:p>
          </table:table-cell>
          <table:table-cell office:value-type="float" office:value="16.234151295906" calcext:value-type="float">
            <text:p>16.234151295906</text:p>
          </table:table-cell>
          <table:table-cell table:number-columns-repeated="2" office:value-type="float" office:value="4396" calcext:value-type="float">
            <text:p>4396</text:p>
          </table:table-cell>
          <table:table-cell office:value-type="float" office:value="9.78" calcext:value-type="float">
            <text:p>9.78</text:p>
          </table:table-cell>
          <table:table-cell office:value-type="float" office:value="9.44465508467385" calcext:value-type="float">
            <text:p>9.44465508467385</text:p>
          </table:table-cell>
          <table:table-cell office:value-type="float" office:value="9.5726461525902" calcext:value-type="float">
            <text:p>9.5726461525902</text:p>
          </table:table-cell>
          <table:table-cell office:value-type="float" office:value="9.87022111889088" calcext:value-type="float">
            <text:p>9.87022111889088</text:p>
          </table:table-cell>
        </table:table-row>
        <table:table-row table:style-name="ro1">
          <table:table-cell office:value-type="date" office:date-value="2018-01-13T15:00:03" calcext:value-type="date">
            <text:p>2018-01-13T15:00:03</text:p>
          </table:table-cell>
          <table:table-cell office:value-type="float" office:value="8" calcext:value-type="float">
            <text:p>8</text:p>
          </table:table-cell>
          <table:table-cell office:value-type="float" office:value="22.2385636897334" calcext:value-type="float">
            <text:p>22.2385636897334</text:p>
          </table:table-cell>
          <table:table-cell table:number-columns-repeated="2" office:value-type="float" office:value="5479" calcext:value-type="float">
            <text:p>5479</text:p>
          </table:table-cell>
          <table:table-cell office:value-type="float" office:value="9.88" calcext:value-type="float">
            <text:p>9.88</text:p>
          </table:table-cell>
          <table:table-cell office:value-type="float" office:value="9.55340220361437" calcext:value-type="float">
            <text:p>9.55340220361437</text:p>
          </table:table-cell>
          <table:table-cell office:value-type="float" office:value="9.6679636248536" calcext:value-type="float">
            <text:p>9.6679636248536</text:p>
          </table:table-cell>
          <table:table-cell office:value-type="float" office:value="9.96557383850225" calcext:value-type="float">
            <text:p>9.96557383850225</text:p>
          </table:table-cell>
        </table:table-row>
        <table:table-row table:style-name="ro1">
          <table:table-cell office:value-type="date" office:date-value="2018-01-13T15:05:03" calcext:value-type="date">
            <text:p>2018-01-13T15:05:03</text:p>
          </table:table-cell>
          <table:table-cell office:value-type="float" office:value="9" calcext:value-type="float">
            <text:p>9</text:p>
          </table:table-cell>
          <table:table-cell office:value-type="float" office:value="28.7523674873956" calcext:value-type="float">
            <text:p>28.7523674873956</text:p>
          </table:table-cell>
          <table:table-cell table:number-columns-repeated="2" office:value-type="float" office:value="6595" calcext:value-type="float">
            <text:p>6595</text:p>
          </table:table-cell>
          <table:table-cell office:value-type="float" office:value="10.01" calcext:value-type="float">
            <text:p>10.01</text:p>
          </table:table-cell>
          <table:table-cell office:value-type="float" office:value="9.63382064833926" calcext:value-type="float">
            <text:p>9.63382064833926</text:p>
          </table:table-cell>
          <table:table-cell office:value-type="float" office:value="9.73220350900019" calcext:value-type="float">
            <text:p>9.73220350900019</text:p>
          </table:table-cell>
          <table:table-cell office:value-type="float" office:value="10.0421719240673" calcext:value-type="float">
            <text:p>10.0421719240673</text:p>
          </table:table-cell>
        </table:table-row>
        <table:table-row table:style-name="ro1">
          <table:table-cell office:value-type="date" office:date-value="2018-01-13T15:10:03" calcext:value-type="date">
            <text:p>2018-01-13T15:10:03</text:p>
          </table:table-cell>
          <table:table-cell office:value-type="float" office:value="10" calcext:value-type="float">
            <text:p>10</text:p>
          </table:table-cell>
          <table:table-cell office:value-type="float" office:value="35.6818808297988" calcext:value-type="float">
            <text:p>35.6818808297988</text:p>
          </table:table-cell>
          <table:table-cell table:number-columns-repeated="2" office:value-type="float" office:value="7657" calcext:value-type="float">
            <text:p>7657</text:p>
          </table:table-cell>
          <table:table-cell office:value-type="float" office:value="10.02" calcext:value-type="float">
            <text:p>10.02</text:p>
          </table:table-cell>
          <table:table-cell office:value-type="float" office:value="9.71139899993087" calcext:value-type="float">
            <text:p>9.71139899993087</text:p>
          </table:table-cell>
          <table:table-cell office:value-type="float" office:value="9.7951075444727" calcext:value-type="float">
            <text:p>9.7951075444727</text:p>
          </table:table-cell>
          <table:table-cell office:value-type="float" office:value="10.0520266312647" calcext:value-type="float">
            <text:p>10.0520266312647</text:p>
          </table:table-cell>
        </table:table-row>
        <table:table-row table:style-name="ro1">
          <table:table-cell office:value-type="date" office:date-value="2018-01-13T15:15:03" calcext:value-type="date">
            <text:p>2018-01-13T15:15:03</text:p>
          </table:table-cell>
          <table:table-cell office:value-type="float" office:value="11" calcext:value-type="float">
            <text:p>11</text:p>
          </table:table-cell>
          <table:table-cell office:value-type="float" office:value="43.1649490341837" calcext:value-type="float">
            <text:p>43.1649490341837</text:p>
          </table:table-cell>
          <table:table-cell table:number-columns-repeated="2" office:value-type="float" office:value="8699" calcext:value-type="float">
            <text:p>8699</text:p>
          </table:table-cell>
          <table:table-cell office:value-type="float" office:value="9.99" calcext:value-type="float">
            <text:p>9.99</text:p>
          </table:table-cell>
          <table:table-cell office:value-type="float" office:value="9.75122527092807" calcext:value-type="float">
            <text:p>9.75122527092807</text:p>
          </table:table-cell>
          <table:table-cell office:value-type="float" office:value="9.83421952480517" calcext:value-type="float">
            <text:p>9.83421952480517</text:p>
          </table:table-cell>
          <table:table-cell office:value-type="float" office:value="10.0179167639121" calcext:value-type="float">
            <text:p>10.0179167639121</text:p>
          </table:table-cell>
        </table:table-row>
        <table:table-row table:style-name="ro1">
          <table:table-cell office:value-type="date" office:date-value="2018-01-13T15:20:03" calcext:value-type="date">
            <text:p>2018-01-13T15:20:03</text:p>
          </table:table-cell>
          <table:table-cell office:value-type="float" office:value="12" calcext:value-type="float">
            <text:p>12</text:p>
          </table:table-cell>
          <table:table-cell office:value-type="float" office:value="50.3115450393173" calcext:value-type="float">
            <text:p>50.3115450393173</text:p>
          </table:table-cell>
          <table:table-cell table:number-columns-repeated="2" office:value-type="float" office:value="9641" calcext:value-type="float">
            <text:p>9641</text:p>
          </table:table-cell>
          <table:table-cell office:value-type="float" office:value="10.07" calcext:value-type="float">
            <text:p>10.07</text:p>
          </table:table-cell>
          <table:table-cell office:value-type="float" office:value="9.8402539110678" calcext:value-type="float">
            <text:p>9.8402539110678</text:p>
          </table:table-cell>
          <table:table-cell office:value-type="float" office:value="9.9048582309716" calcext:value-type="float">
            <text:p>9.9048582309716</text:p>
          </table:table-cell>
          <table:table-cell office:value-type="float" office:value="10.079110178239" calcext:value-type="float">
            <text:p>10.079110178239</text:p>
          </table:table-cell>
        </table:table-row>
        <table:table-row table:style-name="ro1">
          <table:table-cell office:value-type="date" office:date-value="2018-01-13T15:25:03" calcext:value-type="date">
            <text:p>2018-01-13T15:25:03</text:p>
          </table:table-cell>
          <table:table-cell office:value-type="float" office:value="13" calcext:value-type="float">
            <text:p>13</text:p>
          </table:table-cell>
          <table:table-cell office:value-type="float" office:value="57.2046803385667" calcext:value-type="float">
            <text:p>57.2046803385667</text:p>
          </table:table-cell>
          <table:table-cell table:number-columns-repeated="2" office:value-type="float" office:value="10496" calcext:value-type="float">
            <text:p>10496</text:p>
          </table:table-cell>
          <table:table-cell office:value-type="float" office:value="10.07" calcext:value-type="float">
            <text:p>10.07</text:p>
          </table:table-cell>
          <table:table-cell office:value-type="float" office:value="9.87672418908679" calcext:value-type="float">
            <text:p>9.87672418908679</text:p>
          </table:table-cell>
          <table:table-cell office:value-type="float" office:value="9.92742369273681" calcext:value-type="float">
            <text:p>9.92742369273681</text:p>
          </table:table-cell>
          <table:table-cell office:value-type="float" office:value="10.1152888043812" calcext:value-type="float">
            <text:p>10.1152888043812</text:p>
          </table:table-cell>
        </table:table-row>
        <table:table-row table:style-name="ro1">
          <table:table-cell office:value-type="date" office:date-value="2018-01-13T15:30:03" calcext:value-type="date">
            <text:p>2018-01-13T15:30:03</text:p>
          </table:table-cell>
          <table:table-cell office:value-type="float" office:value="14" calcext:value-type="float">
            <text:p>14</text:p>
          </table:table-cell>
          <table:table-cell office:value-type="float" office:value="63.9134751899177" calcext:value-type="float">
            <text:p>63.9134751899177</text:p>
          </table:table-cell>
          <table:table-cell table:number-columns-repeated="2" office:value-type="float" office:value="11268" calcext:value-type="float">
            <text:p>11268</text:p>
          </table:table-cell>
          <table:table-cell office:value-type="float" office:value="10.12" calcext:value-type="float">
            <text:p>10.12</text:p>
          </table:table-cell>
          <table:table-cell office:value-type="float" office:value="9.93361262992663" calcext:value-type="float">
            <text:p>9.93361262992663</text:p>
          </table:table-cell>
          <table:table-cell office:value-type="float" office:value="9.95866655279947" calcext:value-type="float">
            <text:p>9.95866655279947</text:p>
          </table:table-cell>
          <table:table-cell office:value-type="float" office:value="10.1303562689353" calcext:value-type="float">
            <text:p>10.1303562689353</text:p>
          </table:table-cell>
        </table:table-row>
        <table:table-row table:style-name="ro1">
          <table:table-cell office:value-type="date" office:date-value="2018-01-13T15:35:03" calcext:value-type="date">
            <text:p>2018-01-13T15:35:03</text:p>
          </table:table-cell>
          <table:table-cell office:value-type="float" office:value="15" calcext:value-type="float">
            <text:p>15</text:p>
          </table:table-cell>
          <table:table-cell office:value-type="float" office:value="70.0189991789746" calcext:value-type="float">
            <text:p>70.0189991789746</text:p>
          </table:table-cell>
          <table:table-cell table:number-columns-repeated="2" office:value-type="float" office:value="11938" calcext:value-type="float">
            <text:p>11938</text:p>
          </table:table-cell>
          <table:table-cell office:value-type="float" office:value="10.11" calcext:value-type="float">
            <text:p>10.11</text:p>
          </table:table-cell>
          <table:table-cell office:value-type="float" office:value="9.98646298583516" calcext:value-type="float">
            <text:p>9.98646298583516</text:p>
          </table:table-cell>
          <table:table-cell office:value-type="float" office:value="10.0016755162792" calcext:value-type="float">
            <text:p>10.0016755162792</text:p>
          </table:table-cell>
          <table:table-cell office:value-type="float" office:value="10.133702213763" calcext:value-type="float">
            <text:p>10.133702213763</text:p>
          </table:table-cell>
        </table:table-row>
        <table:table-row table:style-name="ro1">
          <table:table-cell office:value-type="date" office:date-value="2018-01-13T15:40:03" calcext:value-type="date">
            <text:p>2018-01-13T15:40:03</text:p>
          </table:table-cell>
          <table:table-cell office:value-type="float" office:value="16" calcext:value-type="float">
            <text:p>16</text:p>
          </table:table-cell>
          <table:table-cell office:value-type="float" office:value="74.7226347108973" calcext:value-type="float">
            <text:p>74.7226347108973</text:p>
          </table:table-cell>
          <table:table-cell table:number-columns-repeated="2" office:value-type="float" office:value="12442" calcext:value-type="float">
            <text:p>12442</text:p>
          </table:table-cell>
          <table:table-cell office:value-type="float" office:value="10.11" calcext:value-type="float">
            <text:p>10.11</text:p>
          </table:table-cell>
          <table:table-cell office:value-type="float" office:value="10.0325451558252" calcext:value-type="float">
            <text:p>10.0325451558252</text:p>
          </table:table-cell>
          <table:table-cell office:value-type="float" office:value="10.0383946739756" calcext:value-type="float">
            <text:p>10.0383946739756</text:p>
          </table:table-cell>
          <table:table-cell office:value-type="float" office:value="10.1488393015439" calcext:value-type="float">
            <text:p>10.1488393015439</text:p>
          </table:table-cell>
        </table:table-row>
        <table:table-row table:style-name="ro1">
          <table:table-cell office:value-type="date" office:date-value="2018-01-13T15:45:03" calcext:value-type="date">
            <text:p>2018-01-13T15:45:03</text:p>
          </table:table-cell>
          <table:table-cell office:value-type="float" office:value="17" calcext:value-type="float">
            <text:p>17</text:p>
          </table:table-cell>
          <table:table-cell office:value-type="float" office:value="78.6880785338917" calcext:value-type="float">
            <text:p>78.6880785338917</text:p>
          </table:table-cell>
          <table:table-cell table:number-columns-repeated="2" office:value-type="float" office:value="12873" calcext:value-type="float">
            <text:p>12873</text:p>
          </table:table-cell>
          <table:table-cell office:value-type="float" office:value="10.08" calcext:value-type="float">
            <text:p>10.08</text:p>
          </table:table-cell>
          <table:table-cell office:value-type="float" office:value="10.0478075336925" calcext:value-type="float">
            <text:p>10.0478075336925</text:p>
          </table:table-cell>
          <table:table-cell office:value-type="float" office:value="10.0526534007606" calcext:value-type="float">
            <text:p>10.0526534007606</text:p>
          </table:table-cell>
          <table:table-cell office:value-type="float" office:value="10.152910483813" calcext:value-type="float">
            <text:p>10.152910483813</text:p>
          </table:table-cell>
        </table:table-row>
        <table:table-row table:style-name="ro1">
          <table:table-cell office:value-type="date" office:date-value="2018-01-13T15:50:03" calcext:value-type="date">
            <text:p>2018-01-13T15:50:03</text:p>
          </table:table-cell>
          <table:table-cell office:value-type="float" office:value="18" calcext:value-type="float">
            <text:p>18</text:p>
          </table:table-cell>
          <table:table-cell office:value-type="float" office:value="82.3288073198709" calcext:value-type="float">
            <text:p>82.3288073198709</text:p>
          </table:table-cell>
          <table:table-cell table:number-columns-repeated="2" office:value-type="float" office:value="13232" calcext:value-type="float">
            <text:p>13232</text:p>
          </table:table-cell>
          <table:table-cell office:value-type="float" office:value="10.14" calcext:value-type="float">
            <text:p>10.14</text:p>
          </table:table-cell>
          <table:table-cell office:value-type="float" office:value="10.071540533223" calcext:value-type="float">
            <text:p>10.071540533223</text:p>
          </table:table-cell>
          <table:table-cell office:value-type="float" office:value="10.0770224453776" calcext:value-type="float">
            <text:p>10.0770224453776</text:p>
          </table:table-cell>
          <table:table-cell office:value-type="float" office:value="10.1643216660054" calcext:value-type="float">
            <text:p>10.1643216660054</text:p>
          </table:table-cell>
        </table:table-row>
        <table:table-row table:style-name="ro1">
          <table:table-cell office:value-type="date" office:date-value="2018-01-13T15:55:03" calcext:value-type="date">
            <text:p>2018-01-13T15:55:03</text:p>
          </table:table-cell>
          <table:table-cell office:value-type="float" office:value="19" calcext:value-type="float">
            <text:p>19</text:p>
          </table:table-cell>
          <table:table-cell office:value-type="float" office:value="85.5192466721797" calcext:value-type="float">
            <text:p>85.5192466721797</text:p>
          </table:table-cell>
          <table:table-cell table:number-columns-repeated="2" office:value-type="float" office:value="13557" calcext:value-type="float">
            <text:p>13557</text:p>
          </table:table-cell>
          <table:table-cell office:value-type="float" office:value="10.15" calcext:value-type="float">
            <text:p>10.15</text:p>
          </table:table-cell>
          <table:table-cell office:value-type="float" office:value="10.0972946776614" calcext:value-type="float">
            <text:p>10.0972946776614</text:p>
          </table:table-cell>
          <table:table-cell office:value-type="float" office:value="10.1018982651578" calcext:value-type="float">
            <text:p>10.1018982651578</text:p>
          </table:table-cell>
          <table:table-cell office:value-type="float" office:value="10.1732277514509" calcext:value-type="float">
            <text:p>10.1732277514509</text:p>
          </table:table-cell>
        </table:table-row>
        <table:table-row table:style-name="ro1">
          <table:table-cell office:value-type="date" office:date-value="2018-01-13T16:00:03" calcext:value-type="date">
            <text:p>2018-01-13T16:00:03</text:p>
          </table:table-cell>
          <table:table-cell office:value-type="float" office:value="20" calcext:value-type="float">
            <text:p>20</text:p>
          </table:table-cell>
          <table:table-cell office:value-type="float" office:value="88.0799368472428" calcext:value-type="float">
            <text:p>88.0799368472428</text:p>
          </table:table-cell>
          <table:table-cell table:number-columns-repeated="2" office:value-type="float" office:value="13802" calcext:value-type="float">
            <text:p>13802</text:p>
          </table:table-cell>
          <table:table-cell office:value-type="float" office:value="10.24" calcext:value-type="float">
            <text:p>10.24</text:p>
          </table:table-cell>
          <table:table-cell office:value-type="float" office:value="10.1181954231066" calcext:value-type="float">
            <text:p>10.1181954231066</text:p>
          </table:table-cell>
          <table:table-cell office:value-type="float" office:value="10.114071183963" calcext:value-type="float">
            <text:p>10.114071183963</text:p>
          </table:table-cell>
          <table:table-cell office:value-type="float" office:value="10.1801737346481" calcext:value-type="float">
            <text:p>10.1801737346481</text:p>
          </table:table-cell>
        </table:table-row>
        <table:table-row table:style-name="ro1">
          <table:table-cell office:value-type="date" office:date-value="2018-01-13T16:05:03" calcext:value-type="date">
            <text:p>2018-01-13T16:05:03</text:p>
          </table:table-cell>
          <table:table-cell office:value-type="float" office:value="21" calcext:value-type="float">
            <text:p>21</text:p>
          </table:table-cell>
          <table:table-cell office:value-type="float" office:value="90.2487084411485" calcext:value-type="float">
            <text:p>90.2487084411485</text:p>
          </table:table-cell>
          <table:table-cell table:number-columns-repeated="2" office:value-type="float" office:value="14002" calcext:value-type="float">
            <text:p>14002</text:p>
          </table:table-cell>
          <table:table-cell office:value-type="float" office:value="10.28" calcext:value-type="float">
            <text:p>10.28</text:p>
          </table:table-cell>
          <table:table-cell office:value-type="float" office:value="10.141066883275" calcext:value-type="float">
            <text:p>10.141066883275</text:p>
          </table:table-cell>
          <table:table-cell office:value-type="float" office:value="10.136312841962" calcext:value-type="float">
            <text:p>10.136312841962</text:p>
          </table:table-cell>
          <table:table-cell office:value-type="float" office:value="10.1914007722343" calcext:value-type="float">
            <text:p>10.1914007722343</text:p>
          </table:table-cell>
        </table:table-row>
        <table:table-row table:style-name="ro1">
          <table:table-cell office:value-type="date" office:date-value="2018-01-13T16:10:03" calcext:value-type="date">
            <text:p>2018-01-13T16:10:03</text:p>
          </table:table-cell>
          <table:table-cell office:value-type="float" office:value="22" calcext:value-type="float">
            <text:p>22</text:p>
          </table:table-cell>
          <table:table-cell office:value-type="float" office:value="92.140840923619" calcext:value-type="float">
            <text:p>92.140840923619</text:p>
          </table:table-cell>
          <table:table-cell table:number-columns-repeated="2" office:value-type="float" office:value="14178" calcext:value-type="float">
            <text:p>14178</text:p>
          </table:table-cell>
          <table:table-cell office:value-type="float" office:value="10.32" calcext:value-type="float">
            <text:p>10.32</text:p>
          </table:table-cell>
          <table:table-cell office:value-type="float" office:value="10.1644338273394" calcext:value-type="float">
            <text:p>10.1644338273394</text:p>
          </table:table-cell>
          <table:table-cell office:value-type="float" office:value="10.1578800823339" calcext:value-type="float">
            <text:p>10.1578800823339</text:p>
          </table:table-cell>
          <table:table-cell office:value-type="float" office:value="10.1916150857563" calcext:value-type="float">
            <text:p>10.1916150857563</text:p>
          </table:table-cell>
        </table:table-row>
        <table:table-row table:style-name="ro1">
          <table:table-cell office:value-type="date" office:date-value="2018-01-13T16:15:03" calcext:value-type="date">
            <text:p>2018-01-13T16:15:03</text:p>
          </table:table-cell>
          <table:table-cell office:value-type="float" office:value="23" calcext:value-type="float">
            <text:p>23</text:p>
          </table:table-cell>
          <table:table-cell office:value-type="float" office:value="93.7552870180181" calcext:value-type="float">
            <text:p>93.7552870180181</text:p>
          </table:table-cell>
          <table:table-cell table:number-columns-repeated="2" office:value-type="float" office:value="14320" calcext:value-type="float">
            <text:p>14320</text:p>
          </table:table-cell>
          <table:table-cell office:value-type="float" office:value="10.36" calcext:value-type="float">
            <text:p>10.36</text:p>
          </table:table-cell>
          <table:table-cell office:value-type="float" office:value="10.1747912305304" calcext:value-type="float">
            <text:p>10.1747912305304</text:p>
          </table:table-cell>
          <table:table-cell office:value-type="float" office:value="10.1711976040862" calcext:value-type="float">
            <text:p>10.1711976040862</text:p>
          </table:table-cell>
          <table:table-cell office:value-type="float" office:value="10.1901692376274" calcext:value-type="float">
            <text:p>10.1901692376274</text:p>
          </table:table-cell>
        </table:table-row>
        <table:table-row table:style-name="ro1">
          <table:table-cell office:value-type="date" office:date-value="2018-01-13T16:20:03" calcext:value-type="date">
            <text:p>2018-01-13T16:20:03</text:p>
          </table:table-cell>
          <table:table-cell office:value-type="float" office:value="24" calcext:value-type="float">
            <text:p>24</text:p>
          </table:table-cell>
          <table:table-cell office:value-type="float" office:value="95.2181743992238" calcext:value-type="float">
            <text:p>95.2181743992238</text:p>
          </table:table-cell>
          <table:table-cell table:number-columns-repeated="2" office:value-type="float" office:value="14478" calcext:value-type="float">
            <text:p>14478</text:p>
          </table:table-cell>
          <table:table-cell office:value-type="float" office:value="10.38" calcext:value-type="float">
            <text:p>10.38</text:p>
          </table:table-cell>
          <table:table-cell office:value-type="float" office:value="10.186414946207" calcext:value-type="float">
            <text:p>10.186414946207</text:p>
          </table:table-cell>
          <table:table-cell office:value-type="float" office:value="10.1806947711031" calcext:value-type="float">
            <text:p>10.1806947711031</text:p>
          </table:table-cell>
          <table:table-cell office:value-type="float" office:value="10.2042069273192" calcext:value-type="float">
            <text:p>10.2042069273192</text:p>
          </table:table-cell>
        </table:table-row>
        <table:table-row table:style-name="ro1">
          <table:table-cell office:value-type="date" office:date-value="2018-01-13T16:25:03" calcext:value-type="date">
            <text:p>2018-01-13T16:25:03</text:p>
          </table:table-cell>
          <table:table-cell office:value-type="float" office:value="25" calcext:value-type="float">
            <text:p>25</text:p>
          </table:table-cell>
          <table:table-cell office:value-type="float" office:value="96.3407759134278" calcext:value-type="float">
            <text:p>96.3407759134278</text:p>
          </table:table-cell>
          <table:table-cell table:number-columns-repeated="2" office:value-type="float" office:value="14582" calcext:value-type="float">
            <text:p>14582</text:p>
          </table:table-cell>
          <table:table-cell office:value-type="float" office:value="10.41" calcext:value-type="float">
            <text:p>10.41</text:p>
          </table:table-cell>
          <table:table-cell office:value-type="float" office:value="10.2004733162533" calcext:value-type="float">
            <text:p>10.2004733162533</text:p>
          </table:table-cell>
          <table:table-cell office:value-type="float" office:value="10.192915900176" calcext:value-type="float">
            <text:p>10.192915900176</text:p>
          </table:table-cell>
          <table:table-cell office:value-type="float" office:value="10.2110146776883" calcext:value-type="float">
            <text:p>10.2110146776883</text:p>
          </table:table-cell>
        </table:table-row>
        <table:table-row table:style-name="ro1">
          <table:table-cell office:value-type="date" office:date-value="2018-01-13T16:30:03" calcext:value-type="date">
            <text:p>2018-01-13T16:30:03</text:p>
          </table:table-cell>
          <table:table-cell office:value-type="float" office:value="26" calcext:value-type="float">
            <text:p>26</text:p>
          </table:table-cell>
          <table:table-cell office:value-type="float" office:value="97.1856712796238" calcext:value-type="float">
            <text:p>97.1856712796238</text:p>
          </table:table-cell>
          <table:table-cell table:number-columns-repeated="2" office:value-type="float" office:value="14652" calcext:value-type="float">
            <text:p>14652</text:p>
          </table:table-cell>
          <table:table-cell office:value-type="float" office:value="10.44" calcext:value-type="float">
            <text:p>10.44</text:p>
          </table:table-cell>
          <table:table-cell office:value-type="float" office:value="10.207883186071" calcext:value-type="float">
            <text:p>10.207883186071</text:p>
          </table:table-cell>
          <table:table-cell office:value-type="float" office:value="10.1994133414258" calcext:value-type="float">
            <text:p>10.1994133414258</text:p>
          </table:table-cell>
          <table:table-cell office:value-type="float" office:value="10.2139557122278" calcext:value-type="float">
            <text:p>10.2139557122278</text:p>
          </table:table-cell>
        </table:table-row>
        <table:table-row table:style-name="ro1">
          <table:table-cell office:value-type="date" office:date-value="2018-01-13T16:35:03" calcext:value-type="date">
            <text:p>2018-01-13T16:35:03</text:p>
          </table:table-cell>
          <table:table-cell office:value-type="float" office:value="27" calcext:value-type="float">
            <text:p>27</text:p>
          </table:table-cell>
          <table:table-cell office:value-type="float" office:value="97.7109101525566" calcext:value-type="float">
            <text:p>97.7109101525566</text:p>
          </table:table-cell>
          <table:table-cell table:number-columns-repeated="2" office:value-type="float" office:value="14697" calcext:value-type="float">
            <text:p>14697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08350426581" calcext:value-type="float">
            <text:p>10.208350426581</text:p>
          </table:table-cell>
          <table:table-cell office:value-type="float" office:value="10.2011579217178" calcext:value-type="float">
            <text:p>10.2011579217178</text:p>
          </table:table-cell>
          <table:table-cell office:value-type="float" office:value="10.2133422886894" calcext:value-type="float">
            <text:p>10.2133422886894</text:p>
          </table:table-cell>
        </table:table-row>
        <table:table-row table:style-name="ro1">
          <table:table-cell office:value-type="date" office:date-value="2018-01-13T16:40:00" calcext:value-type="date">
            <text:p>2018-01-13T16:40:00</text:p>
          </table:table-cell>
          <table:table-cell office:value-type="float" office:value="28" calcext:value-type="float">
            <text:p>28</text:p>
          </table:table-cell>
          <table:table-cell office:value-type="float" office:value="98.1635114988011" calcext:value-type="float">
            <text:p>98.1635114988011</text:p>
          </table:table-cell>
          <table:table-cell table:number-columns-repeated="2" office:value-type="float" office:value="14732" calcext:value-type="float">
            <text:p>14732</text:p>
          </table:table-cell>
          <table:table-cell office:value-type="float" office:value="10.45" calcext:value-type="float">
            <text:p>10.45</text:p>
          </table:table-cell>
          <table:table-cell office:value-type="float" office:value="10.2122412049087" calcext:value-type="float">
            <text:p>10.2122412049087</text:p>
          </table:table-cell>
          <table:table-cell office:value-type="float" office:value="10.2039983018863" calcext:value-type="float">
            <text:p>10.2039983018863</text:p>
          </table:table-cell>
          <table:table-cell office:value-type="float" office:value="10.2128838580461" calcext:value-type="float">
            <text:p>10.2128838580461</text:p>
          </table:table-cell>
        </table:table-row>
        <table:table-row table:style-name="ro1">
          <table:table-cell office:value-type="date" office:date-value="2018-01-13T16:45:00" calcext:value-type="date">
            <text:p>2018-01-13T16:45:00</text:p>
          </table:table-cell>
          <table:table-cell office:value-type="float" office:value="29" calcext:value-type="float">
            <text:p>29</text:p>
          </table:table-cell>
          <table:table-cell office:value-type="float" office:value="98.4900444499772" calcext:value-type="float">
            <text:p>98.4900444499772</text:p>
          </table:table-cell>
          <table:table-cell table:number-columns-repeated="2" office:value-type="float" office:value="14759" calcext:value-type="float">
            <text:p>14759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167412391742" calcext:value-type="float">
            <text:p>10.2167412391742</text:p>
          </table:table-cell>
          <table:table-cell office:value-type="float" office:value="10.2089363384047" calcext:value-type="float">
            <text:p>10.2089363384047</text:p>
          </table:table-cell>
          <table:table-cell office:value-type="float" office:value="10.2140653478376" calcext:value-type="float">
            <text:p>10.2140653478376</text:p>
          </table:table-cell>
        </table:table-row>
        <table:table-row table:style-name="ro1">
          <table:table-cell office:value-type="date" office:date-value="2018-01-13T16:50:00" calcext:value-type="date">
            <text:p>2018-01-13T16:50:00</text:p>
          </table:table-cell>
          <table:table-cell office:value-type="float" office:value="30" calcext:value-type="float">
            <text:p>30</text:p>
          </table:table-cell>
          <table:table-cell office:value-type="float" office:value="98.7122646962058" calcext:value-type="float">
            <text:p>98.7122646962058</text:p>
          </table:table-cell>
          <table:table-cell table:number-columns-repeated="2" office:value-type="float" office:value="14775" calcext:value-type="float">
            <text:p>14775</text:p>
          </table:table-cell>
          <table:table-cell office:value-type="float" office:value="10.44" calcext:value-type="float">
            <text:p>10.44</text:p>
          </table:table-cell>
          <table:table-cell office:value-type="float" office:value="10.2187430410201" calcext:value-type="float">
            <text:p>10.2187430410201</text:p>
          </table:table-cell>
          <table:table-cell office:value-type="float" office:value="10.2113405372979" calcext:value-type="float">
            <text:p>10.2113405372979</text:p>
          </table:table-cell>
          <table:table-cell office:value-type="float" office:value="10.2159793709873" calcext:value-type="float">
            <text:p>10.2159793709873</text:p>
          </table:table-cell>
        </table:table-row>
        <table:table-row table:style-name="ro1">
          <table:table-cell office:value-type="date" office:date-value="2018-01-13T16:55:00" calcext:value-type="date">
            <text:p>2018-01-13T16:55:00</text:p>
          </table:table-cell>
          <table:table-cell office:value-type="float" office:value="31" calcext:value-type="float">
            <text:p>31</text:p>
          </table:table-cell>
          <table:table-cell office:value-type="float" office:value="98.9220954622294" calcext:value-type="float">
            <text:p>98.9220954622294</text:p>
          </table:table-cell>
          <table:table-cell table:number-columns-repeated="2" office:value-type="float" office:value="14791" calcext:value-type="float">
            <text:p>14791</text:p>
          </table:table-cell>
          <table:table-cell office:value-type="float" office:value="10.39" calcext:value-type="float">
            <text:p>10.39</text:p>
          </table:table-cell>
          <table:table-cell office:value-type="float" office:value="10.2190470067451" calcext:value-type="float">
            <text:p>10.2190470067451</text:p>
          </table:table-cell>
          <table:table-cell office:value-type="float" office:value="10.2122447195913" calcext:value-type="float">
            <text:p>10.2122447195913</text:p>
          </table:table-cell>
          <table:table-cell office:value-type="float" office:value="10.2162129516823" calcext:value-type="float">
            <text:p>10.2162129516823</text:p>
          </table:table-cell>
        </table:table-row>
        <table:table-row table:style-name="ro1">
          <table:table-cell office:value-type="date" office:date-value="2018-01-13T17:00:00" calcext:value-type="date">
            <text:p>2018-01-13T17:00:00</text:p>
          </table:table-cell>
          <table:table-cell office:value-type="float" office:value="32" calcext:value-type="float">
            <text:p>32</text:p>
          </table:table-cell>
          <table:table-cell office:value-type="float" office:value="99.0636358876015" calcext:value-type="float">
            <text:p>99.0636358876015</text:p>
          </table:table-cell>
          <table:table-cell table:number-columns-repeated="2" office:value-type="float" office:value="14803" calcext:value-type="float">
            <text:p>14803</text:p>
          </table:table-cell>
          <table:table-cell office:value-type="float" office:value="10.39" calcext:value-type="float">
            <text:p>10.39</text:p>
          </table:table-cell>
          <table:table-cell office:value-type="float" office:value="10.2201422405189" calcext:value-type="float">
            <text:p>10.2201422405189</text:p>
          </table:table-cell>
          <table:table-cell office:value-type="float" office:value="10.2128993994975" calcext:value-type="float">
            <text:p>10.2128993994975</text:p>
          </table:table-cell>
          <table:table-cell office:value-type="float" office:value="10.2155501333861" calcext:value-type="float">
            <text:p>10.2155501333861</text:p>
          </table:table-cell>
        </table:table-row>
        <table:table-row table:style-name="ro1">
          <table:table-cell office:value-type="date" office:date-value="2018-01-13T17:05:00" calcext:value-type="date">
            <text:p>2018-01-13T17:05:00</text:p>
          </table:table-cell>
          <table:table-cell office:value-type="float" office:value="33" calcext:value-type="float">
            <text:p>33</text:p>
          </table:table-cell>
          <table:table-cell office:value-type="float" office:value="99.1795674352294" calcext:value-type="float">
            <text:p>99.1795674352294</text:p>
          </table:table-cell>
          <table:table-cell table:number-columns-repeated="2" office:value-type="float" office:value="14813" calcext:value-type="float">
            <text:p>14813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195579228789" calcext:value-type="float">
            <text:p>10.2195579228789</text:p>
          </table:table-cell>
          <table:table-cell office:value-type="float" office:value="10.2123518698273" calcext:value-type="float">
            <text:p>10.2123518698273</text:p>
          </table:table-cell>
          <table:table-cell office:value-type="float" office:value="10.2147829061207" calcext:value-type="float">
            <text:p>10.2147829061207</text:p>
          </table:table-cell>
        </table:table-row>
        <table:table-row table:style-name="ro1">
          <table:table-cell office:value-type="date" office:date-value="2018-01-13T17:10:00" calcext:value-type="date">
            <text:p>2018-01-13T17:10:00</text:p>
          </table:table-cell>
          <table:table-cell office:value-type="float" office:value="34" calcext:value-type="float">
            <text:p>34</text:p>
          </table:table-cell>
          <table:table-cell office:value-type="float" office:value="99.245407543751" calcext:value-type="float">
            <text:p>99.245407543751</text:p>
          </table:table-cell>
          <table:table-cell table:number-columns-repeated="2" office:value-type="float" office:value="14819" calcext:value-type="float">
            <text:p>14819</text:p>
          </table:table-cell>
          <table:table-cell office:value-type="float" office:value="10.43" calcext:value-type="float">
            <text:p>10.43</text:p>
          </table:table-cell>
          <table:table-cell office:value-type="float" office:value="10.2197825393192" calcext:value-type="float">
            <text:p>10.2197825393192</text:p>
          </table:table-cell>
          <table:table-cell office:value-type="float" office:value="10.2130607239009" calcext:value-type="float">
            <text:p>10.2130607239009</text:p>
          </table:table-cell>
          <table:table-cell office:value-type="float" office:value="10.2157604778357" calcext:value-type="float">
            <text:p>10.2157604778357</text:p>
          </table:table-cell>
        </table:table-row>
        <table:table-row table:style-name="ro1">
          <table:table-cell office:value-type="date" office:date-value="2018-01-13T17:15:00" calcext:value-type="date">
            <text:p>2018-01-13T17:15:00</text:p>
          </table:table-cell>
          <table:table-cell office:value-type="float" office:value="35" calcext:value-type="float">
            <text:p>35</text:p>
          </table:table-cell>
          <table:table-cell office:value-type="float" office:value="99.3524273600033" calcext:value-type="float">
            <text:p>99.3524273600033</text:p>
          </table:table-cell>
          <table:table-cell table:number-columns-repeated="2" office:value-type="float" office:value="14826" calcext:value-type="float">
            <text:p>14826</text:p>
          </table:table-cell>
          <table:table-cell office:value-type="float" office:value="10.37" calcext:value-type="float">
            <text:p>10.37</text:p>
          </table:table-cell>
          <table:table-cell office:value-type="float" office:value="10.219346216721" calcext:value-type="float">
            <text:p>10.219346216721</text:p>
          </table:table-cell>
          <table:table-cell office:value-type="float" office:value="10.2124389201156" calcext:value-type="float">
            <text:p>10.2124389201156</text:p>
          </table:table-cell>
          <table:table-cell office:value-type="float" office:value="10.2151126730516" calcext:value-type="float">
            <text:p>10.2151126730516</text:p>
          </table:table-cell>
        </table:table-row>
        <table:table-row table:style-name="ro1">
          <table:table-cell office:value-type="date" office:date-value="2018-01-13T17:20:00" calcext:value-type="date">
            <text:p>2018-01-13T17:20:00</text:p>
          </table:table-cell>
          <table:table-cell office:value-type="float" office:value="36" calcext:value-type="float">
            <text:p>36</text:p>
          </table:table-cell>
          <table:table-cell office:value-type="float" office:value="99.5128780446357" calcext:value-type="float">
            <text:p>99.5128780446357</text:p>
          </table:table-cell>
          <table:table-cell table:number-columns-repeated="2" office:value-type="float" office:value="14838" calcext:value-type="float">
            <text:p>14838</text:p>
          </table:table-cell>
          <table:table-cell office:value-type="float" office:value="10.32" calcext:value-type="float">
            <text:p>10.32</text:p>
          </table:table-cell>
          <table:table-cell office:value-type="float" office:value="10.2222860334613" calcext:value-type="float">
            <text:p>10.2222860334613</text:p>
          </table:table-cell>
          <table:table-cell office:value-type="float" office:value="10.2151481075523" calcext:value-type="float">
            <text:p>10.2151481075523</text:p>
          </table:table-cell>
          <table:table-cell office:value-type="float" office:value="10.2185396942564" calcext:value-type="float">
            <text:p>10.2185396942564</text:p>
          </table:table-cell>
        </table:table-row>
        <table:table-row table:style-name="ro1">
          <table:table-cell office:value-type="date" office:date-value="2018-01-13T17:25:00" calcext:value-type="date">
            <text:p>2018-01-13T17:25:00</text:p>
          </table:table-cell>
          <table:table-cell office:value-type="float" office:value="37" calcext:value-type="float">
            <text:p>37</text:p>
          </table:table-cell>
          <table:table-cell office:value-type="float" office:value="99.6243833664806" calcext:value-type="float">
            <text:p>99.6243833664806</text:p>
          </table:table-cell>
          <table:table-cell table:number-columns-repeated="2" office:value-type="float" office:value="14846" calcext:value-type="float">
            <text:p>14846</text:p>
          </table:table-cell>
          <table:table-cell office:value-type="float" office:value="10.28" calcext:value-type="float">
            <text:p>10.28</text:p>
          </table:table-cell>
          <table:table-cell office:value-type="float" office:value="10.2235688367739" calcext:value-type="float">
            <text:p>10.2235688367739</text:p>
          </table:table-cell>
          <table:table-cell office:value-type="float" office:value="10.2166067085295" calcext:value-type="float">
            <text:p>10.2166067085295</text:p>
          </table:table-cell>
          <table:table-cell office:value-type="float" office:value="10.218391510913" calcext:value-type="float">
            <text:p>10.218391510913</text:p>
          </table:table-cell>
        </table:table-row>
        <table:table-row table:style-name="ro1">
          <table:table-cell office:value-type="date" office:date-value="2018-01-13T17:30:00" calcext:value-type="date">
            <text:p>2018-01-13T17:30:00</text:p>
          </table:table-cell>
          <table:table-cell office:value-type="float" office:value="38" calcext:value-type="float">
            <text:p>38</text:p>
          </table:table-cell>
          <table:table-cell office:value-type="float" office:value="99.6373656447816" calcext:value-type="float">
            <text:p>99.6373656447816</text:p>
          </table:table-cell>
          <table:table-cell table:number-columns-repeated="2" office:value-type="float" office:value="14848" calcext:value-type="float">
            <text:p>14848</text:p>
          </table:table-cell>
          <table:table-cell office:value-type="float" office:value="10.28" calcext:value-type="float">
            <text:p>10.28</text:p>
          </table:table-cell>
          <table:table-cell office:value-type="float" office:value="10.2232092183702" calcext:value-type="float">
            <text:p>10.2232092183702</text:p>
          </table:table-cell>
          <table:table-cell office:value-type="float" office:value="10.2162488655614" calcext:value-type="float">
            <text:p>10.2162488655614</text:p>
          </table:table-cell>
          <table:table-cell office:value-type="float" office:value="10.2185832343551" calcext:value-type="float">
            <text:p>10.2185832343551</text:p>
          </table:table-cell>
        </table:table-row>
        <table:table-row table:style-name="ro1">
          <table:table-cell office:value-type="date" office:date-value="2018-01-13T17:35:00" calcext:value-type="date">
            <text:p>2018-01-13T17:35:00</text:p>
          </table:table-cell>
          <table:table-cell office:value-type="float" office:value="39" calcext:value-type="float">
            <text:p>39</text:p>
          </table:table-cell>
          <table:table-cell office:value-type="float" office:value="99.6991944861873" calcext:value-type="float">
            <text:p>99.6991944861873</text:p>
          </table:table-cell>
          <table:table-cell table:number-columns-repeated="2" office:value-type="float" office:value="14853" calcext:value-type="float">
            <text:p>14853</text:p>
          </table:table-cell>
          <table:table-cell office:value-type="float" office:value="10.28" calcext:value-type="float">
            <text:p>10.28</text:p>
          </table:table-cell>
          <table:table-cell office:value-type="float" office:value="10.2232080876482" calcext:value-type="float">
            <text:p>10.2232080876482</text:p>
          </table:table-cell>
          <table:table-cell office:value-type="float" office:value="10.2160737167893" calcext:value-type="float">
            <text:p>10.2160737167893</text:p>
          </table:table-cell>
          <table:table-cell office:value-type="float" office:value="10.2188223230814" calcext:value-type="float">
            <text:p>10.2188223230814</text:p>
          </table:table-cell>
        </table:table-row>
        <table:table-row table:style-name="ro1">
          <table:table-cell office:value-type="date" office:date-value="2018-01-13T17:40:00" calcext:value-type="date">
            <text:p>2018-01-13T17:40:00</text:p>
          </table:table-cell>
          <table:table-cell office:value-type="float" office:value="40" calcext:value-type="float">
            <text:p>40</text:p>
          </table:table-cell>
          <table:table-cell office:value-type="float" office:value="99.7838065344134" calcext:value-type="float">
            <text:p>99.7838065344134</text:p>
          </table:table-cell>
          <table:table-cell table:number-columns-repeated="2" office:value-type="float" office:value="14862" calcext:value-type="float">
            <text:p>14862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237780184757" calcext:value-type="float">
            <text:p>10.2237780184757</text:p>
          </table:table-cell>
          <table:table-cell office:value-type="float" office:value="10.2173402208308" calcext:value-type="float">
            <text:p>10.2173402208308</text:p>
          </table:table-cell>
          <table:table-cell office:value-type="float" office:value="10.2184824587647" calcext:value-type="float">
            <text:p>10.2184824587647</text:p>
          </table:table-cell>
        </table:table-row>
        <table:table-row table:style-name="ro1">
          <table:table-cell office:value-type="date" office:date-value="2018-01-13T17:45:00" calcext:value-type="date">
            <text:p>2018-01-13T17:45:00</text:p>
          </table:table-cell>
          <table:table-cell office:value-type="float" office:value="41" calcext:value-type="float">
            <text:p>41</text:p>
          </table:table-cell>
          <table:table-cell office:value-type="float" office:value="99.8013138381799" calcext:value-type="float">
            <text:p>99.8013138381799</text:p>
          </table:table-cell>
          <table:table-cell table:number-columns-repeated="2" office:value-type="float" office:value="14864" calcext:value-type="float">
            <text:p>14864</text:p>
          </table:table-cell>
          <table:table-cell office:value-type="float" office:value="10.25" calcext:value-type="float">
            <text:p>10.25</text:p>
          </table:table-cell>
          <table:table-cell office:value-type="float" office:value="10.2248601051466" calcext:value-type="float">
            <text:p>10.2248601051466</text:p>
          </table:table-cell>
          <table:table-cell office:value-type="float" office:value="10.2183967647322" calcext:value-type="float">
            <text:p>10.2183967647322</text:p>
          </table:table-cell>
          <table:table-cell office:value-type="float" office:value="10.2187515362554" calcext:value-type="float">
            <text:p>10.2187515362554</text:p>
          </table:table-cell>
        </table:table-row>
        <table:table-row table:style-name="ro1">
          <table:table-cell office:value-type="date" office:date-value="2018-01-13T17:50:00" calcext:value-type="date">
            <text:p>2018-01-13T17:50:00</text:p>
          </table:table-cell>
          <table:table-cell office:value-type="float" office:value="42" calcext:value-type="float">
            <text:p>42</text:p>
          </table:table-cell>
          <table:table-cell office:value-type="float" office:value="99.8306375839921" calcext:value-type="float">
            <text:p>99.8306375839921</text:p>
          </table:table-cell>
          <table:table-cell table:number-columns-repeated="2" office:value-type="float" office:value="14866" calcext:value-type="float">
            <text:p>14866</text:p>
          </table:table-cell>
          <table:table-cell office:value-type="float" office:value="10.25" calcext:value-type="float">
            <text:p>10.25</text:p>
          </table:table-cell>
          <table:table-cell office:value-type="float" office:value="10.2251795823183" calcext:value-type="float">
            <text:p>10.2251795823183</text:p>
          </table:table-cell>
          <table:table-cell office:value-type="float" office:value="10.2186611327611" calcext:value-type="float">
            <text:p>10.2186611327611</text:p>
          </table:table-cell>
          <table:table-cell office:value-type="float" office:value="10.2181269920233" calcext:value-type="float">
            <text:p>10.2181269920233</text:p>
          </table:table-cell>
        </table:table-row>
        <table:table-row table:style-name="ro1">
          <table:table-cell office:value-type="date" office:date-value="2018-01-13T18:05:00" calcext:value-type="date">
            <text:p>2018-01-13T18:05:00</text:p>
          </table:table-cell>
          <table:table-cell office:value-type="float" office:value="43" calcext:value-type="float">
            <text:p>43</text:p>
          </table:table-cell>
          <table:table-cell office:value-type="float" office:value="99.8523339943032" calcext:value-type="float">
            <text:p>99.8523339943032</text:p>
          </table:table-cell>
          <table:table-cell table:number-columns-repeated="2" office:value-type="float" office:value="14867" calcext:value-type="float">
            <text:p>14867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256847241376" calcext:value-type="float">
            <text:p>10.2256847241376</text:p>
          </table:table-cell>
          <table:table-cell office:value-type="float" office:value="10.2194597445196" calcext:value-type="float">
            <text:p>10.2194597445196</text:p>
          </table:table-cell>
          <table:table-cell office:value-type="float" office:value="10.2186656120815" calcext:value-type="float">
            <text:p>10.2186656120815</text:p>
          </table:table-cell>
        </table:table-row>
        <table:table-row table:style-name="ro1">
          <table:table-cell office:value-type="date" office:date-value="2018-01-13T18:10:00" calcext:value-type="date">
            <text:p>2018-01-13T18:10:00</text:p>
          </table:table-cell>
          <table:table-cell office:value-type="float" office:value="44" calcext:value-type="float">
            <text:p>44</text:p>
          </table:table-cell>
          <table:table-cell office:value-type="float" office:value="99.8716394522941" calcext:value-type="float">
            <text:p>99.8716394522941</text:p>
          </table:table-cell>
          <table:table-cell table:number-columns-repeated="2" office:value-type="float" office:value="14869" calcext:value-type="float">
            <text:p>14869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255903432858" calcext:value-type="float">
            <text:p>10.2255903432858</text:p>
          </table:table-cell>
          <table:table-cell office:value-type="float" office:value="10.219286205011" calcext:value-type="float">
            <text:p>10.219286205011</text:p>
          </table:table-cell>
          <table:table-cell office:value-type="float" office:value="10.2182734125922" calcext:value-type="float">
            <text:p>10.2182734125922</text:p>
          </table:table-cell>
        </table:table-row>
        <table:table-row table:style-name="ro1">
          <table:table-cell office:value-type="date" office:date-value="2018-01-13T18:15:00" calcext:value-type="date">
            <text:p>2018-01-13T18:15:00</text:p>
          </table:table-cell>
          <table:table-cell office:value-type="float" office:value="45" calcext:value-type="float">
            <text:p>45</text:p>
          </table:table-cell>
          <table:table-cell office:value-type="float" office:value="99.897643528769" calcext:value-type="float">
            <text:p>99.897643528769</text:p>
          </table:table-cell>
          <table:table-cell table:number-columns-repeated="2" office:value-type="float" office:value="14871" calcext:value-type="float">
            <text:p>14871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61881717915" calcext:value-type="float">
            <text:p>10.2261881717915</text:p>
          </table:table-cell>
          <table:table-cell office:value-type="float" office:value="10.2200813622701" calcext:value-type="float">
            <text:p>10.2200813622701</text:p>
          </table:table-cell>
          <table:table-cell office:value-type="float" office:value="10.2171738970287" calcext:value-type="float">
            <text:p>10.2171738970287</text:p>
          </table:table-cell>
        </table:table-row>
        <table:table-row table:style-name="ro1">
          <table:table-cell office:value-type="date" office:date-value="2018-01-13T18:20:00" calcext:value-type="date">
            <text:p>2018-01-13T18:20:00</text:p>
          </table:table-cell>
          <table:table-cell office:value-type="float" office:value="46" calcext:value-type="float">
            <text:p>46</text:p>
          </table:table-cell>
          <table:table-cell office:value-type="float" office:value="99.9032355908073" calcext:value-type="float">
            <text:p>99.9032355908073</text:p>
          </table:table-cell>
          <table:table-cell table:number-columns-repeated="2" office:value-type="float" office:value="14872" calcext:value-type="float">
            <text:p>14872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60074127834" calcext:value-type="float">
            <text:p>10.2260074127834</text:p>
          </table:table-cell>
          <table:table-cell office:value-type="float" office:value="10.2199034126902" calcext:value-type="float">
            <text:p>10.2199034126902</text:p>
          </table:table-cell>
          <table:table-cell office:value-type="float" office:value="10.2170273278307" calcext:value-type="float">
            <text:p>10.2170273278307</text:p>
          </table:table-cell>
        </table:table-row>
        <table:table-row table:style-name="ro1">
          <table:table-cell office:value-type="date" office:date-value="2018-01-13T18:25:00" calcext:value-type="date">
            <text:p>2018-01-13T18:25:00</text:p>
          </table:table-cell>
          <table:table-cell office:value-type="float" office:value="47" calcext:value-type="float">
            <text:p>47</text:p>
          </table:table-cell>
          <table:table-cell office:value-type="float" office:value="99.9333892539537" calcext:value-type="float">
            <text:p>99.9333892539537</text:p>
          </table:table-cell>
          <table:table-cell table:number-columns-repeated="2" office:value-type="float" office:value="14875" calcext:value-type="float">
            <text:p>14875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56550513848" calcext:value-type="float">
            <text:p>10.2256550513848</text:p>
          </table:table-cell>
          <table:table-cell office:value-type="float" office:value="10.2198657482553" calcext:value-type="float">
            <text:p>10.2198657482553</text:p>
          </table:table-cell>
          <table:table-cell office:value-type="float" office:value="10.2169427955886" calcext:value-type="float">
            <text:p>10.2169427955886</text:p>
          </table:table-cell>
        </table:table-row>
        <table:table-row table:style-name="ro1">
          <table:table-cell office:value-type="date" office:date-value="2018-01-13T18:30:00" calcext:value-type="date">
            <text:p>2018-01-13T18:30:00</text:p>
          </table:table-cell>
          <table:table-cell office:value-type="float" office:value="48" calcext:value-type="float">
            <text:p>48</text:p>
          </table:table-cell>
          <table:table-cell office:value-type="float" office:value="99.9368274829101" calcext:value-type="float">
            <text:p>99.9368274829101</text:p>
          </table:table-cell>
          <table:table-cell table:number-columns-repeated="2" office:value-type="float" office:value="14876" calcext:value-type="float">
            <text:p>14876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55970533236" calcext:value-type="float">
            <text:p>10.2255970533236</text:p>
          </table:table-cell>
          <table:table-cell office:value-type="float" office:value="10.2198095521917" calcext:value-type="float">
            <text:p>10.2198095521917</text:p>
          </table:table-cell>
          <table:table-cell office:value-type="float" office:value="10.2168410386677" calcext:value-type="float">
            <text:p>10.2168410386677</text:p>
          </table:table-cell>
        </table:table-row>
        <table:table-row table:style-name="ro1">
          <table:table-cell office:value-type="date" office:date-value="2018-01-13T18:35:00" calcext:value-type="date">
            <text:p>2018-01-13T18:35:00</text:p>
          </table:table-cell>
          <table:table-cell office:value-type="float" office:value="49" calcext:value-type="float">
            <text:p>49</text:p>
          </table:table-cell>
          <table:table-cell office:value-type="float" office:value="99.9442374591093" calcext:value-type="float">
            <text:p>99.9442374591093</text:p>
          </table:table-cell>
          <table:table-cell table:number-columns-repeated="2" office:value-type="float" office:value="14877" calcext:value-type="float">
            <text:p>14877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252448687624" calcext:value-type="float">
            <text:p>10.2252448687624</text:p>
          </table:table-cell>
          <table:table-cell office:value-type="float" office:value="10.2195483007211" calcext:value-type="float">
            <text:p>10.2195483007211</text:p>
          </table:table-cell>
          <table:table-cell office:value-type="float" office:value="10.2165510595782" calcext:value-type="float">
            <text:p>10.2165510595782</text:p>
          </table:table-cell>
        </table:table-row>
        <table:table-row table:style-name="ro1">
          <table:table-cell office:value-type="date" office:date-value="2018-01-13T18:40:00" calcext:value-type="date">
            <text:p>2018-01-13T18:40:00</text:p>
          </table:table-cell>
          <table:table-cell office:value-type="float" office:value="50" calcext:value-type="float">
            <text:p>50</text:p>
          </table:table-cell>
          <table:table-cell office:value-type="float" office:value="99.9529120712464" calcext:value-type="float">
            <text:p>99.9529120712464</text:p>
          </table:table-cell>
          <table:table-cell table:number-columns-repeated="2" office:value-type="float" office:value="14878" calcext:value-type="float">
            <text:p>14878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252538826497" calcext:value-type="float">
            <text:p>10.2252538826497</text:p>
          </table:table-cell>
          <table:table-cell office:value-type="float" office:value="10.2195937596946" calcext:value-type="float">
            <text:p>10.2195937596946</text:p>
          </table:table-cell>
          <table:table-cell office:value-type="float" office:value="10.2165574720844" calcext:value-type="float">
            <text:p>10.2165574720844</text:p>
          </table:table-cell>
        </table:table-row>
        <table:table-row table:style-name="ro1">
          <table:table-cell office:value-type="date" office:date-value="2018-01-13T19:00:00" calcext:value-type="date">
            <text:p>2018-01-13T19:00:00</text:p>
          </table:table-cell>
          <table:table-cell office:value-type="float" office:value="51" calcext:value-type="float">
            <text:p>51</text:p>
          </table:table-cell>
          <table:table-cell office:value-type="float" office:value="99.9565874194412" calcext:value-type="float">
            <text:p>99.9565874194412</text:p>
          </table:table-cell>
          <table:table-cell table:number-columns-repeated="2" office:value-type="float" office:value="14879" calcext:value-type="float">
            <text:p>14879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251763169959" calcext:value-type="float">
            <text:p>10.2251763169959</text:p>
          </table:table-cell>
          <table:table-cell office:value-type="float" office:value="10.2194826615437" calcext:value-type="float">
            <text:p>10.2194826615437</text:p>
          </table:table-cell>
          <table:table-cell office:value-type="float" office:value="10.2165686344271" calcext:value-type="float">
            <text:p>10.2165686344271</text:p>
          </table:table-cell>
        </table:table-row>
        <table:table-row table:style-name="ro1">
          <table:table-cell office:value-type="date" office:date-value="2018-01-13T19:15:00" calcext:value-type="date">
            <text:p>2018-01-13T19:15:00</text:p>
          </table:table-cell>
          <table:table-cell office:value-type="float" office:value="52" calcext:value-type="float">
            <text:p>52</text:p>
          </table:table-cell>
          <table:table-cell office:value-type="float" office:value="99.9741737629539" calcext:value-type="float">
            <text:p>99.9741737629539</text:p>
          </table:table-cell>
          <table:table-cell table:number-columns-repeated="2" office:value-type="float" office:value="14880" calcext:value-type="float">
            <text:p>14880</text:p>
          </table:table-cell>
          <table:table-cell office:value-type="float" office:value="10.24" calcext:value-type="float">
            <text:p>10.24</text:p>
          </table:table-cell>
          <table:table-cell office:value-type="float" office:value="10.2257264458528" calcext:value-type="float">
            <text:p>10.2257264458528</text:p>
          </table:table-cell>
          <table:table-cell office:value-type="float" office:value="10.2204009601383" calcext:value-type="float">
            <text:p>10.2204009601383</text:p>
          </table:table-cell>
          <table:table-cell office:value-type="float" office:value="10.2168533969889" calcext:value-type="float">
            <text:p>10.2168533969889</text:p>
          </table:table-cell>
        </table:table-row>
        <table:table-row table:style-name="ro1">
          <table:table-cell office:value-type="date" office:date-value="2018-01-13T20:00:00" calcext:value-type="date">
            <text:p>2018-01-13T20:00:00</text:p>
          </table:table-cell>
          <table:table-cell office:value-type="float" office:value="53" calcext:value-type="float">
            <text:p>53</text:p>
          </table:table-cell>
          <table:table-cell office:value-type="float" office:value="99.9999604801269" calcext:value-type="float">
            <text:p>99.9999604801269</text:p>
          </table:table-cell>
          <table:table-cell table:number-columns-repeated="2" office:value-type="float" office:value="14882" calcext:value-type="float">
            <text:p>14882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251994626657" calcext:value-type="float">
            <text:p>10.2251994626657</text:p>
          </table:table-cell>
          <table:table-cell office:value-type="float" office:value="10.2199781280412" calcext:value-type="float">
            <text:p>10.2199781280412</text:p>
          </table:table-cell>
          <table:table-cell office:value-type="float" office:value="10.2171541331805" calcext:value-type="float">
            <text:p>10.2171541331805</text:p>
          </table:table-cell>
        </table:table-row>
        <table:table-row table:style-name="ro1"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6:22:30.895522458</meta:creation-date>
    <dc:date>2023-01-04T19:42:49.974209627</dc:date>
    <meta:editing-duration>PT8M47S</meta:editing-duration>
    <meta:editing-cycles>2</meta:editing-cycles>
    <meta:generator>LibreOffice/7.3.7.2$Linux_X86_64 LibreOffice_project/30$Build-2</meta:generator>
    <meta:document-statistic meta:table-count="3" meta:cell-count="134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3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854cm" svg:height="32.964cm" xlink:href=".." xlink:type="simple" chart:class="chart:scatter" chart:style-name="ch1">
        <chart:title svg:x="19.809cm" svg:y="0.795cm" chart:style-name="ch2">
          <text:p>Zeman 2018 / 1</text:p>
        </chart:title>
        <chart:legend chart:legend-position="end" svg:x="40.399cm" svg:y="15.436cm" style:legend-expansion="high" chart:style-name="ch3"/>
        <chart:plot-area chart:style-name="ch4" table:cell-range-address="zeman.C1:zeman.C54 zeman.E1:zeman.H54" chart:data-source-has-labels="row" svg:x="0.857cm" svg:y="2.233cm" svg:width="38.685cm" svg:height="30.072cm">
          <chart:coordinate-region svg:x="1.478cm" svg:y="2.432cm" svg:width="37.784cm" svg:height="29.2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zeman.E2:zeman.E54" chart:label-cell-address="zeman.E1:zeman.E1" chart:class="chart:scatter">
            <chart:domain table:cell-range-address="zeman.C2:zeman.C54"/>
            <chart:data-point chart:repeated="53"/>
          </chart:series>
          <chart:series chart:style-name="ch9" chart:values-cell-range-address="zeman.F2:zeman.F54" chart:label-cell-address="zeman.F1:zeman.F1" chart:class="chart:scatter">
            <chart:data-point chart:repeated="53"/>
          </chart:series>
          <chart:series chart:style-name="ch10" chart:values-cell-range-address="zeman.G2:zeman.G54" chart:label-cell-address="zeman.G1:zeman.G1" chart:class="chart:scatter">
            <chart:data-point chart:repeated="53"/>
          </chart:series>
          <chart:series chart:style-name="ch11" chart:values-cell-range-address="zeman.H2:zeman.H54" chart:label-cell-address="zeman.H1:zeman.H1" chart:class="chart:scatter"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q</text:p>
                <draw:g>
                  <svg:desc>zeman.E1:zeman.E1</svg:desc>
                </draw:g>
              </table:table-cell>
              <table:table-cell office:value-type="string">
                <text:p>g5</text:p>
                <draw:g>
                  <svg:desc>zeman.F1:zeman.F1</svg:desc>
                </draw:g>
              </table:table-cell>
              <table:table-cell office:value-type="string">
                <text:p>g9</text:p>
                <draw:g>
                  <svg:desc>zeman.G1:zeman.G1</svg:desc>
                </draw:g>
              </table:table-cell>
              <table:table-cell office:value-type="string">
                <text:p>closest</text:p>
                <draw:g>
                  <svg:desc>zeman.H1:zema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157059879524">
                <text:p>0.0168157059879524</text:p>
                <draw:g>
                  <svg:desc>zeman.C2:zeman.C54</svg:desc>
                </draw:g>
              </table:table-cell>
              <table:table-cell office:value-type="float" office:value="37.91">
                <text:p>37.91</text:p>
                <draw:g>
                  <svg:desc>zeman.E2:zeman.E54</svg:desc>
                </draw:g>
              </table:table-cell>
              <table:table-cell office:value-type="float" office:value="34.1525438014444">
                <text:p>34.1525438014444</text:p>
                <draw:g>
                  <svg:desc>zeman.F2:zeman.F54</svg:desc>
                </draw:g>
              </table:table-cell>
              <table:table-cell office:value-type="float" office:value="NaN">
                <text:p>NaN</text:p>
                <draw:g>
                  <svg:desc>zeman.G2:zeman.G54</svg:desc>
                </draw:g>
              </table:table-cell>
              <table:table-cell office:value-type="float" office:value="35.7054254160819">
                <text:p>35.7054254160819</text:p>
                <draw:g>
                  <svg:desc>zeman.H2:zeman.H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8961328816212">
                <text:p>0.208961328816212</text:p>
              </table:table-cell>
              <table:table-cell office:value-type="float" office:value="39.48">
                <text:p>39.48</text:p>
              </table:table-cell>
              <table:table-cell office:value-type="float" office:value="41.0415300606701">
                <text:p>41.0415300606701</text:p>
              </table:table-cell>
              <table:table-cell office:value-type="float" office:value="40.7670634887757">
                <text:p>40.7670634887757</text:p>
              </table:table-cell>
              <table:table-cell office:value-type="float" office:value="38.6922826947951">
                <text:p>38.6922826947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167256994771">
                <text:p>1.39167256994771</text:p>
              </table:table-cell>
              <table:table-cell office:value-type="float" office:value="38.09">
                <text:p>38.09</text:p>
              </table:table-cell>
              <table:table-cell office:value-type="float" office:value="40.9126660726502">
                <text:p>40.9126660726502</text:p>
              </table:table-cell>
              <table:table-cell office:value-type="float" office:value="40.7033238783897">
                <text:p>40.7033238783897</text:p>
              </table:table-cell>
              <table:table-cell office:value-type="float" office:value="39.2897125506076">
                <text:p>39.2897125506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7536795471813">
                <text:p>3.67536795471813</text:p>
              </table:table-cell>
              <table:table-cell office:value-type="float" office:value="38.26">
                <text:p>38.26</text:p>
              </table:table-cell>
              <table:table-cell office:value-type="float" office:value="40.8700076515361">
                <text:p>40.8700076515361</text:p>
              </table:table-cell>
              <table:table-cell office:value-type="float" office:value="40.5855379962737">
                <text:p>40.5855379962737</text:p>
              </table:table-cell>
              <table:table-cell office:value-type="float" office:value="39.2379063297333">
                <text:p>39.2379063297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9190514440068">
                <text:p>6.79190514440068</text:p>
              </table:table-cell>
              <table:table-cell office:value-type="float" office:value="38.65">
                <text:p>38.65</text:p>
              </table:table-cell>
              <table:table-cell office:value-type="float" office:value="40.8787810041388">
                <text:p>40.8787810041388</text:p>
              </table:table-cell>
              <table:table-cell office:value-type="float" office:value="40.7293061024566">
                <text:p>40.7293061024566</text:p>
              </table:table-cell>
              <table:table-cell office:value-type="float" office:value="39.1396241877043">
                <text:p>39.1396241877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817625665786">
                <text:p>10.9817625665786</text:p>
              </table:table-cell>
              <table:table-cell office:value-type="float" office:value="38.81">
                <text:p>38.81</text:p>
              </table:table-cell>
              <table:table-cell office:value-type="float" office:value="40.4108247836839">
                <text:p>40.4108247836839</text:p>
              </table:table-cell>
              <table:table-cell office:value-type="float" office:value="40.2762876117171">
                <text:p>40.2762876117171</text:p>
              </table:table-cell>
              <table:table-cell office:value-type="float" office:value="38.9659591786574">
                <text:p>38.9659591786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34151295906">
                <text:p>16.234151295906</text:p>
              </table:table-cell>
              <table:table-cell office:value-type="float" office:value="38.74">
                <text:p>38.74</text:p>
              </table:table-cell>
              <table:table-cell office:value-type="float" office:value="40.1249023598939">
                <text:p>40.1249023598939</text:p>
              </table:table-cell>
              <table:table-cell office:value-type="float" office:value="40.0053060682251">
                <text:p>40.0053060682251</text:p>
              </table:table-cell>
              <table:table-cell office:value-type="float" office:value="39.0564621800097">
                <text:p>39.05646218000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385636897334">
                <text:p>22.2385636897334</text:p>
              </table:table-cell>
              <table:table-cell office:value-type="float" office:value="38.77">
                <text:p>38.77</text:p>
              </table:table-cell>
              <table:table-cell office:value-type="float" office:value="39.9910181298983">
                <text:p>39.9910181298983</text:p>
              </table:table-cell>
              <table:table-cell office:value-type="float" office:value="39.8552754087377">
                <text:p>39.8552754087377</text:p>
              </table:table-cell>
              <table:table-cell office:value-type="float" office:value="38.9431919042425">
                <text:p>38.9431919042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7523674873956">
                <text:p>28.7523674873956</text:p>
              </table:table-cell>
              <table:table-cell office:value-type="float" office:value="38.73">
                <text:p>38.73</text:p>
              </table:table-cell>
              <table:table-cell office:value-type="float" office:value="39.8974573729028">
                <text:p>39.8974573729028</text:p>
              </table:table-cell>
              <table:table-cell office:value-type="float" office:value="39.7446971078797">
                <text:p>39.7446971078797</text:p>
              </table:table-cell>
              <table:table-cell office:value-type="float" office:value="38.8943322077045">
                <text:p>38.8943322077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818808297988">
                <text:p>35.6818808297988</text:p>
              </table:table-cell>
              <table:table-cell office:value-type="float" office:value="38.73">
                <text:p>38.73</text:p>
              </table:table-cell>
              <table:table-cell office:value-type="float" office:value="39.7943385076054">
                <text:p>39.7943385076054</text:p>
              </table:table-cell>
              <table:table-cell office:value-type="float" office:value="39.6665313287417">
                <text:p>39.6665313287417</text:p>
              </table:table-cell>
              <table:table-cell office:value-type="float" office:value="38.834982920642">
                <text:p>38.834982920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1649490341837">
                <text:p>43.1649490341837</text:p>
              </table:table-cell>
              <table:table-cell office:value-type="float" office:value="38.75">
                <text:p>38.75</text:p>
              </table:table-cell>
              <table:table-cell office:value-type="float" office:value="39.6720864833874">
                <text:p>39.6720864833874</text:p>
              </table:table-cell>
              <table:table-cell office:value-type="float" office:value="39.5637498947756">
                <text:p>39.5637498947756</text:p>
              </table:table-cell>
              <table:table-cell office:value-type="float" office:value="38.8576523272776">
                <text:p>38.8576523272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115450393173">
                <text:p>50.3115450393173</text:p>
              </table:table-cell>
              <table:table-cell office:value-type="float" office:value="38.73">
                <text:p>38.73</text:p>
              </table:table-cell>
              <table:table-cell office:value-type="float" office:value="39.5510388112089">
                <text:p>39.5510388112089</text:p>
              </table:table-cell>
              <table:table-cell office:value-type="float" office:value="39.4664916453801">
                <text:p>39.4664916453801</text:p>
              </table:table-cell>
              <table:table-cell office:value-type="float" office:value="38.8341833852625">
                <text:p>38.8341833852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046803385667">
                <text:p>57.2046803385667</text:p>
              </table:table-cell>
              <table:table-cell office:value-type="float" office:value="38.71">
                <text:p>38.71</text:p>
              </table:table-cell>
              <table:table-cell office:value-type="float" office:value="39.4741177634071">
                <text:p>39.4741177634071</text:p>
              </table:table-cell>
              <table:table-cell office:value-type="float" office:value="39.4163627201085">
                <text:p>39.4163627201085</text:p>
              </table:table-cell>
              <table:table-cell office:value-type="float" office:value="38.8168147491248">
                <text:p>38.8168147491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9134751899177">
                <text:p>63.9134751899177</text:p>
              </table:table-cell>
              <table:table-cell office:value-type="float" office:value="38.58">
                <text:p>38.58</text:p>
              </table:table-cell>
              <table:table-cell office:value-type="float" office:value="39.3471097213019">
                <text:p>39.3471097213019</text:p>
              </table:table-cell>
              <table:table-cell office:value-type="float" office:value="39.3300384558714">
                <text:p>39.3300384558714</text:p>
              </table:table-cell>
              <table:table-cell office:value-type="float" office:value="38.7750195327514">
                <text:p>38.77501953275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0189991789746">
                <text:p>70.0189991789746</text:p>
              </table:table-cell>
              <table:table-cell office:value-type="float" office:value="38.54">
                <text:p>38.54</text:p>
              </table:table-cell>
              <table:table-cell office:value-type="float" office:value="39.2241499948847">
                <text:p>39.2241499948847</text:p>
              </table:table-cell>
              <table:table-cell office:value-type="float" office:value="39.2236889087784">
                <text:p>39.2236889087784</text:p>
              </table:table-cell>
              <table:table-cell office:value-type="float" office:value="38.7102999051835">
                <text:p>38.71029990518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7226347108973">
                <text:p>74.7226347108973</text:p>
              </table:table-cell>
              <table:table-cell office:value-type="float" office:value="38.53">
                <text:p>38.53</text:p>
              </table:table-cell>
              <table:table-cell office:value-type="float" office:value="39.1200112187605">
                <text:p>39.1200112187605</text:p>
              </table:table-cell>
              <table:table-cell office:value-type="float" office:value="39.1296537469708">
                <text:p>39.1296537469708</text:p>
              </table:table-cell>
              <table:table-cell office:value-type="float" office:value="38.6795927352287">
                <text:p>38.67959273522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6880785338917">
                <text:p>78.6880785338917</text:p>
              </table:table-cell>
              <table:table-cell office:value-type="float" office:value="38.48">
                <text:p>38.48</text:p>
              </table:table-cell>
              <table:table-cell office:value-type="float" office:value="39.0282039433031">
                <text:p>39.0282039433031</text:p>
              </table:table-cell>
              <table:table-cell office:value-type="float" office:value="39.041405446671">
                <text:p>39.041405446671</text:p>
              </table:table-cell>
              <table:table-cell office:value-type="float" office:value="38.6525200883093">
                <text:p>38.65252008830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3288073198709">
                <text:p>82.3288073198709</text:p>
              </table:table-cell>
              <table:table-cell office:value-type="float" office:value="38.53">
                <text:p>38.53</text:p>
              </table:table-cell>
              <table:table-cell office:value-type="float" office:value="38.9627405478171">
                <text:p>38.9627405478171</text:p>
              </table:table-cell>
              <table:table-cell office:value-type="float" office:value="38.9737644203203">
                <text:p>38.9737644203203</text:p>
              </table:table-cell>
              <table:table-cell office:value-type="float" office:value="38.6409336527523">
                <text:p>38.6409336527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5192466721797">
                <text:p>85.5192466721797</text:p>
              </table:table-cell>
              <table:table-cell office:value-type="float" office:value="38.5">
                <text:p>38.5</text:p>
              </table:table-cell>
              <table:table-cell office:value-type="float" office:value="38.8967089616804">
                <text:p>38.8967089616804</text:p>
              </table:table-cell>
              <table:table-cell office:value-type="float" office:value="38.9072735294192">
                <text:p>38.9072735294192</text:p>
              </table:table-cell>
              <table:table-cell office:value-type="float" office:value="38.6331078775592">
                <text:p>38.63310787755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0799368472428">
                <text:p>88.0799368472428</text:p>
              </table:table-cell>
              <table:table-cell office:value-type="float" office:value="38.55">
                <text:p>38.55</text:p>
              </table:table-cell>
              <table:table-cell office:value-type="float" office:value="38.839858956266">
                <text:p>38.839858956266</text:p>
              </table:table-cell>
              <table:table-cell office:value-type="float" office:value="38.860492831417">
                <text:p>38.860492831417</text:p>
              </table:table-cell>
              <table:table-cell office:value-type="float" office:value="38.6375382596757">
                <text:p>38.63753825967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2487084411485">
                <text:p>90.2487084411485</text:p>
              </table:table-cell>
              <table:table-cell office:value-type="float" office:value="38.54">
                <text:p>38.54</text:p>
              </table:table-cell>
              <table:table-cell office:value-type="float" office:value="38.7856219526973">
                <text:p>38.7856219526973</text:p>
              </table:table-cell>
              <table:table-cell office:value-type="float" office:value="38.8001612619729">
                <text:p>38.8001612619729</text:p>
              </table:table-cell>
              <table:table-cell office:value-type="float" office:value="38.6153793180847">
                <text:p>38.61537931808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140840923619">
                <text:p>92.140840923619</text:p>
              </table:table-cell>
              <table:table-cell office:value-type="float" office:value="38.55">
                <text:p>38.55</text:p>
              </table:table-cell>
              <table:table-cell office:value-type="float" office:value="38.7446851616071">
                <text:p>38.7446851616071</text:p>
              </table:table-cell>
              <table:table-cell office:value-type="float" office:value="38.7597930888075">
                <text:p>38.7597930888075</text:p>
              </table:table-cell>
              <table:table-cell office:value-type="float" office:value="38.62280588783">
                <text:p>38.622805887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552870180181">
                <text:p>93.7552870180181</text:p>
              </table:table-cell>
              <table:table-cell office:value-type="float" office:value="38.54">
                <text:p>38.54</text:p>
              </table:table-cell>
              <table:table-cell office:value-type="float" office:value="38.7124265721275">
                <text:p>38.7124265721275</text:p>
              </table:table-cell>
              <table:table-cell office:value-type="float" office:value="38.7195828777365">
                <text:p>38.7195828777365</text:p>
              </table:table-cell>
              <table:table-cell office:value-type="float" office:value="38.6257199350897">
                <text:p>38.62571993508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2181743992238">
                <text:p>95.2181743992238</text:p>
              </table:table-cell>
              <table:table-cell office:value-type="float" office:value="38.56">
                <text:p>38.56</text:p>
              </table:table-cell>
              <table:table-cell office:value-type="float" office:value="38.6932623094232">
                <text:p>38.6932623094232</text:p>
              </table:table-cell>
              <table:table-cell office:value-type="float" office:value="38.7035110184455">
                <text:p>38.7035110184455</text:p>
              </table:table-cell>
              <table:table-cell office:value-type="float" office:value="38.6175497133566">
                <text:p>38.61754971335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3407759134278">
                <text:p>96.3407759134278</text:p>
              </table:table-cell>
              <table:table-cell office:value-type="float" office:value="38.53">
                <text:p>38.53</text:p>
              </table:table-cell>
              <table:table-cell office:value-type="float" office:value="38.6493001427539">
                <text:p>38.6493001427539</text:p>
              </table:table-cell>
              <table:table-cell office:value-type="float" office:value="38.665465929906">
                <text:p>38.665465929906</text:p>
              </table:table-cell>
              <table:table-cell office:value-type="float" office:value="38.60552181105">
                <text:p>38.60552181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1856712796238">
                <text:p>97.1856712796238</text:p>
              </table:table-cell>
              <table:table-cell office:value-type="float" office:value="38.54">
                <text:p>38.54</text:p>
              </table:table-cell>
              <table:table-cell office:value-type="float" office:value="38.6263187836577">
                <text:p>38.6263187836577</text:p>
              </table:table-cell>
              <table:table-cell office:value-type="float" office:value="38.6444841220782">
                <text:p>38.6444841220782</text:p>
              </table:table-cell>
              <table:table-cell office:value-type="float" office:value="38.6095478943933">
                <text:p>38.60954789439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.7109101525566">
                <text:p>97.7109101525566</text:p>
              </table:table-cell>
              <table:table-cell office:value-type="float" office:value="38.57">
                <text:p>38.57</text:p>
              </table:table-cell>
              <table:table-cell office:value-type="float" office:value="38.6189210734113">
                <text:p>38.6189210734113</text:p>
              </table:table-cell>
              <table:table-cell office:value-type="float" office:value="38.63390037547">
                <text:p>38.63390037547</text:p>
              </table:table-cell>
              <table:table-cell office:value-type="float" office:value="38.6116577818401">
                <text:p>38.61165778184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1635114988011">
                <text:p>98.1635114988011</text:p>
              </table:table-cell>
              <table:table-cell office:value-type="float" office:value="38.59">
                <text:p>38.59</text:p>
              </table:table-cell>
              <table:table-cell office:value-type="float" office:value="38.6030228974889">
                <text:p>38.6030228974889</text:p>
              </table:table-cell>
              <table:table-cell office:value-type="float" office:value="38.6245893042072">
                <text:p>38.6245893042072</text:p>
              </table:table-cell>
              <table:table-cell office:value-type="float" office:value="38.6048695613091">
                <text:p>38.60486956130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4900444499772">
                <text:p>98.4900444499772</text:p>
              </table:table-cell>
              <table:table-cell office:value-type="float" office:value="38.6">
                <text:p>38.6</text:p>
              </table:table-cell>
              <table:table-cell office:value-type="float" office:value="38.5884259400811">
                <text:p>38.5884259400811</text:p>
              </table:table-cell>
              <table:table-cell office:value-type="float" office:value="38.6067563422055">
                <text:p>38.6067563422055</text:p>
              </table:table-cell>
              <table:table-cell office:value-type="float" office:value="38.6002373936568">
                <text:p>38.6002373936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7122646962058">
                <text:p>98.7122646962058</text:p>
              </table:table-cell>
              <table:table-cell office:value-type="float" office:value="38.6">
                <text:p>38.6</text:p>
              </table:table-cell>
              <table:table-cell office:value-type="float" office:value="38.578515813576">
                <text:p>38.578515813576</text:p>
              </table:table-cell>
              <table:table-cell office:value-type="float" office:value="38.5951262328949">
                <text:p>38.5951262328949</text:p>
              </table:table-cell>
              <table:table-cell office:value-type="float" office:value="38.5975387205324">
                <text:p>38.59753872053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9220954622294">
                <text:p>98.9220954622294</text:p>
              </table:table-cell>
              <table:table-cell office:value-type="float" office:value="38.63">
                <text:p>38.63</text:p>
              </table:table-cell>
              <table:table-cell office:value-type="float" office:value="38.5757087610524">
                <text:p>38.5757087610524</text:p>
              </table:table-cell>
              <table:table-cell office:value-type="float" office:value="38.5900604884973">
                <text:p>38.5900604884973</text:p>
              </table:table-cell>
              <table:table-cell office:value-type="float" office:value="38.6008189103538">
                <text:p>38.60081891035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0636358876015">
                <text:p>99.0636358876015</text:p>
              </table:table-cell>
              <table:table-cell office:value-type="float" office:value="38.63">
                <text:p>38.63</text:p>
              </table:table-cell>
              <table:table-cell office:value-type="float" office:value="38.5729340228558">
                <text:p>38.5729340228558</text:p>
              </table:table-cell>
              <table:table-cell office:value-type="float" office:value="38.5885744003493">
                <text:p>38.5885744003493</text:p>
              </table:table-cell>
              <table:table-cell office:value-type="float" office:value="38.5986594917371">
                <text:p>38.59865949173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1795674352294">
                <text:p>99.1795674352294</text:p>
              </table:table-cell>
              <table:table-cell office:value-type="float" office:value="38.6">
                <text:p>38.6</text:p>
              </table:table-cell>
              <table:table-cell office:value-type="float" office:value="38.5702693240636">
                <text:p>38.5702693240636</text:p>
              </table:table-cell>
              <table:table-cell office:value-type="float" office:value="38.5872034929696">
                <text:p>38.5872034929696</text:p>
              </table:table-cell>
              <table:table-cell office:value-type="float" office:value="38.5978247339087">
                <text:p>38.59782473390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245407543751">
                <text:p>99.245407543751</text:p>
              </table:table-cell>
              <table:table-cell office:value-type="float" office:value="38.59">
                <text:p>38.59</text:p>
              </table:table-cell>
              <table:table-cell office:value-type="float" office:value="38.5717059627842">
                <text:p>38.5717059627842</text:p>
              </table:table-cell>
              <table:table-cell office:value-type="float" office:value="38.5874207196177">
                <text:p>38.5874207196177</text:p>
              </table:table-cell>
              <table:table-cell office:value-type="float" office:value="38.5968158397584">
                <text:p>38.5968158397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3524273600033">
                <text:p>99.3524273600033</text:p>
              </table:table-cell>
              <table:table-cell office:value-type="float" office:value="38.6">
                <text:p>38.6</text:p>
              </table:table-cell>
              <table:table-cell office:value-type="float" office:value="38.5714851261409">
                <text:p>38.5714851261409</text:p>
              </table:table-cell>
              <table:table-cell office:value-type="float" office:value="38.5874352438127">
                <text:p>38.5874352438127</text:p>
              </table:table-cell>
              <table:table-cell office:value-type="float" office:value="38.5958792740641">
                <text:p>38.59587927406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5128780446357">
                <text:p>99.5128780446357</text:p>
              </table:table-cell>
              <table:table-cell office:value-type="float" office:value="38.61">
                <text:p>38.61</text:p>
              </table:table-cell>
              <table:table-cell office:value-type="float" office:value="38.5655210301985">
                <text:p>38.5655210301985</text:p>
              </table:table-cell>
              <table:table-cell office:value-type="float" office:value="38.5823087782811">
                <text:p>38.5823087782811</text:p>
              </table:table-cell>
              <table:table-cell office:value-type="float" office:value="38.5939108486966">
                <text:p>38.59391084869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6243833664806">
                <text:p>99.6243833664806</text:p>
              </table:table-cell>
              <table:table-cell office:value-type="float" office:value="38.6">
                <text:p>38.6</text:p>
              </table:table-cell>
              <table:table-cell office:value-type="float" office:value="38.5614876939024">
                <text:p>38.5614876939024</text:p>
              </table:table-cell>
              <table:table-cell office:value-type="float" office:value="38.5777462703433">
                <text:p>38.5777462703433</text:p>
              </table:table-cell>
              <table:table-cell office:value-type="float" office:value="38.5940337875365">
                <text:p>38.5940337875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6373656447816">
                <text:p>99.6373656447816</text:p>
              </table:table-cell>
              <table:table-cell office:value-type="float" office:value="38.6">
                <text:p>38.6</text:p>
              </table:table-cell>
              <table:table-cell office:value-type="float" office:value="38.5623283722247">
                <text:p>38.5623283722247</text:p>
              </table:table-cell>
              <table:table-cell office:value-type="float" office:value="38.5785490488733">
                <text:p>38.5785490488733</text:p>
              </table:table-cell>
              <table:table-cell office:value-type="float" office:value="38.5938750431945">
                <text:p>38.5938750431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6991944861873">
                <text:p>99.6991944861873</text:p>
              </table:table-cell>
              <table:table-cell office:value-type="float" office:value="38.6">
                <text:p>38.6</text:p>
              </table:table-cell>
              <table:table-cell office:value-type="float" office:value="38.5578434974467">
                <text:p>38.5578434974467</text:p>
              </table:table-cell>
              <table:table-cell office:value-type="float" office:value="38.5740565706846">
                <text:p>38.5740565706846</text:p>
              </table:table-cell>
              <table:table-cell office:value-type="float" office:value="38.5943338758237">
                <text:p>38.5943338758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7838065344134">
                <text:p>99.7838065344134</text:p>
              </table:table-cell>
              <table:table-cell office:value-type="float" office:value="38.59">
                <text:p>38.59</text:p>
              </table:table-cell>
              <table:table-cell office:value-type="float" office:value="38.5566439084829">
                <text:p>38.5566439084829</text:p>
              </table:table-cell>
              <table:table-cell office:value-type="float" office:value="38.5699417293415">
                <text:p>38.5699417293415</text:p>
              </table:table-cell>
              <table:table-cell office:value-type="float" office:value="38.5979865059126">
                <text:p>38.59798650591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8013138381799">
                <text:p>99.8013138381799</text:p>
              </table:table-cell>
              <table:table-cell office:value-type="float" office:value="38.57">
                <text:p>38.57</text:p>
              </table:table-cell>
              <table:table-cell office:value-type="float" office:value="38.5532791501851">
                <text:p>38.5532791501851</text:p>
              </table:table-cell>
              <table:table-cell office:value-type="float" office:value="38.5665688933263">
                <text:p>38.5665688933263</text:p>
              </table:table-cell>
              <table:table-cell office:value-type="float" office:value="38.5957858826694">
                <text:p>38.59578588266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8306375839921">
                <text:p>99.8306375839921</text:p>
              </table:table-cell>
              <table:table-cell office:value-type="float" office:value="38.57">
                <text:p>38.57</text:p>
              </table:table-cell>
              <table:table-cell office:value-type="float" office:value="38.5510196301129">
                <text:p>38.5510196301129</text:p>
              </table:table-cell>
              <table:table-cell office:value-type="float" office:value="38.5643060051259">
                <text:p>38.5643060051259</text:p>
              </table:table-cell>
              <table:table-cell office:value-type="float" office:value="38.5952839279096">
                <text:p>38.59528392790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8523339943032">
                <text:p>99.8523339943032</text:p>
              </table:table-cell>
              <table:table-cell office:value-type="float" office:value="38.57">
                <text:p>38.57</text:p>
              </table:table-cell>
              <table:table-cell office:value-type="float" office:value="38.5506562859458">
                <text:p>38.5506562859458</text:p>
              </table:table-cell>
              <table:table-cell office:value-type="float" office:value="38.5632364300438">
                <text:p>38.5632364300438</text:p>
              </table:table-cell>
              <table:table-cell office:value-type="float" office:value="38.5948990349566">
                <text:p>38.59489903495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8716394522941">
                <text:p>99.8716394522941</text:p>
              </table:table-cell>
              <table:table-cell office:value-type="float" office:value="38.57">
                <text:p>38.57</text:p>
              </table:table-cell>
              <table:table-cell office:value-type="float" office:value="38.551720789379">
                <text:p>38.551720789379</text:p>
              </table:table-cell>
              <table:table-cell office:value-type="float" office:value="38.5642985032007">
                <text:p>38.5642985032007</text:p>
              </table:table-cell>
              <table:table-cell office:value-type="float" office:value="38.5959223200378">
                <text:p>38.59592232003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897643528769">
                <text:p>99.897643528769</text:p>
              </table:table-cell>
              <table:table-cell office:value-type="float" office:value="38.57">
                <text:p>38.57</text:p>
              </table:table-cell>
              <table:table-cell office:value-type="float" office:value="38.5500900904005">
                <text:p>38.5500900904005</text:p>
              </table:table-cell>
              <table:table-cell office:value-type="float" office:value="38.5621976642547">
                <text:p>38.5621976642547</text:p>
              </table:table-cell>
              <table:table-cell office:value-type="float" office:value="38.5960747554835">
                <text:p>38.5960747554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9032355908073">
                <text:p>99.9032355908073</text:p>
              </table:table-cell>
              <table:table-cell office:value-type="float" office:value="38.57">
                <text:p>38.57</text:p>
              </table:table-cell>
              <table:table-cell office:value-type="float" office:value="38.5504807710767">
                <text:p>38.5504807710767</text:p>
              </table:table-cell>
              <table:table-cell office:value-type="float" office:value="38.562583965927">
                <text:p>38.562583965927</text:p>
              </table:table-cell>
              <table:table-cell office:value-type="float" office:value="38.5965556146155">
                <text:p>38.5965556146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9333892539537">
                <text:p>99.9333892539537</text:p>
              </table:table-cell>
              <table:table-cell office:value-type="float" office:value="38.57">
                <text:p>38.57</text:p>
              </table:table-cell>
              <table:table-cell office:value-type="float" office:value="38.5483218004615">
                <text:p>38.5483218004615</text:p>
              </table:table-cell>
              <table:table-cell office:value-type="float" office:value="38.559739875152">
                <text:p>38.559739875152</text:p>
              </table:table-cell>
              <table:table-cell office:value-type="float" office:value="38.5956145318545">
                <text:p>38.5956145318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368274829101">
                <text:p>99.9368274829101</text:p>
              </table:table-cell>
              <table:table-cell office:value-type="float" office:value="38.57">
                <text:p>38.57</text:p>
              </table:table-cell>
              <table:table-cell office:value-type="float" office:value="38.548202541211">
                <text:p>38.548202541211</text:p>
              </table:table-cell>
              <table:table-cell office:value-type="float" office:value="38.5596177571069">
                <text:p>38.5596177571069</text:p>
              </table:table-cell>
              <table:table-cell office:value-type="float" office:value="38.595772842524">
                <text:p>38.5957728425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442374591093">
                <text:p>99.9442374591093</text:p>
              </table:table-cell>
              <table:table-cell office:value-type="float" office:value="38.58">
                <text:p>38.58</text:p>
              </table:table-cell>
              <table:table-cell office:value-type="float" office:value="38.5486207064826">
                <text:p>38.5486207064826</text:p>
              </table:table-cell>
              <table:table-cell office:value-type="float" office:value="38.5598177761056">
                <text:p>38.5598177761056</text:p>
              </table:table-cell>
              <table:table-cell office:value-type="float" office:value="38.5963628113264">
                <text:p>38.59636281132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9529120712464">
                <text:p>99.9529120712464</text:p>
              </table:table-cell>
              <table:table-cell office:value-type="float" office:value="38.57">
                <text:p>38.57</text:p>
              </table:table-cell>
              <table:table-cell office:value-type="float" office:value="38.548439850584">
                <text:p>38.548439850584</text:p>
              </table:table-cell>
              <table:table-cell office:value-type="float" office:value="38.5595489544086">
                <text:p>38.5595489544086</text:p>
              </table:table-cell>
              <table:table-cell office:value-type="float" office:value="38.5956401784525">
                <text:p>38.59564017845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565874194412">
                <text:p>99.9565874194412</text:p>
              </table:table-cell>
              <table:table-cell office:value-type="float" office:value="38.58">
                <text:p>38.58</text:p>
              </table:table-cell>
              <table:table-cell office:value-type="float" office:value="38.5486938218719">
                <text:p>38.5486938218719</text:p>
              </table:table-cell>
              <table:table-cell office:value-type="float" office:value="38.5599043979101">
                <text:p>38.5599043979101</text:p>
              </table:table-cell>
              <table:table-cell office:value-type="float" office:value="38.5956645593588">
                <text:p>38.59566455935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9741737629539">
                <text:p>99.9741737629539</text:p>
              </table:table-cell>
              <table:table-cell office:value-type="float" office:value="38.57">
                <text:p>38.57</text:p>
              </table:table-cell>
              <table:table-cell office:value-type="float" office:value="38.5453107205134">
                <text:p>38.5453107205134</text:p>
              </table:table-cell>
              <table:table-cell office:value-type="float" office:value="38.5556418803401">
                <text:p>38.5556418803401</text:p>
              </table:table-cell>
              <table:table-cell office:value-type="float" office:value="38.595195361781">
                <text:p>38.5951953617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9999604801269">
                <text:p>99.9999604801269</text:p>
              </table:table-cell>
              <table:table-cell office:value-type="float" office:value="38.57">
                <text:p>38.57</text:p>
              </table:table-cell>
              <table:table-cell office:value-type="float" office:value="38.5454802082934">
                <text:p>38.5454802082934</text:p>
              </table:table-cell>
              <table:table-cell office:value-type="float" office:value="38.555457740321">
                <text:p>38.555457740321</text:p>
              </table:table-cell>
              <table:table-cell office:value-type="float" office:value="38.5952112012821">
                <text:p>38.5952112012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397cm" svg:height="20.147cm" xlink:href=".." xlink:type="simple" chart:class="chart:scatter" chart:style-name="ch1">
        <chart:title svg:x="12.04cm" svg:y="0.538cm" chart:style-name="ch2">
          <text:p>Drahoš 2018 / 1</text:p>
        </chart:title>
        <chart:legend chart:legend-position="end" svg:x="24.942cm" svg:y="9.027cm" style:legend-expansion="high" chart:style-name="ch3"/>
        <chart:plot-area chart:style-name="ch4" table:cell-range-address="drahoš.B1:drahoš.B54 drahoš.E1:drahoš.H54" chart:data-source-has-labels="row" svg:x="0.547cm" svg:y="1.719cm" svg:width="23.848cm" svg:height="18.026cm">
          <chart:coordinate-region svg:x="1.168cm" svg:y="1.918cm" svg:width="22.947cm" svg:height="17.1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rahoš.E2:drahoš.E54" chart:label-cell-address="drahoš.E1:drahoš.E1" chart:class="chart:scatter">
            <chart:domain table:cell-range-address="drahoš.B2:drahoš.B54"/>
            <chart:data-point chart:repeated="53"/>
          </chart:series>
          <chart:series chart:style-name="ch9" chart:values-cell-range-address="drahoš.F2:drahoš.F54" chart:label-cell-address="drahoš.F1:drahoš.F1" chart:class="chart:scatter">
            <chart:data-point chart:repeated="53"/>
          </chart:series>
          <chart:series chart:style-name="ch10" chart:values-cell-range-address="drahoš.G2:drahoš.G54" chart:label-cell-address="drahoš.G1:drahoš.G1" chart:class="chart:scatter">
            <chart:data-point chart:repeated="53"/>
          </chart:series>
          <chart:series chart:style-name="ch11" chart:values-cell-range-address="drahoš.H2:drahoš.H54" chart:label-cell-address="drahoš.H1:drahoš.H1" chart:class="chart:scatter"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q</text:p>
                <draw:g>
                  <svg:desc>drahoš.E1:drahoš.E1</svg:desc>
                </draw:g>
              </table:table-cell>
              <table:table-cell office:value-type="string">
                <text:p>group5</text:p>
                <draw:g>
                  <svg:desc>drahoš.F1:drahoš.F1</svg:desc>
                </draw:g>
              </table:table-cell>
              <table:table-cell office:value-type="string">
                <text:p>group9</text:p>
                <draw:g>
                  <svg:desc>drahoš.G1:drahoš.G1</svg:desc>
                </draw:g>
              </table:table-cell>
              <table:table-cell office:value-type="string">
                <text:p>closest</text:p>
                <draw:g>
                  <svg:desc>drahoš.H1:drahoš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157059879524">
                <text:p>0.0168157059879524</text:p>
                <draw:g>
                  <svg:desc>drahoš.B2:drahoš.B54</svg:desc>
                </draw:g>
              </table:table-cell>
              <table:table-cell office:value-type="float" office:value="26.03">
                <text:p>26.03</text:p>
                <draw:g>
                  <svg:desc>drahoš.E2:drahoš.E54</svg:desc>
                </draw:g>
              </table:table-cell>
              <table:table-cell office:value-type="float" office:value="28.9558375933493">
                <text:p>28.9558375933493</text:p>
                <draw:g>
                  <svg:desc>drahoš.F2:drahoš.F54</svg:desc>
                </draw:g>
              </table:table-cell>
              <table:table-cell office:value-type="float" office:value="NaN">
                <text:p>NaN</text:p>
                <draw:g>
                  <svg:desc>drahoš.G2:drahoš.G54</svg:desc>
                </draw:g>
              </table:table-cell>
              <table:table-cell office:value-type="float" office:value="25.7062327784108">
                <text:p>25.7062327784108</text:p>
                <draw:g>
                  <svg:desc>drahoš.H2:drahoš.H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8961328816212">
                <text:p>0.208961328816212</text:p>
              </table:table-cell>
              <table:table-cell office:value-type="float" office:value="26.58">
                <text:p>26.58</text:p>
              </table:table-cell>
              <table:table-cell office:value-type="float" office:value="25.7906562033429">
                <text:p>25.7906562033429</text:p>
              </table:table-cell>
              <table:table-cell office:value-type="float" office:value="25.6104512647659">
                <text:p>25.6104512647659</text:p>
              </table:table-cell>
              <table:table-cell office:value-type="float" office:value="26.3474875445198">
                <text:p>26.3474875445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167256994771">
                <text:p>1.39167256994771</text:p>
              </table:table-cell>
              <table:table-cell office:value-type="float" office:value="26.85">
                <text:p>26.85</text:p>
              </table:table-cell>
              <table:table-cell office:value-type="float" office:value="25.4145074371081">
                <text:p>25.4145074371081</text:p>
              </table:table-cell>
              <table:table-cell office:value-type="float" office:value="25.5536513576202">
                <text:p>25.5536513576202</text:p>
              </table:table-cell>
              <table:table-cell office:value-type="float" office:value="26.7214419655167">
                <text:p>26.7214419655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7536795471813">
                <text:p>3.67536795471813</text:p>
              </table:table-cell>
              <table:table-cell office:value-type="float" office:value="26.84">
                <text:p>26.84</text:p>
              </table:table-cell>
              <table:table-cell office:value-type="float" office:value="25.6595319447287">
                <text:p>25.6595319447287</text:p>
              </table:table-cell>
              <table:table-cell office:value-type="float" office:value="25.8595278446083">
                <text:p>25.8595278446083</text:p>
              </table:table-cell>
              <table:table-cell office:value-type="float" office:value="26.6004617792145">
                <text:p>26.6004617792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9190514440068">
                <text:p>6.79190514440068</text:p>
              </table:table-cell>
              <table:table-cell office:value-type="float" office:value="26.4">
                <text:p>26.4</text:p>
              </table:table-cell>
              <table:table-cell office:value-type="float" office:value="25.4062362612956">
                <text:p>25.4062362612956</text:p>
              </table:table-cell>
              <table:table-cell office:value-type="float" office:value="25.5755494156601">
                <text:p>25.5755494156601</text:p>
              </table:table-cell>
              <table:table-cell office:value-type="float" office:value="26.3392187425127">
                <text:p>26.3392187425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817625665786">
                <text:p>10.9817625665786</text:p>
              </table:table-cell>
              <table:table-cell office:value-type="float" office:value="26.52">
                <text:p>26.52</text:p>
              </table:table-cell>
              <table:table-cell office:value-type="float" office:value="25.7692170546254">
                <text:p>25.7692170546254</text:p>
              </table:table-cell>
              <table:table-cell office:value-type="float" office:value="25.9046611050234">
                <text:p>25.9046611050234</text:p>
              </table:table-cell>
              <table:table-cell office:value-type="float" office:value="26.5477039197153">
                <text:p>26.5477039197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34151295906">
                <text:p>16.234151295906</text:p>
              </table:table-cell>
              <table:table-cell office:value-type="float" office:value="26.57">
                <text:p>26.57</text:p>
              </table:table-cell>
              <table:table-cell office:value-type="float" office:value="25.9675320773097">
                <text:p>25.9675320773097</text:p>
              </table:table-cell>
              <table:table-cell office:value-type="float" office:value="26.049156302172">
                <text:p>26.049156302172</text:p>
              </table:table-cell>
              <table:table-cell office:value-type="float" office:value="26.4975968444405">
                <text:p>26.4975968444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385636897334">
                <text:p>22.2385636897334</text:p>
              </table:table-cell>
              <table:table-cell office:value-type="float" office:value="26.41">
                <text:p>26.41</text:p>
              </table:table-cell>
              <table:table-cell office:value-type="float" office:value="25.9629402142123">
                <text:p>25.9629402142123</text:p>
              </table:table-cell>
              <table:table-cell office:value-type="float" office:value="26.0542451033009">
                <text:p>26.0542451033009</text:p>
              </table:table-cell>
              <table:table-cell office:value-type="float" office:value="26.5130952203975">
                <text:p>26.5130952203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7523674873956">
                <text:p>28.7523674873956</text:p>
              </table:table-cell>
              <table:table-cell office:value-type="float" office:value="26.42">
                <text:p>26.42</text:p>
              </table:table-cell>
              <table:table-cell office:value-type="float" office:value="25.9824057413608">
                <text:p>25.9824057413608</text:p>
              </table:table-cell>
              <table:table-cell office:value-type="float" office:value="26.0752503102781">
                <text:p>26.0752503102781</text:p>
              </table:table-cell>
              <table:table-cell office:value-type="float" office:value="26.4972956825912">
                <text:p>26.4972956825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818808297988">
                <text:p>35.6818808297988</text:p>
              </table:table-cell>
              <table:table-cell office:value-type="float" office:value="26.44">
                <text:p>26.44</text:p>
              </table:table-cell>
              <table:table-cell office:value-type="float" office:value="26.0604369936537">
                <text:p>26.0604369936537</text:p>
              </table:table-cell>
              <table:table-cell office:value-type="float" office:value="26.1361582007226">
                <text:p>26.1361582007226</text:p>
              </table:table-cell>
              <table:table-cell office:value-type="float" office:value="26.5495184477502">
                <text:p>26.54951844775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1649490341837">
                <text:p>43.1649490341837</text:p>
              </table:table-cell>
              <table:table-cell office:value-type="float" office:value="26.6">
                <text:p>26.6</text:p>
              </table:table-cell>
              <table:table-cell office:value-type="float" office:value="26.1400181547584">
                <text:p>26.1400181547584</text:p>
              </table:table-cell>
              <table:table-cell office:value-type="float" office:value="26.204562108312">
                <text:p>26.204562108312</text:p>
              </table:table-cell>
              <table:table-cell office:value-type="float" office:value="26.5800828129141">
                <text:p>26.5800828129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115450393173">
                <text:p>50.3115450393173</text:p>
              </table:table-cell>
              <table:table-cell office:value-type="float" office:value="26.51">
                <text:p>26.51</text:p>
              </table:table-cell>
              <table:table-cell office:value-type="float" office:value="26.1689417808923">
                <text:p>26.1689417808923</text:p>
              </table:table-cell>
              <table:table-cell office:value-type="float" office:value="26.2167212264889">
                <text:p>26.2167212264889</text:p>
              </table:table-cell>
              <table:table-cell office:value-type="float" office:value="26.5712987037428">
                <text:p>26.57129870374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046803385667">
                <text:p>57.2046803385667</text:p>
              </table:table-cell>
              <table:table-cell office:value-type="float" office:value="26.7">
                <text:p>26.7</text:p>
              </table:table-cell>
              <table:table-cell office:value-type="float" office:value="26.2142101064268">
                <text:p>26.2142101064268</text:p>
              </table:table-cell>
              <table:table-cell office:value-type="float" office:value="26.2470915006977">
                <text:p>26.2470915006977</text:p>
              </table:table-cell>
              <table:table-cell office:value-type="float" office:value="26.5711124238085">
                <text:p>26.57111242380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9134751899177">
                <text:p>63.9134751899177</text:p>
              </table:table-cell>
              <table:table-cell office:value-type="float" office:value="26.8">
                <text:p>26.8</text:p>
              </table:table-cell>
              <table:table-cell office:value-type="float" office:value="26.2661114236961">
                <text:p>26.2661114236961</text:p>
              </table:table-cell>
              <table:table-cell office:value-type="float" office:value="26.2799358337137">
                <text:p>26.2799358337137</text:p>
              </table:table-cell>
              <table:table-cell office:value-type="float" office:value="26.569517796438">
                <text:p>26.5695177964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0189991789746">
                <text:p>70.0189991789746</text:p>
              </table:table-cell>
              <table:table-cell office:value-type="float" office:value="27.12">
                <text:p>27.12</text:p>
              </table:table-cell>
              <table:table-cell office:value-type="float" office:value="26.3100381489186">
                <text:p>26.3100381489186</text:p>
              </table:table-cell>
              <table:table-cell office:value-type="float" office:value="26.3143477500154">
                <text:p>26.3143477500154</text:p>
              </table:table-cell>
              <table:table-cell office:value-type="float" office:value="26.574987342242">
                <text:p>26.5749873422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7226347108973">
                <text:p>74.7226347108973</text:p>
              </table:table-cell>
              <table:table-cell office:value-type="float" office:value="27.16">
                <text:p>27.16</text:p>
              </table:table-cell>
              <table:table-cell office:value-type="float" office:value="26.3501035565227">
                <text:p>26.3501035565227</text:p>
              </table:table-cell>
              <table:table-cell office:value-type="float" office:value="26.3478887594688">
                <text:p>26.3478887594688</text:p>
              </table:table-cell>
              <table:table-cell office:value-type="float" office:value="26.5642802965873">
                <text:p>26.56428029658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6880785338917">
                <text:p>78.6880785338917</text:p>
              </table:table-cell>
              <table:table-cell office:value-type="float" office:value="27.22">
                <text:p>27.22</text:p>
              </table:table-cell>
              <table:table-cell office:value-type="float" office:value="26.3895486419278">
                <text:p>26.3895486419278</text:p>
              </table:table-cell>
              <table:table-cell office:value-type="float" office:value="26.385688253855">
                <text:p>26.385688253855</text:p>
              </table:table-cell>
              <table:table-cell office:value-type="float" office:value="26.573917990554">
                <text:p>26.5739179905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3288073198709">
                <text:p>82.3288073198709</text:p>
              </table:table-cell>
              <table:table-cell office:value-type="float" office:value="27.1">
                <text:p>27.1</text:p>
              </table:table-cell>
              <table:table-cell office:value-type="float" office:value="26.4159515673723">
                <text:p>26.4159515673723</text:p>
              </table:table-cell>
              <table:table-cell office:value-type="float" office:value="26.4132745174262">
                <text:p>26.4132745174262</text:p>
              </table:table-cell>
              <table:table-cell office:value-type="float" office:value="26.5772461148407">
                <text:p>26.57724611484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5192466721797">
                <text:p>85.5192466721797</text:p>
              </table:table-cell>
              <table:table-cell office:value-type="float" office:value="27.1">
                <text:p>27.1</text:p>
              </table:table-cell>
              <table:table-cell office:value-type="float" office:value="26.4457710459426">
                <text:p>26.4457710459426</text:p>
              </table:table-cell>
              <table:table-cell office:value-type="float" office:value="26.4429791957847">
                <text:p>26.4429791957847</text:p>
              </table:table-cell>
              <table:table-cell office:value-type="float" office:value="26.5761379138806">
                <text:p>26.5761379138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0799368472428">
                <text:p>88.0799368472428</text:p>
              </table:table-cell>
              <table:table-cell office:value-type="float" office:value="27.04">
                <text:p>27.04</text:p>
              </table:table-cell>
              <table:table-cell office:value-type="float" office:value="26.4662368049746">
                <text:p>26.4662368049746</text:p>
              </table:table-cell>
              <table:table-cell office:value-type="float" office:value="26.4595204011966">
                <text:p>26.4595204011966</text:p>
              </table:table-cell>
              <table:table-cell office:value-type="float" office:value="26.5691853635488">
                <text:p>26.5691853635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2487084411485">
                <text:p>90.2487084411485</text:p>
              </table:table-cell>
              <table:table-cell office:value-type="float" office:value="27.01">
                <text:p>27.01</text:p>
              </table:table-cell>
              <table:table-cell office:value-type="float" office:value="26.4885314848558">
                <text:p>26.4885314848558</text:p>
              </table:table-cell>
              <table:table-cell office:value-type="float" office:value="26.4842645439569">
                <text:p>26.4842645439569</text:p>
              </table:table-cell>
              <table:table-cell office:value-type="float" office:value="26.5669893287619">
                <text:p>26.566989328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140840923619">
                <text:p>92.140840923619</text:p>
              </table:table-cell>
              <table:table-cell office:value-type="float" office:value="27">
                <text:p>27</text:p>
              </table:table-cell>
              <table:table-cell office:value-type="float" office:value="26.5079981035918">
                <text:p>26.5079981035918</text:p>
              </table:table-cell>
              <table:table-cell office:value-type="float" office:value="26.5025690720943">
                <text:p>26.5025690720943</text:p>
              </table:table-cell>
              <table:table-cell office:value-type="float" office:value="26.5737199424513">
                <text:p>26.5737199424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552870180181">
                <text:p>93.7552870180181</text:p>
              </table:table-cell>
              <table:table-cell office:value-type="float" office:value="26.94">
                <text:p>26.94</text:p>
              </table:table-cell>
              <table:table-cell office:value-type="float" office:value="26.5264792758536">
                <text:p>26.5264792758536</text:p>
              </table:table-cell>
              <table:table-cell office:value-type="float" office:value="26.5242079068772">
                <text:p>26.5242079068772</text:p>
              </table:table-cell>
              <table:table-cell office:value-type="float" office:value="26.5719513564377">
                <text:p>26.5719513564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2181743992238">
                <text:p>95.2181743992238</text:p>
              </table:table-cell>
              <table:table-cell office:value-type="float" office:value="26.87">
                <text:p>26.87</text:p>
              </table:table-cell>
              <table:table-cell office:value-type="float" office:value="26.5276301541499">
                <text:p>26.5276301541499</text:p>
              </table:table-cell>
              <table:table-cell office:value-type="float" office:value="26.5232779416107">
                <text:p>26.5232779416107</text:p>
              </table:table-cell>
              <table:table-cell office:value-type="float" office:value="26.5687870340567">
                <text:p>26.5687870340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3407759134278">
                <text:p>96.3407759134278</text:p>
              </table:table-cell>
              <table:table-cell office:value-type="float" office:value="26.85">
                <text:p>26.85</text:p>
              </table:table-cell>
              <table:table-cell office:value-type="float" office:value="26.554782404716">
                <text:p>26.554782404716</text:p>
              </table:table-cell>
              <table:table-cell office:value-type="float" office:value="26.5470623289693">
                <text:p>26.5470623289693</text:p>
              </table:table-cell>
              <table:table-cell office:value-type="float" office:value="26.5761694644414">
                <text:p>26.57616946444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1856712796238">
                <text:p>97.1856712796238</text:p>
              </table:table-cell>
              <table:table-cell office:value-type="float" office:value="26.8">
                <text:p>26.8</text:p>
              </table:table-cell>
              <table:table-cell office:value-type="float" office:value="26.5679092066514">
                <text:p>26.5679092066514</text:p>
              </table:table-cell>
              <table:table-cell office:value-type="float" office:value="26.55875509943">
                <text:p>26.55875509943</text:p>
              </table:table-cell>
              <table:table-cell office:value-type="float" office:value="26.579461618464">
                <text:p>26.579461618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.7109101525566">
                <text:p>97.7109101525566</text:p>
              </table:table-cell>
              <table:table-cell office:value-type="float" office:value="26.7">
                <text:p>26.7</text:p>
              </table:table-cell>
              <table:table-cell office:value-type="float" office:value="26.5762590721464">
                <text:p>26.5762590721464</text:p>
              </table:table-cell>
              <table:table-cell office:value-type="float" office:value="26.5689262713326">
                <text:p>26.5689262713326</text:p>
              </table:table-cell>
              <table:table-cell office:value-type="float" office:value="26.5815231357884">
                <text:p>26.58152313578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1635114988011">
                <text:p>98.1635114988011</text:p>
              </table:table-cell>
              <table:table-cell office:value-type="float" office:value="26.69">
                <text:p>26.69</text:p>
              </table:table-cell>
              <table:table-cell office:value-type="float" office:value="26.5849938068093">
                <text:p>26.5849938068093</text:p>
              </table:table-cell>
              <table:table-cell office:value-type="float" office:value="26.5745044001641">
                <text:p>26.5745044001641</text:p>
              </table:table-cell>
              <table:table-cell office:value-type="float" office:value="26.5869020077865">
                <text:p>26.58690200778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4900444499772">
                <text:p>98.4900444499772</text:p>
              </table:table-cell>
              <table:table-cell office:value-type="float" office:value="26.68">
                <text:p>26.68</text:p>
              </table:table-cell>
              <table:table-cell office:value-type="float" office:value="26.5898884509328">
                <text:p>26.5898884509328</text:p>
              </table:table-cell>
              <table:table-cell office:value-type="float" office:value="26.581138986058">
                <text:p>26.581138986058</text:p>
              </table:table-cell>
              <table:table-cell office:value-type="float" office:value="26.5848630664088">
                <text:p>26.5848630664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7122646962058">
                <text:p>98.7122646962058</text:p>
              </table:table-cell>
              <table:table-cell office:value-type="float" office:value="26.65">
                <text:p>26.65</text:p>
              </table:table-cell>
              <table:table-cell office:value-type="float" office:value="26.5980213403826">
                <text:p>26.5980213403826</text:p>
              </table:table-cell>
              <table:table-cell office:value-type="float" office:value="26.5901201871233">
                <text:p>26.5901201871233</text:p>
              </table:table-cell>
              <table:table-cell office:value-type="float" office:value="26.5892933696557">
                <text:p>26.58929336965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9220954622294">
                <text:p>98.9220954622294</text:p>
              </table:table-cell>
              <table:table-cell office:value-type="float" office:value="26.62">
                <text:p>26.62</text:p>
              </table:table-cell>
              <table:table-cell office:value-type="float" office:value="26.6004439391393">
                <text:p>26.6004439391393</text:p>
              </table:table-cell>
              <table:table-cell office:value-type="float" office:value="26.5935525686408">
                <text:p>26.5935525686408</text:p>
              </table:table-cell>
              <table:table-cell office:value-type="float" office:value="26.5875863258183">
                <text:p>26.5875863258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0636358876015">
                <text:p>99.0636358876015</text:p>
              </table:table-cell>
              <table:table-cell office:value-type="float" office:value="26.62">
                <text:p>26.62</text:p>
              </table:table-cell>
              <table:table-cell office:value-type="float" office:value="26.602424691207">
                <text:p>26.602424691207</text:p>
              </table:table-cell>
              <table:table-cell office:value-type="float" office:value="26.5948786965659">
                <text:p>26.5948786965659</text:p>
              </table:table-cell>
              <table:table-cell office:value-type="float" office:value="26.5898854231101">
                <text:p>26.58988542311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1795674352294">
                <text:p>99.1795674352294</text:p>
              </table:table-cell>
              <table:table-cell office:value-type="float" office:value="26.57">
                <text:p>26.57</text:p>
              </table:table-cell>
              <table:table-cell office:value-type="float" office:value="26.604977226681">
                <text:p>26.604977226681</text:p>
              </table:table-cell>
              <table:table-cell office:value-type="float" office:value="26.5969725542088">
                <text:p>26.5969725542088</text:p>
              </table:table-cell>
              <table:table-cell office:value-type="float" office:value="26.5909014835742">
                <text:p>26.5909014835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245407543751">
                <text:p>99.245407543751</text:p>
              </table:table-cell>
              <table:table-cell office:value-type="float" office:value="26.56">
                <text:p>26.56</text:p>
              </table:table-cell>
              <table:table-cell office:value-type="float" office:value="26.6032481439859">
                <text:p>26.6032481439859</text:p>
              </table:table-cell>
              <table:table-cell office:value-type="float" office:value="26.5957739811035">
                <text:p>26.5957739811035</text:p>
              </table:table-cell>
              <table:table-cell office:value-type="float" office:value="26.589589651919">
                <text:p>26.5895896519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3524273600033">
                <text:p>99.3524273600033</text:p>
              </table:table-cell>
              <table:table-cell office:value-type="float" office:value="26.58">
                <text:p>26.58</text:p>
              </table:table-cell>
              <table:table-cell office:value-type="float" office:value="26.6042390790891">
                <text:p>26.6042390790891</text:p>
              </table:table-cell>
              <table:table-cell office:value-type="float" office:value="26.5965704445961">
                <text:p>26.5965704445961</text:p>
              </table:table-cell>
              <table:table-cell office:value-type="float" office:value="26.5917083791099">
                <text:p>26.59170837910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5128780446357">
                <text:p>99.5128780446357</text:p>
              </table:table-cell>
              <table:table-cell office:value-type="float" office:value="26.57">
                <text:p>26.57</text:p>
              </table:table-cell>
              <table:table-cell office:value-type="float" office:value="26.6044021975181">
                <text:p>26.6044021975181</text:p>
              </table:table-cell>
              <table:table-cell office:value-type="float" office:value="26.5960602668909">
                <text:p>26.5960602668909</text:p>
              </table:table-cell>
              <table:table-cell office:value-type="float" office:value="26.5859691290864">
                <text:p>26.58596912908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6243833664806">
                <text:p>99.6243833664806</text:p>
              </table:table-cell>
              <table:table-cell office:value-type="float" office:value="26.59">
                <text:p>26.59</text:p>
              </table:table-cell>
              <table:table-cell office:value-type="float" office:value="26.6056695318478">
                <text:p>26.6056695318478</text:p>
              </table:table-cell>
              <table:table-cell office:value-type="float" office:value="26.5976614707678">
                <text:p>26.5976614707678</text:p>
              </table:table-cell>
              <table:table-cell office:value-type="float" office:value="26.5848504753502">
                <text:p>26.58485047535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6373656447816">
                <text:p>99.6373656447816</text:p>
              </table:table-cell>
              <table:table-cell office:value-type="float" office:value="26.59">
                <text:p>26.59</text:p>
              </table:table-cell>
              <table:table-cell office:value-type="float" office:value="26.6049242625058">
                <text:p>26.6049242625058</text:p>
              </table:table-cell>
              <table:table-cell office:value-type="float" office:value="26.5968977162849">
                <text:p>26.5968977162849</text:p>
              </table:table-cell>
              <table:table-cell office:value-type="float" office:value="26.5845459559751">
                <text:p>26.58454595597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6991944861873">
                <text:p>99.6991944861873</text:p>
              </table:table-cell>
              <table:table-cell office:value-type="float" office:value="26.59">
                <text:p>26.59</text:p>
              </table:table-cell>
              <table:table-cell office:value-type="float" office:value="26.6066652240389">
                <text:p>26.6066652240389</text:p>
              </table:table-cell>
              <table:table-cell office:value-type="float" office:value="26.5984870059503">
                <text:p>26.5984870059503</text:p>
              </table:table-cell>
              <table:table-cell office:value-type="float" office:value="26.5829801452718">
                <text:p>26.58298014527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7838065344134">
                <text:p>99.7838065344134</text:p>
              </table:table-cell>
              <table:table-cell office:value-type="float" office:value="26.6">
                <text:p>26.6</text:p>
              </table:table-cell>
              <table:table-cell office:value-type="float" office:value="26.6067951688999">
                <text:p>26.6067951688999</text:p>
              </table:table-cell>
              <table:table-cell office:value-type="float" office:value="26.5999339221247">
                <text:p>26.5999339221247</text:p>
              </table:table-cell>
              <table:table-cell office:value-type="float" office:value="26.5822188054172">
                <text:p>26.58221880541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8013138381799">
                <text:p>99.8013138381799</text:p>
              </table:table-cell>
              <table:table-cell office:value-type="float" office:value="26.62">
                <text:p>26.62</text:p>
              </table:table-cell>
              <table:table-cell office:value-type="float" office:value="26.6084760719016">
                <text:p>26.6084760719016</text:p>
              </table:table-cell>
              <table:table-cell office:value-type="float" office:value="26.6015905681562">
                <text:p>26.6015905681562</text:p>
              </table:table-cell>
              <table:table-cell office:value-type="float" office:value="26.5829431956031">
                <text:p>26.5829431956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8306375839921">
                <text:p>99.8306375839921</text:p>
              </table:table-cell>
              <table:table-cell office:value-type="float" office:value="26.62">
                <text:p>26.62</text:p>
              </table:table-cell>
              <table:table-cell office:value-type="float" office:value="26.6093964937284">
                <text:p>26.6093964937284</text:p>
              </table:table-cell>
              <table:table-cell office:value-type="float" office:value="26.6024611319948">
                <text:p>26.6024611319948</text:p>
              </table:table-cell>
              <table:table-cell office:value-type="float" office:value="26.5826156032707">
                <text:p>26.5826156032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8523339943032">
                <text:p>99.8523339943032</text:p>
              </table:table-cell>
              <table:table-cell office:value-type="float" office:value="26.62">
                <text:p>26.62</text:p>
              </table:table-cell>
              <table:table-cell office:value-type="float" office:value="26.6086702531736">
                <text:p>26.6086702531736</text:p>
              </table:table-cell>
              <table:table-cell office:value-type="float" office:value="26.6021830905709">
                <text:p>26.6021830905709</text:p>
              </table:table-cell>
              <table:table-cell office:value-type="float" office:value="26.5811955498934">
                <text:p>26.58119554989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8716394522941">
                <text:p>99.8716394522941</text:p>
              </table:table-cell>
              <table:table-cell office:value-type="float" office:value="26.62">
                <text:p>26.62</text:p>
              </table:table-cell>
              <table:table-cell office:value-type="float" office:value="26.6083816262424">
                <text:p>26.6083816262424</text:p>
              </table:table-cell>
              <table:table-cell office:value-type="float" office:value="26.6018266509074">
                <text:p>26.6018266509074</text:p>
              </table:table-cell>
              <table:table-cell office:value-type="float" office:value="26.5809954933339">
                <text:p>26.58099549333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897643528769">
                <text:p>99.897643528769</text:p>
              </table:table-cell>
              <table:table-cell office:value-type="float" office:value="26.61">
                <text:p>26.61</text:p>
              </table:table-cell>
              <table:table-cell office:value-type="float" office:value="26.6089682404465">
                <text:p>26.6089682404465</text:p>
              </table:table-cell>
              <table:table-cell office:value-type="float" office:value="26.6027090209122">
                <text:p>26.6027090209122</text:p>
              </table:table-cell>
              <table:table-cell office:value-type="float" office:value="26.5809468752992">
                <text:p>26.58094687529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9032355908073">
                <text:p>99.9032355908073</text:p>
              </table:table-cell>
              <table:table-cell office:value-type="float" office:value="26.61">
                <text:p>26.61</text:p>
              </table:table-cell>
              <table:table-cell office:value-type="float" office:value="26.6086987708484">
                <text:p>26.6086987708484</text:p>
              </table:table-cell>
              <table:table-cell office:value-type="float" office:value="26.602440774259">
                <text:p>26.602440774259</text:p>
              </table:table-cell>
              <table:table-cell office:value-type="float" office:value="26.5806807923342">
                <text:p>26.5806807923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9333892539537">
                <text:p>99.9333892539537</text:p>
              </table:table-cell>
              <table:table-cell office:value-type="float" office:value="26.61">
                <text:p>26.61</text:p>
              </table:table-cell>
              <table:table-cell office:value-type="float" office:value="26.6103800908966">
                <text:p>26.6103800908966</text:p>
              </table:table-cell>
              <table:table-cell office:value-type="float" office:value="26.6044148527846">
                <text:p>26.6044148527846</text:p>
              </table:table-cell>
              <table:table-cell office:value-type="float" office:value="26.5821761672971">
                <text:p>26.58217616729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368274829101">
                <text:p>99.9368274829101</text:p>
              </table:table-cell>
              <table:table-cell office:value-type="float" office:value="26.61">
                <text:p>26.61</text:p>
              </table:table-cell>
              <table:table-cell office:value-type="float" office:value="26.6104122201277">
                <text:p>26.6104122201277</text:p>
              </table:table-cell>
              <table:table-cell office:value-type="float" office:value="26.6044478616672">
                <text:p>26.6044478616672</text:p>
              </table:table-cell>
              <table:table-cell office:value-type="float" office:value="26.5819940602439">
                <text:p>26.58199406024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442374591093">
                <text:p>99.9442374591093</text:p>
              </table:table-cell>
              <table:table-cell office:value-type="float" office:value="26.61">
                <text:p>26.61</text:p>
              </table:table-cell>
              <table:table-cell office:value-type="float" office:value="26.6101471367003">
                <text:p>26.6101471367003</text:p>
              </table:table-cell>
              <table:table-cell office:value-type="float" office:value="26.6043215876492">
                <text:p>26.6043215876492</text:p>
              </table:table-cell>
              <table:table-cell office:value-type="float" office:value="26.5818151144768">
                <text:p>26.58181511447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9529120712464">
                <text:p>99.9529120712464</text:p>
              </table:table-cell>
              <table:table-cell office:value-type="float" office:value="26.61">
                <text:p>26.61</text:p>
              </table:table-cell>
              <table:table-cell office:value-type="float" office:value="26.6101705613381">
                <text:p>26.6101705613381</text:p>
              </table:table-cell>
              <table:table-cell office:value-type="float" office:value="26.6044102764833">
                <text:p>26.6044102764833</text:p>
              </table:table-cell>
              <table:table-cell office:value-type="float" office:value="26.5822296641458">
                <text:p>26.5822296641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565874194412">
                <text:p>99.9565874194412</text:p>
              </table:table-cell>
              <table:table-cell office:value-type="float" office:value="26.61">
                <text:p>26.61</text:p>
              </table:table-cell>
              <table:table-cell office:value-type="float" office:value="26.6100849669034">
                <text:p>26.6100849669034</text:p>
              </table:table-cell>
              <table:table-cell office:value-type="float" office:value="26.6042728917951">
                <text:p>26.6042728917951</text:p>
              </table:table-cell>
              <table:table-cell office:value-type="float" office:value="26.582218795549">
                <text:p>26.582218795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9741737629539">
                <text:p>99.9741737629539</text:p>
              </table:table-cell>
              <table:table-cell office:value-type="float" office:value="26.61">
                <text:p>26.61</text:p>
              </table:table-cell>
              <table:table-cell office:value-type="float" office:value="26.6105450827668">
                <text:p>26.6105450827668</text:p>
              </table:table-cell>
              <table:table-cell office:value-type="float" office:value="26.6052961022163">
                <text:p>26.6052961022163</text:p>
              </table:table-cell>
              <table:table-cell office:value-type="float" office:value="26.5817030032223">
                <text:p>26.58170300322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9999604801269">
                <text:p>99.9999604801269</text:p>
              </table:table-cell>
              <table:table-cell office:value-type="float" office:value="26.6">
                <text:p>26.6</text:p>
              </table:table-cell>
              <table:table-cell office:value-type="float" office:value="26.6103383149072">
                <text:p>26.6103383149072</text:p>
              </table:table-cell>
              <table:table-cell office:value-type="float" office:value="26.6052759404782">
                <text:p>26.6052759404782</text:p>
              </table:table-cell>
              <table:table-cell office:value-type="float" office:value="26.5812048016256">
                <text:p>26.5812048016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252cm" svg:height="26.005cm" xlink:href=".." xlink:type="simple" chart:class="chart:scatter" chart:style-name="ch1">
        <chart:title svg:x="13.942cm" svg:y="0.656cm" chart:style-name="ch2">
          <text:p>Fischer 2018 / 1</text:p>
        </chart:title>
        <chart:legend chart:legend-position="end" svg:x="28.797cm" svg:y="11.956cm" style:legend-expansion="high" chart:style-name="ch3"/>
        <chart:plot-area chart:style-name="ch4" table:cell-range-address="fischer.C1:fischer.C54 fischer.F1:fischer.I54" chart:data-source-has-labels="row" svg:x="0.625cm" svg:y="1.955cm" svg:width="27.547cm" svg:height="23.53cm">
          <chart:coordinate-region svg:x="1.246cm" svg:y="2.154cm" svg:width="26.647cm" svg:height="22.6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ischer.F2:fischer.F54" chart:label-cell-address="fischer.F1:fischer.F1" chart:class="chart:scatter">
            <chart:domain table:cell-range-address="fischer.C2:fischer.C54"/>
            <chart:data-point chart:repeated="53"/>
          </chart:series>
          <chart:series chart:style-name="ch9" chart:values-cell-range-address="fischer.G2:fischer.G54" chart:label-cell-address="fischer.G1:fischer.G1" chart:class="chart:scatter">
            <chart:data-point chart:repeated="53"/>
          </chart:series>
          <chart:series chart:style-name="ch10" chart:values-cell-range-address="fischer.H2:fischer.H54" chart:label-cell-address="fischer.H1:fischer.H1" chart:class="chart:scatter">
            <chart:data-point chart:repeated="53"/>
          </chart:series>
          <chart:series chart:style-name="ch11" chart:values-cell-range-address="fischer.I2:fischer.I54" chart:label-cell-address="fischer.I1:fischer.I1" chart:class="chart:scatter">
            <chart:data-point chart:repeated="5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q</text:p>
                <draw:g>
                  <svg:desc>fischer.F1:fischer.F1</svg:desc>
                </draw:g>
              </table:table-cell>
              <table:table-cell office:value-type="string">
                <text:p>group5</text:p>
                <draw:g>
                  <svg:desc>fischer.G1:fischer.G1</svg:desc>
                </draw:g>
              </table:table-cell>
              <table:table-cell office:value-type="string">
                <text:p>group9</text:p>
                <draw:g>
                  <svg:desc>fischer.H1:fischer.H1</svg:desc>
                </draw:g>
              </table:table-cell>
              <table:table-cell office:value-type="string">
                <text:p>closest</text:p>
                <draw:g>
                  <svg:desc>fischer.I1:fischer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8157059879524">
                <text:p>0.0168157059879524</text:p>
                <draw:g>
                  <svg:desc>fischer.C2:fischer.C54</svg:desc>
                </draw:g>
              </table:table-cell>
              <table:table-cell office:value-type="float" office:value="5.57">
                <text:p>5.57</text:p>
                <draw:g>
                  <svg:desc>fischer.F2:fischer.F54</svg:desc>
                </draw:g>
              </table:table-cell>
              <table:table-cell office:value-type="float" office:value="10.0182000513395">
                <text:p>10.0182000513395</text:p>
                <draw:g>
                  <svg:desc>fischer.G2:fischer.G54</svg:desc>
                </draw:g>
              </table:table-cell>
              <table:table-cell office:value-type="float" office:value="NaN">
                <text:p>NaN</text:p>
                <draw:g>
                  <svg:desc>fischer.H2:fischer.H54</svg:desc>
                </draw:g>
              </table:table-cell>
              <table:table-cell office:value-type="float" office:value="8.05828311270751">
                <text:p>8.05828311270751</text:p>
                <draw:g>
                  <svg:desc>fischer.I2:fischer.I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8961328816212">
                <text:p>0.208961328816212</text:p>
              </table:table-cell>
              <table:table-cell office:value-type="float" office:value="8.78">
                <text:p>8.78</text:p>
              </table:table-cell>
              <table:table-cell office:value-type="float" office:value="8.56172153501833">
                <text:p>8.56172153501833</text:p>
              </table:table-cell>
              <table:table-cell office:value-type="float" office:value="8.89113470034629">
                <text:p>8.89113470034629</text:p>
              </table:table-cell>
              <table:table-cell office:value-type="float" office:value="8.99589149813916">
                <text:p>8.99589149813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167256994771">
                <text:p>1.39167256994771</text:p>
              </table:table-cell>
              <table:table-cell office:value-type="float" office:value="9.7">
                <text:p>9.7</text:p>
              </table:table-cell>
              <table:table-cell office:value-type="float" office:value="8.87588150321524">
                <text:p>8.87588150321524</text:p>
              </table:table-cell>
              <table:table-cell office:value-type="float" office:value="9.13510991544692">
                <text:p>9.13510991544692</text:p>
              </table:table-cell>
              <table:table-cell office:value-type="float" office:value="9.22142152921585">
                <text:p>9.22142152921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7536795471813">
                <text:p>3.67536795471813</text:p>
              </table:table-cell>
              <table:table-cell office:value-type="float" office:value="9.6">
                <text:p>9.6</text:p>
              </table:table-cell>
              <table:table-cell office:value-type="float" office:value="9.0102668277631">
                <text:p>9.0102668277631</text:p>
              </table:table-cell>
              <table:table-cell office:value-type="float" office:value="9.15968980852326">
                <text:p>9.15968980852326</text:p>
              </table:table-cell>
              <table:table-cell office:value-type="float" office:value="9.67655265058751">
                <text:p>9.67655265058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9190514440068">
                <text:p>6.79190514440068</text:p>
              </table:table-cell>
              <table:table-cell office:value-type="float" office:value="9.79">
                <text:p>9.79</text:p>
              </table:table-cell>
              <table:table-cell office:value-type="float" office:value="9.19970843689791">
                <text:p>9.19970843689791</text:p>
              </table:table-cell>
              <table:table-cell office:value-type="float" office:value="9.34427250082721">
                <text:p>9.34427250082721</text:p>
              </table:table-cell>
              <table:table-cell office:value-type="float" office:value="9.87253014984167">
                <text:p>9.87253014984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9817625665786">
                <text:p>10.9817625665786</text:p>
              </table:table-cell>
              <table:table-cell office:value-type="float" office:value="9.72">
                <text:p>9.72</text:p>
              </table:table-cell>
              <table:table-cell office:value-type="float" office:value="9.29499966575022">
                <text:p>9.29499966575022</text:p>
              </table:table-cell>
              <table:table-cell office:value-type="float" office:value="9.42499897177312">
                <text:p>9.42499897177312</text:p>
              </table:table-cell>
              <table:table-cell office:value-type="float" office:value="9.86140979581533">
                <text:p>9.86140979581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34151295906">
                <text:p>16.234151295906</text:p>
              </table:table-cell>
              <table:table-cell office:value-type="float" office:value="9.78">
                <text:p>9.78</text:p>
              </table:table-cell>
              <table:table-cell office:value-type="float" office:value="9.44465508467385">
                <text:p>9.44465508467385</text:p>
              </table:table-cell>
              <table:table-cell office:value-type="float" office:value="9.5726461525902">
                <text:p>9.5726461525902</text:p>
              </table:table-cell>
              <table:table-cell office:value-type="float" office:value="9.87022111889088">
                <text:p>9.87022111889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385636897334">
                <text:p>22.2385636897334</text:p>
              </table:table-cell>
              <table:table-cell office:value-type="float" office:value="9.88">
                <text:p>9.88</text:p>
              </table:table-cell>
              <table:table-cell office:value-type="float" office:value="9.55340220361437">
                <text:p>9.55340220361437</text:p>
              </table:table-cell>
              <table:table-cell office:value-type="float" office:value="9.6679636248536">
                <text:p>9.6679636248536</text:p>
              </table:table-cell>
              <table:table-cell office:value-type="float" office:value="9.96557383850225">
                <text:p>9.96557383850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7523674873956">
                <text:p>28.7523674873956</text:p>
              </table:table-cell>
              <table:table-cell office:value-type="float" office:value="10.01">
                <text:p>10.01</text:p>
              </table:table-cell>
              <table:table-cell office:value-type="float" office:value="9.63382064833926">
                <text:p>9.63382064833926</text:p>
              </table:table-cell>
              <table:table-cell office:value-type="float" office:value="9.73220350900019">
                <text:p>9.73220350900019</text:p>
              </table:table-cell>
              <table:table-cell office:value-type="float" office:value="10.0421719240673">
                <text:p>10.0421719240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6818808297988">
                <text:p>35.6818808297988</text:p>
              </table:table-cell>
              <table:table-cell office:value-type="float" office:value="10.02">
                <text:p>10.02</text:p>
              </table:table-cell>
              <table:table-cell office:value-type="float" office:value="9.71139899993087">
                <text:p>9.71139899993087</text:p>
              </table:table-cell>
              <table:table-cell office:value-type="float" office:value="9.7951075444727">
                <text:p>9.7951075444727</text:p>
              </table:table-cell>
              <table:table-cell office:value-type="float" office:value="10.0520266312647">
                <text:p>10.0520266312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1649490341837">
                <text:p>43.1649490341837</text:p>
              </table:table-cell>
              <table:table-cell office:value-type="float" office:value="9.99">
                <text:p>9.99</text:p>
              </table:table-cell>
              <table:table-cell office:value-type="float" office:value="9.75122527092807">
                <text:p>9.75122527092807</text:p>
              </table:table-cell>
              <table:table-cell office:value-type="float" office:value="9.83421952480517">
                <text:p>9.83421952480517</text:p>
              </table:table-cell>
              <table:table-cell office:value-type="float" office:value="10.0179167639121">
                <text:p>10.0179167639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3115450393173">
                <text:p>50.3115450393173</text:p>
              </table:table-cell>
              <table:table-cell office:value-type="float" office:value="10.07">
                <text:p>10.07</text:p>
              </table:table-cell>
              <table:table-cell office:value-type="float" office:value="9.8402539110678">
                <text:p>9.8402539110678</text:p>
              </table:table-cell>
              <table:table-cell office:value-type="float" office:value="9.9048582309716">
                <text:p>9.9048582309716</text:p>
              </table:table-cell>
              <table:table-cell office:value-type="float" office:value="10.079110178239">
                <text:p>10.079110178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2046803385667">
                <text:p>57.2046803385667</text:p>
              </table:table-cell>
              <table:table-cell office:value-type="float" office:value="10.07">
                <text:p>10.07</text:p>
              </table:table-cell>
              <table:table-cell office:value-type="float" office:value="9.87672418908679">
                <text:p>9.87672418908679</text:p>
              </table:table-cell>
              <table:table-cell office:value-type="float" office:value="9.92742369273681">
                <text:p>9.92742369273681</text:p>
              </table:table-cell>
              <table:table-cell office:value-type="float" office:value="10.1152888043812">
                <text:p>10.1152888043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9134751899177">
                <text:p>63.9134751899177</text:p>
              </table:table-cell>
              <table:table-cell office:value-type="float" office:value="10.12">
                <text:p>10.12</text:p>
              </table:table-cell>
              <table:table-cell office:value-type="float" office:value="9.93361262992663">
                <text:p>9.93361262992663</text:p>
              </table:table-cell>
              <table:table-cell office:value-type="float" office:value="9.95866655279947">
                <text:p>9.95866655279947</text:p>
              </table:table-cell>
              <table:table-cell office:value-type="float" office:value="10.1303562689353">
                <text:p>10.1303562689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0189991789746">
                <text:p>70.0189991789746</text:p>
              </table:table-cell>
              <table:table-cell office:value-type="float" office:value="10.11">
                <text:p>10.11</text:p>
              </table:table-cell>
              <table:table-cell office:value-type="float" office:value="9.98646298583516">
                <text:p>9.98646298583516</text:p>
              </table:table-cell>
              <table:table-cell office:value-type="float" office:value="10.0016755162792">
                <text:p>10.0016755162792</text:p>
              </table:table-cell>
              <table:table-cell office:value-type="float" office:value="10.133702213763">
                <text:p>10.133702213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7226347108973">
                <text:p>74.7226347108973</text:p>
              </table:table-cell>
              <table:table-cell office:value-type="float" office:value="10.11">
                <text:p>10.11</text:p>
              </table:table-cell>
              <table:table-cell office:value-type="float" office:value="10.0325451558252">
                <text:p>10.0325451558252</text:p>
              </table:table-cell>
              <table:table-cell office:value-type="float" office:value="10.0383946739756">
                <text:p>10.0383946739756</text:p>
              </table:table-cell>
              <table:table-cell office:value-type="float" office:value="10.1488393015439">
                <text:p>10.1488393015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.6880785338917">
                <text:p>78.6880785338917</text:p>
              </table:table-cell>
              <table:table-cell office:value-type="float" office:value="10.08">
                <text:p>10.08</text:p>
              </table:table-cell>
              <table:table-cell office:value-type="float" office:value="10.0478075336925">
                <text:p>10.0478075336925</text:p>
              </table:table-cell>
              <table:table-cell office:value-type="float" office:value="10.0526534007606">
                <text:p>10.0526534007606</text:p>
              </table:table-cell>
              <table:table-cell office:value-type="float" office:value="10.152910483813">
                <text:p>10.15291048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3288073198709">
                <text:p>82.3288073198709</text:p>
              </table:table-cell>
              <table:table-cell office:value-type="float" office:value="10.14">
                <text:p>10.14</text:p>
              </table:table-cell>
              <table:table-cell office:value-type="float" office:value="10.071540533223">
                <text:p>10.071540533223</text:p>
              </table:table-cell>
              <table:table-cell office:value-type="float" office:value="10.0770224453776">
                <text:p>10.0770224453776</text:p>
              </table:table-cell>
              <table:table-cell office:value-type="float" office:value="10.1643216660054">
                <text:p>10.1643216660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5192466721797">
                <text:p>85.5192466721797</text:p>
              </table:table-cell>
              <table:table-cell office:value-type="float" office:value="10.15">
                <text:p>10.15</text:p>
              </table:table-cell>
              <table:table-cell office:value-type="float" office:value="10.0972946776614">
                <text:p>10.0972946776614</text:p>
              </table:table-cell>
              <table:table-cell office:value-type="float" office:value="10.1018982651578">
                <text:p>10.1018982651578</text:p>
              </table:table-cell>
              <table:table-cell office:value-type="float" office:value="10.1732277514509">
                <text:p>10.17322775145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0799368472428">
                <text:p>88.0799368472428</text:p>
              </table:table-cell>
              <table:table-cell office:value-type="float" office:value="10.24">
                <text:p>10.24</text:p>
              </table:table-cell>
              <table:table-cell office:value-type="float" office:value="10.1181954231066">
                <text:p>10.1181954231066</text:p>
              </table:table-cell>
              <table:table-cell office:value-type="float" office:value="10.114071183963">
                <text:p>10.114071183963</text:p>
              </table:table-cell>
              <table:table-cell office:value-type="float" office:value="10.1801737346481">
                <text:p>10.1801737346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2487084411485">
                <text:p>90.2487084411485</text:p>
              </table:table-cell>
              <table:table-cell office:value-type="float" office:value="10.28">
                <text:p>10.28</text:p>
              </table:table-cell>
              <table:table-cell office:value-type="float" office:value="10.141066883275">
                <text:p>10.141066883275</text:p>
              </table:table-cell>
              <table:table-cell office:value-type="float" office:value="10.136312841962">
                <text:p>10.136312841962</text:p>
              </table:table-cell>
              <table:table-cell office:value-type="float" office:value="10.1914007722343">
                <text:p>10.19140077223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.140840923619">
                <text:p>92.140840923619</text:p>
              </table:table-cell>
              <table:table-cell office:value-type="float" office:value="10.32">
                <text:p>10.32</text:p>
              </table:table-cell>
              <table:table-cell office:value-type="float" office:value="10.1644338273394">
                <text:p>10.1644338273394</text:p>
              </table:table-cell>
              <table:table-cell office:value-type="float" office:value="10.1578800823339">
                <text:p>10.1578800823339</text:p>
              </table:table-cell>
              <table:table-cell office:value-type="float" office:value="10.1916150857563">
                <text:p>10.1916150857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552870180181">
                <text:p>93.7552870180181</text:p>
              </table:table-cell>
              <table:table-cell office:value-type="float" office:value="10.36">
                <text:p>10.36</text:p>
              </table:table-cell>
              <table:table-cell office:value-type="float" office:value="10.1747912305304">
                <text:p>10.1747912305304</text:p>
              </table:table-cell>
              <table:table-cell office:value-type="float" office:value="10.1711976040862">
                <text:p>10.1711976040862</text:p>
              </table:table-cell>
              <table:table-cell office:value-type="float" office:value="10.1901692376274">
                <text:p>10.1901692376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2181743992238">
                <text:p>95.2181743992238</text:p>
              </table:table-cell>
              <table:table-cell office:value-type="float" office:value="10.38">
                <text:p>10.38</text:p>
              </table:table-cell>
              <table:table-cell office:value-type="float" office:value="10.186414946207">
                <text:p>10.186414946207</text:p>
              </table:table-cell>
              <table:table-cell office:value-type="float" office:value="10.1806947711031">
                <text:p>10.1806947711031</text:p>
              </table:table-cell>
              <table:table-cell office:value-type="float" office:value="10.2042069273192">
                <text:p>10.2042069273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.3407759134278">
                <text:p>96.3407759134278</text:p>
              </table:table-cell>
              <table:table-cell office:value-type="float" office:value="10.41">
                <text:p>10.41</text:p>
              </table:table-cell>
              <table:table-cell office:value-type="float" office:value="10.2004733162533">
                <text:p>10.2004733162533</text:p>
              </table:table-cell>
              <table:table-cell office:value-type="float" office:value="10.192915900176">
                <text:p>10.192915900176</text:p>
              </table:table-cell>
              <table:table-cell office:value-type="float" office:value="10.2110146776883">
                <text:p>10.21101467768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.1856712796238">
                <text:p>97.1856712796238</text:p>
              </table:table-cell>
              <table:table-cell office:value-type="float" office:value="10.44">
                <text:p>10.44</text:p>
              </table:table-cell>
              <table:table-cell office:value-type="float" office:value="10.207883186071">
                <text:p>10.207883186071</text:p>
              </table:table-cell>
              <table:table-cell office:value-type="float" office:value="10.1994133414258">
                <text:p>10.1994133414258</text:p>
              </table:table-cell>
              <table:table-cell office:value-type="float" office:value="10.2139557122278">
                <text:p>10.21395571222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.7109101525566">
                <text:p>97.7109101525566</text:p>
              </table:table-cell>
              <table:table-cell office:value-type="float" office:value="10.43">
                <text:p>10.43</text:p>
              </table:table-cell>
              <table:table-cell office:value-type="float" office:value="10.208350426581">
                <text:p>10.208350426581</text:p>
              </table:table-cell>
              <table:table-cell office:value-type="float" office:value="10.2011579217178">
                <text:p>10.2011579217178</text:p>
              </table:table-cell>
              <table:table-cell office:value-type="float" office:value="10.2133422886894">
                <text:p>10.21334228868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1635114988011">
                <text:p>98.1635114988011</text:p>
              </table:table-cell>
              <table:table-cell office:value-type="float" office:value="10.45">
                <text:p>10.45</text:p>
              </table:table-cell>
              <table:table-cell office:value-type="float" office:value="10.2122412049087">
                <text:p>10.2122412049087</text:p>
              </table:table-cell>
              <table:table-cell office:value-type="float" office:value="10.2039983018863">
                <text:p>10.2039983018863</text:p>
              </table:table-cell>
              <table:table-cell office:value-type="float" office:value="10.2128838580461">
                <text:p>10.21288385804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4900444499772">
                <text:p>98.4900444499772</text:p>
              </table:table-cell>
              <table:table-cell office:value-type="float" office:value="10.43">
                <text:p>10.43</text:p>
              </table:table-cell>
              <table:table-cell office:value-type="float" office:value="10.2167412391742">
                <text:p>10.2167412391742</text:p>
              </table:table-cell>
              <table:table-cell office:value-type="float" office:value="10.2089363384047">
                <text:p>10.2089363384047</text:p>
              </table:table-cell>
              <table:table-cell office:value-type="float" office:value="10.2140653478376">
                <text:p>10.2140653478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7122646962058">
                <text:p>98.7122646962058</text:p>
              </table:table-cell>
              <table:table-cell office:value-type="float" office:value="10.44">
                <text:p>10.44</text:p>
              </table:table-cell>
              <table:table-cell office:value-type="float" office:value="10.2187430410201">
                <text:p>10.2187430410201</text:p>
              </table:table-cell>
              <table:table-cell office:value-type="float" office:value="10.2113405372979">
                <text:p>10.2113405372979</text:p>
              </table:table-cell>
              <table:table-cell office:value-type="float" office:value="10.2159793709873">
                <text:p>10.21597937098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9220954622294">
                <text:p>98.9220954622294</text:p>
              </table:table-cell>
              <table:table-cell office:value-type="float" office:value="10.39">
                <text:p>10.39</text:p>
              </table:table-cell>
              <table:table-cell office:value-type="float" office:value="10.2190470067451">
                <text:p>10.2190470067451</text:p>
              </table:table-cell>
              <table:table-cell office:value-type="float" office:value="10.2122447195913">
                <text:p>10.2122447195913</text:p>
              </table:table-cell>
              <table:table-cell office:value-type="float" office:value="10.2162129516823">
                <text:p>10.21621295168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0636358876015">
                <text:p>99.0636358876015</text:p>
              </table:table-cell>
              <table:table-cell office:value-type="float" office:value="10.39">
                <text:p>10.39</text:p>
              </table:table-cell>
              <table:table-cell office:value-type="float" office:value="10.2201422405189">
                <text:p>10.2201422405189</text:p>
              </table:table-cell>
              <table:table-cell office:value-type="float" office:value="10.2128993994975">
                <text:p>10.2128993994975</text:p>
              </table:table-cell>
              <table:table-cell office:value-type="float" office:value="10.2155501333861">
                <text:p>10.21555013338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1795674352294">
                <text:p>99.1795674352294</text:p>
              </table:table-cell>
              <table:table-cell office:value-type="float" office:value="10.43">
                <text:p>10.43</text:p>
              </table:table-cell>
              <table:table-cell office:value-type="float" office:value="10.2195579228789">
                <text:p>10.2195579228789</text:p>
              </table:table-cell>
              <table:table-cell office:value-type="float" office:value="10.2123518698273">
                <text:p>10.2123518698273</text:p>
              </table:table-cell>
              <table:table-cell office:value-type="float" office:value="10.2147829061207">
                <text:p>10.21478290612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245407543751">
                <text:p>99.245407543751</text:p>
              </table:table-cell>
              <table:table-cell office:value-type="float" office:value="10.43">
                <text:p>10.43</text:p>
              </table:table-cell>
              <table:table-cell office:value-type="float" office:value="10.2197825393192">
                <text:p>10.2197825393192</text:p>
              </table:table-cell>
              <table:table-cell office:value-type="float" office:value="10.2130607239009">
                <text:p>10.2130607239009</text:p>
              </table:table-cell>
              <table:table-cell office:value-type="float" office:value="10.2157604778357">
                <text:p>10.21576047783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3524273600033">
                <text:p>99.3524273600033</text:p>
              </table:table-cell>
              <table:table-cell office:value-type="float" office:value="10.37">
                <text:p>10.37</text:p>
              </table:table-cell>
              <table:table-cell office:value-type="float" office:value="10.219346216721">
                <text:p>10.219346216721</text:p>
              </table:table-cell>
              <table:table-cell office:value-type="float" office:value="10.2124389201156">
                <text:p>10.2124389201156</text:p>
              </table:table-cell>
              <table:table-cell office:value-type="float" office:value="10.2151126730516">
                <text:p>10.21511267305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5128780446357">
                <text:p>99.5128780446357</text:p>
              </table:table-cell>
              <table:table-cell office:value-type="float" office:value="10.32">
                <text:p>10.32</text:p>
              </table:table-cell>
              <table:table-cell office:value-type="float" office:value="10.2222860334613">
                <text:p>10.2222860334613</text:p>
              </table:table-cell>
              <table:table-cell office:value-type="float" office:value="10.2151481075523">
                <text:p>10.2151481075523</text:p>
              </table:table-cell>
              <table:table-cell office:value-type="float" office:value="10.2185396942564">
                <text:p>10.2185396942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6243833664806">
                <text:p>99.6243833664806</text:p>
              </table:table-cell>
              <table:table-cell office:value-type="float" office:value="10.28">
                <text:p>10.28</text:p>
              </table:table-cell>
              <table:table-cell office:value-type="float" office:value="10.2235688367739">
                <text:p>10.2235688367739</text:p>
              </table:table-cell>
              <table:table-cell office:value-type="float" office:value="10.2166067085295">
                <text:p>10.2166067085295</text:p>
              </table:table-cell>
              <table:table-cell office:value-type="float" office:value="10.218391510913">
                <text:p>10.2183915109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6373656447816">
                <text:p>99.6373656447816</text:p>
              </table:table-cell>
              <table:table-cell office:value-type="float" office:value="10.28">
                <text:p>10.28</text:p>
              </table:table-cell>
              <table:table-cell office:value-type="float" office:value="10.2232092183702">
                <text:p>10.2232092183702</text:p>
              </table:table-cell>
              <table:table-cell office:value-type="float" office:value="10.2162488655614">
                <text:p>10.2162488655614</text:p>
              </table:table-cell>
              <table:table-cell office:value-type="float" office:value="10.2185832343551">
                <text:p>10.21858323435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6991944861873">
                <text:p>99.6991944861873</text:p>
              </table:table-cell>
              <table:table-cell office:value-type="float" office:value="10.28">
                <text:p>10.28</text:p>
              </table:table-cell>
              <table:table-cell office:value-type="float" office:value="10.2232080876482">
                <text:p>10.2232080876482</text:p>
              </table:table-cell>
              <table:table-cell office:value-type="float" office:value="10.2160737167893">
                <text:p>10.2160737167893</text:p>
              </table:table-cell>
              <table:table-cell office:value-type="float" office:value="10.2188223230814">
                <text:p>10.2188223230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7838065344134">
                <text:p>99.7838065344134</text:p>
              </table:table-cell>
              <table:table-cell office:value-type="float" office:value="10.26">
                <text:p>10.26</text:p>
              </table:table-cell>
              <table:table-cell office:value-type="float" office:value="10.2237780184757">
                <text:p>10.2237780184757</text:p>
              </table:table-cell>
              <table:table-cell office:value-type="float" office:value="10.2173402208308">
                <text:p>10.2173402208308</text:p>
              </table:table-cell>
              <table:table-cell office:value-type="float" office:value="10.2184824587647">
                <text:p>10.21848245876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8013138381799">
                <text:p>99.8013138381799</text:p>
              </table:table-cell>
              <table:table-cell office:value-type="float" office:value="10.25">
                <text:p>10.25</text:p>
              </table:table-cell>
              <table:table-cell office:value-type="float" office:value="10.2248601051466">
                <text:p>10.2248601051466</text:p>
              </table:table-cell>
              <table:table-cell office:value-type="float" office:value="10.2183967647322">
                <text:p>10.2183967647322</text:p>
              </table:table-cell>
              <table:table-cell office:value-type="float" office:value="10.2187515362554">
                <text:p>10.21875153625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8306375839921">
                <text:p>99.8306375839921</text:p>
              </table:table-cell>
              <table:table-cell office:value-type="float" office:value="10.25">
                <text:p>10.25</text:p>
              </table:table-cell>
              <table:table-cell office:value-type="float" office:value="10.2251795823183">
                <text:p>10.2251795823183</text:p>
              </table:table-cell>
              <table:table-cell office:value-type="float" office:value="10.2186611327611">
                <text:p>10.2186611327611</text:p>
              </table:table-cell>
              <table:table-cell office:value-type="float" office:value="10.2181269920233">
                <text:p>10.21812699202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8523339943032">
                <text:p>99.8523339943032</text:p>
              </table:table-cell>
              <table:table-cell office:value-type="float" office:value="10.26">
                <text:p>10.26</text:p>
              </table:table-cell>
              <table:table-cell office:value-type="float" office:value="10.2256847241376">
                <text:p>10.2256847241376</text:p>
              </table:table-cell>
              <table:table-cell office:value-type="float" office:value="10.2194597445196">
                <text:p>10.2194597445196</text:p>
              </table:table-cell>
              <table:table-cell office:value-type="float" office:value="10.2186656120815">
                <text:p>10.21866561208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8716394522941">
                <text:p>99.8716394522941</text:p>
              </table:table-cell>
              <table:table-cell office:value-type="float" office:value="10.26">
                <text:p>10.26</text:p>
              </table:table-cell>
              <table:table-cell office:value-type="float" office:value="10.2255903432858">
                <text:p>10.2255903432858</text:p>
              </table:table-cell>
              <table:table-cell office:value-type="float" office:value="10.219286205011">
                <text:p>10.219286205011</text:p>
              </table:table-cell>
              <table:table-cell office:value-type="float" office:value="10.2182734125922">
                <text:p>10.21827341259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897643528769">
                <text:p>99.897643528769</text:p>
              </table:table-cell>
              <table:table-cell office:value-type="float" office:value="10.23">
                <text:p>10.23</text:p>
              </table:table-cell>
              <table:table-cell office:value-type="float" office:value="10.2261881717915">
                <text:p>10.2261881717915</text:p>
              </table:table-cell>
              <table:table-cell office:value-type="float" office:value="10.2200813622701">
                <text:p>10.2200813622701</text:p>
              </table:table-cell>
              <table:table-cell office:value-type="float" office:value="10.2171738970287">
                <text:p>10.21717389702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9032355908073">
                <text:p>99.9032355908073</text:p>
              </table:table-cell>
              <table:table-cell office:value-type="float" office:value="10.23">
                <text:p>10.23</text:p>
              </table:table-cell>
              <table:table-cell office:value-type="float" office:value="10.2260074127834">
                <text:p>10.2260074127834</text:p>
              </table:table-cell>
              <table:table-cell office:value-type="float" office:value="10.2199034126902">
                <text:p>10.2199034126902</text:p>
              </table:table-cell>
              <table:table-cell office:value-type="float" office:value="10.2170273278307">
                <text:p>10.21702732783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9333892539537">
                <text:p>99.9333892539537</text:p>
              </table:table-cell>
              <table:table-cell office:value-type="float" office:value="10.23">
                <text:p>10.23</text:p>
              </table:table-cell>
              <table:table-cell office:value-type="float" office:value="10.2256550513848">
                <text:p>10.2256550513848</text:p>
              </table:table-cell>
              <table:table-cell office:value-type="float" office:value="10.2198657482553">
                <text:p>10.2198657482553</text:p>
              </table:table-cell>
              <table:table-cell office:value-type="float" office:value="10.2169427955886">
                <text:p>10.21694279558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9368274829101">
                <text:p>99.9368274829101</text:p>
              </table:table-cell>
              <table:table-cell office:value-type="float" office:value="10.23">
                <text:p>10.23</text:p>
              </table:table-cell>
              <table:table-cell office:value-type="float" office:value="10.2255970533236">
                <text:p>10.2255970533236</text:p>
              </table:table-cell>
              <table:table-cell office:value-type="float" office:value="10.2198095521917">
                <text:p>10.2198095521917</text:p>
              </table:table-cell>
              <table:table-cell office:value-type="float" office:value="10.2168410386677">
                <text:p>10.21684103866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9442374591093">
                <text:p>99.9442374591093</text:p>
              </table:table-cell>
              <table:table-cell office:value-type="float" office:value="10.24">
                <text:p>10.24</text:p>
              </table:table-cell>
              <table:table-cell office:value-type="float" office:value="10.2252448687624">
                <text:p>10.2252448687624</text:p>
              </table:table-cell>
              <table:table-cell office:value-type="float" office:value="10.2195483007211">
                <text:p>10.2195483007211</text:p>
              </table:table-cell>
              <table:table-cell office:value-type="float" office:value="10.2165510595782">
                <text:p>10.21655105957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9529120712464">
                <text:p>99.9529120712464</text:p>
              </table:table-cell>
              <table:table-cell office:value-type="float" office:value="10.24">
                <text:p>10.24</text:p>
              </table:table-cell>
              <table:table-cell office:value-type="float" office:value="10.2252538826497">
                <text:p>10.2252538826497</text:p>
              </table:table-cell>
              <table:table-cell office:value-type="float" office:value="10.2195937596946">
                <text:p>10.2195937596946</text:p>
              </table:table-cell>
              <table:table-cell office:value-type="float" office:value="10.2165574720844">
                <text:p>10.21655747208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9565874194412">
                <text:p>99.9565874194412</text:p>
              </table:table-cell>
              <table:table-cell office:value-type="float" office:value="10.24">
                <text:p>10.24</text:p>
              </table:table-cell>
              <table:table-cell office:value-type="float" office:value="10.2251763169959">
                <text:p>10.2251763169959</text:p>
              </table:table-cell>
              <table:table-cell office:value-type="float" office:value="10.2194826615437">
                <text:p>10.2194826615437</text:p>
              </table:table-cell>
              <table:table-cell office:value-type="float" office:value="10.2165686344271">
                <text:p>10.21656863442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9741737629539">
                <text:p>99.9741737629539</text:p>
              </table:table-cell>
              <table:table-cell office:value-type="float" office:value="10.24">
                <text:p>10.24</text:p>
              </table:table-cell>
              <table:table-cell office:value-type="float" office:value="10.2257264458528">
                <text:p>10.2257264458528</text:p>
              </table:table-cell>
              <table:table-cell office:value-type="float" office:value="10.2204009601383">
                <text:p>10.2204009601383</text:p>
              </table:table-cell>
              <table:table-cell office:value-type="float" office:value="10.2168533969889">
                <text:p>10.21685339698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9999604801269">
                <text:p>99.9999604801269</text:p>
              </table:table-cell>
              <table:table-cell office:value-type="float" office:value="10.23">
                <text:p>10.23</text:p>
              </table:table-cell>
              <table:table-cell office:value-type="float" office:value="10.2251994626657">
                <text:p>10.2251994626657</text:p>
              </table:table-cell>
              <table:table-cell office:value-type="float" office:value="10.2199781280412">
                <text:p>10.2199781280412</text:p>
              </table:table-cell>
              <table:table-cell office:value-type="float" office:value="10.2171541331805">
                <text:p>10.21715413318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75">
      <style:chart-properties chart:display-label="true" chart:logarithmic="false" chart:minimum="43113.583333333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9.078cm" svg:height="20.134cm" xlink:href=".." xlink:type="simple" chart:class="chart:scatter" chart:style-name="ch1">
        <chart:legend chart:legend-position="end" svg:x="46.623cm" svg:y="9.021cm" style:legend-expansion="high" chart:style-name="ch2"/>
        <chart:plot-area chart:style-name="ch3" table:cell-range-address="fischer.A1:fischer.A54 fischer.F1:fischer.I54" chart:data-source-has-labels="both" svg:x="0.981cm" svg:y="0.402cm" svg:width="44.661cm" svg:height="19.33cm">
          <chart:coordinate-region svg:x="2.596cm" svg:y="0.601cm" svg:width="41.431cm" svg:height="18.484cm"/>
          <chart:axis chart:dimension="x" chart:name="primary-x" chart:style-name="ch4" chartooo:axis-type="auto">
            <chart:categories table:cell-range-address="fischer.A2:fischer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ischer.F2:fischer.F54" chart:label-cell-address="fischer.F1:fischer.F1" chart:class="chart:scatter">
            <chart:domain table:cell-range-address="fischer.A2:fischer.A54"/>
            <chart:data-point chart:repeated="53"/>
          </chart:series>
          <chart:series chart:style-name="ch8" chart:values-cell-range-address="fischer.G2:fischer.G54" chart:label-cell-address="fischer.G1:fischer.G1" chart:class="chart:scatter">
            <chart:data-point chart:repeated="53"/>
          </chart:series>
          <chart:series chart:style-name="ch9" chart:values-cell-range-address="fischer.H2:fischer.H54" chart:label-cell-address="fischer.H1:fischer.H1" chart:class="chart:scatter">
            <chart:data-point chart:repeated="53"/>
          </chart:series>
          <chart:series chart:style-name="ch10" chart:values-cell-range-address="fischer.I2:fischer.I54" chart:label-cell-address="fischer.I1:fischer.I1" chart:class="chart:scatter">
            <chart:data-point chart:repeated="5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q</text:p>
                <draw:g>
                  <svg:desc>fischer.F1:fischer.F1</svg:desc>
                </draw:g>
              </table:table-cell>
              <table:table-cell office:value-type="string">
                <text:p>group5</text:p>
                <draw:g>
                  <svg:desc>fischer.G1:fischer.G1</svg:desc>
                </draw:g>
              </table:table-cell>
              <table:table-cell office:value-type="string">
                <text:p>group9</text:p>
                <draw:g>
                  <svg:desc>fischer.H1:fischer.H1</svg:desc>
                </draw:g>
              </table:table-cell>
              <table:table-cell office:value-type="string">
                <text:p>closest</text:p>
                <draw:g>
                  <svg:desc>fischer.I1:fischer.I1</svg:desc>
                </draw:g>
              </table:table-cell>
            </table:table-row>
          </table:table-header-rows>
          <table:table-rows>
            <table:table-row>
              <table:table-cell office:value-type="float" office:value="43113.6007291667">
                <text:p>43113.6007291667</text:p>
                <draw:g>
                  <svg:desc>fischer.A2:fischer.A54</svg:desc>
                </draw:g>
              </table:table-cell>
              <table:table-cell office:value-type="float" office:value="5.57">
                <text:p>5.57</text:p>
                <draw:g>
                  <svg:desc>fischer.F2:fischer.F54</svg:desc>
                </draw:g>
              </table:table-cell>
              <table:table-cell office:value-type="float" office:value="10.0182000513395">
                <text:p>10.0182000513395</text:p>
                <draw:g>
                  <svg:desc>fischer.G2:fischer.G54</svg:desc>
                </draw:g>
              </table:table-cell>
              <table:table-cell office:value-type="float" office:value="NaN">
                <text:p>NaN</text:p>
                <draw:g>
                  <svg:desc>fischer.H2:fischer.H54</svg:desc>
                </draw:g>
              </table:table-cell>
              <table:table-cell office:value-type="float" office:value="8.05828311270751">
                <text:p>8.05828311270751</text:p>
                <draw:g>
                  <svg:desc>fischer.I2:fischer.I54</svg:desc>
                </draw:g>
              </table:table-cell>
            </table:table-row>
            <table:table-row>
              <table:table-cell office:value-type="float" office:value="43113.6042013889">
                <text:p>43113.6042013889</text:p>
              </table:table-cell>
              <table:table-cell office:value-type="float" office:value="8.78">
                <text:p>8.78</text:p>
              </table:table-cell>
              <table:table-cell office:value-type="float" office:value="8.56172153501833">
                <text:p>8.56172153501833</text:p>
              </table:table-cell>
              <table:table-cell office:value-type="float" office:value="8.89113470034629">
                <text:p>8.89113470034629</text:p>
              </table:table-cell>
              <table:table-cell office:value-type="float" office:value="8.99589149813916">
                <text:p>8.99589149813916</text:p>
              </table:table-cell>
            </table:table-row>
            <table:table-row>
              <table:table-cell office:value-type="float" office:value="43113.6076736111">
                <text:p>43113.6076736111</text:p>
              </table:table-cell>
              <table:table-cell office:value-type="float" office:value="9.7">
                <text:p>9.7</text:p>
              </table:table-cell>
              <table:table-cell office:value-type="float" office:value="8.87588150321524">
                <text:p>8.87588150321524</text:p>
              </table:table-cell>
              <table:table-cell office:value-type="float" office:value="9.13510991544692">
                <text:p>9.13510991544692</text:p>
              </table:table-cell>
              <table:table-cell office:value-type="float" office:value="9.22142152921585">
                <text:p>9.22142152921585</text:p>
              </table:table-cell>
            </table:table-row>
            <table:table-row>
              <table:table-cell office:value-type="float" office:value="43113.6111458333">
                <text:p>43113.6111458333</text:p>
              </table:table-cell>
              <table:table-cell office:value-type="float" office:value="9.6">
                <text:p>9.6</text:p>
              </table:table-cell>
              <table:table-cell office:value-type="float" office:value="9.0102668277631">
                <text:p>9.0102668277631</text:p>
              </table:table-cell>
              <table:table-cell office:value-type="float" office:value="9.15968980852326">
                <text:p>9.15968980852326</text:p>
              </table:table-cell>
              <table:table-cell office:value-type="float" office:value="9.67655265058751">
                <text:p>9.67655265058751</text:p>
              </table:table-cell>
            </table:table-row>
            <table:table-row>
              <table:table-cell office:value-type="float" office:value="43113.6146180556">
                <text:p>43113.6146180556</text:p>
              </table:table-cell>
              <table:table-cell office:value-type="float" office:value="9.79">
                <text:p>9.79</text:p>
              </table:table-cell>
              <table:table-cell office:value-type="float" office:value="9.19970843689791">
                <text:p>9.19970843689791</text:p>
              </table:table-cell>
              <table:table-cell office:value-type="float" office:value="9.34427250082721">
                <text:p>9.34427250082721</text:p>
              </table:table-cell>
              <table:table-cell office:value-type="float" office:value="9.87253014984167">
                <text:p>9.87253014984167</text:p>
              </table:table-cell>
            </table:table-row>
            <table:table-row>
              <table:table-cell office:value-type="float" office:value="43113.6180902778">
                <text:p>43113.6180902778</text:p>
              </table:table-cell>
              <table:table-cell office:value-type="float" office:value="9.72">
                <text:p>9.72</text:p>
              </table:table-cell>
              <table:table-cell office:value-type="float" office:value="9.29499966575022">
                <text:p>9.29499966575022</text:p>
              </table:table-cell>
              <table:table-cell office:value-type="float" office:value="9.42499897177312">
                <text:p>9.42499897177312</text:p>
              </table:table-cell>
              <table:table-cell office:value-type="float" office:value="9.86140979581533">
                <text:p>9.86140979581533</text:p>
              </table:table-cell>
            </table:table-row>
            <table:table-row>
              <table:table-cell office:value-type="float" office:value="43113.6215625">
                <text:p>43113.6215625</text:p>
              </table:table-cell>
              <table:table-cell office:value-type="float" office:value="9.78">
                <text:p>9.78</text:p>
              </table:table-cell>
              <table:table-cell office:value-type="float" office:value="9.44465508467385">
                <text:p>9.44465508467385</text:p>
              </table:table-cell>
              <table:table-cell office:value-type="float" office:value="9.5726461525902">
                <text:p>9.5726461525902</text:p>
              </table:table-cell>
              <table:table-cell office:value-type="float" office:value="9.87022111889088">
                <text:p>9.87022111889088</text:p>
              </table:table-cell>
            </table:table-row>
            <table:table-row>
              <table:table-cell office:value-type="float" office:value="43113.6250347222">
                <text:p>43113.6250347222</text:p>
              </table:table-cell>
              <table:table-cell office:value-type="float" office:value="9.88">
                <text:p>9.88</text:p>
              </table:table-cell>
              <table:table-cell office:value-type="float" office:value="9.55340220361437">
                <text:p>9.55340220361437</text:p>
              </table:table-cell>
              <table:table-cell office:value-type="float" office:value="9.6679636248536">
                <text:p>9.6679636248536</text:p>
              </table:table-cell>
              <table:table-cell office:value-type="float" office:value="9.96557383850225">
                <text:p>9.96557383850225</text:p>
              </table:table-cell>
            </table:table-row>
            <table:table-row>
              <table:table-cell office:value-type="float" office:value="43113.6285069444">
                <text:p>43113.6285069444</text:p>
              </table:table-cell>
              <table:table-cell office:value-type="float" office:value="10.01">
                <text:p>10.01</text:p>
              </table:table-cell>
              <table:table-cell office:value-type="float" office:value="9.63382064833926">
                <text:p>9.63382064833926</text:p>
              </table:table-cell>
              <table:table-cell office:value-type="float" office:value="9.73220350900019">
                <text:p>9.73220350900019</text:p>
              </table:table-cell>
              <table:table-cell office:value-type="float" office:value="10.0421719240673">
                <text:p>10.0421719240673</text:p>
              </table:table-cell>
            </table:table-row>
            <table:table-row>
              <table:table-cell office:value-type="float" office:value="43113.6319791667">
                <text:p>43113.6319791667</text:p>
              </table:table-cell>
              <table:table-cell office:value-type="float" office:value="10.02">
                <text:p>10.02</text:p>
              </table:table-cell>
              <table:table-cell office:value-type="float" office:value="9.71139899993087">
                <text:p>9.71139899993087</text:p>
              </table:table-cell>
              <table:table-cell office:value-type="float" office:value="9.7951075444727">
                <text:p>9.7951075444727</text:p>
              </table:table-cell>
              <table:table-cell office:value-type="float" office:value="10.0520266312647">
                <text:p>10.0520266312647</text:p>
              </table:table-cell>
            </table:table-row>
            <table:table-row>
              <table:table-cell office:value-type="float" office:value="43113.6354513889">
                <text:p>43113.6354513889</text:p>
              </table:table-cell>
              <table:table-cell office:value-type="float" office:value="9.99">
                <text:p>9.99</text:p>
              </table:table-cell>
              <table:table-cell office:value-type="float" office:value="9.75122527092807">
                <text:p>9.75122527092807</text:p>
              </table:table-cell>
              <table:table-cell office:value-type="float" office:value="9.83421952480517">
                <text:p>9.83421952480517</text:p>
              </table:table-cell>
              <table:table-cell office:value-type="float" office:value="10.0179167639121">
                <text:p>10.0179167639121</text:p>
              </table:table-cell>
            </table:table-row>
            <table:table-row>
              <table:table-cell office:value-type="float" office:value="43113.6389236111">
                <text:p>43113.6389236111</text:p>
              </table:table-cell>
              <table:table-cell office:value-type="float" office:value="10.07">
                <text:p>10.07</text:p>
              </table:table-cell>
              <table:table-cell office:value-type="float" office:value="9.8402539110678">
                <text:p>9.8402539110678</text:p>
              </table:table-cell>
              <table:table-cell office:value-type="float" office:value="9.9048582309716">
                <text:p>9.9048582309716</text:p>
              </table:table-cell>
              <table:table-cell office:value-type="float" office:value="10.079110178239">
                <text:p>10.079110178239</text:p>
              </table:table-cell>
            </table:table-row>
            <table:table-row>
              <table:table-cell office:value-type="float" office:value="43113.6423958333">
                <text:p>43113.6423958333</text:p>
              </table:table-cell>
              <table:table-cell office:value-type="float" office:value="10.07">
                <text:p>10.07</text:p>
              </table:table-cell>
              <table:table-cell office:value-type="float" office:value="9.87672418908679">
                <text:p>9.87672418908679</text:p>
              </table:table-cell>
              <table:table-cell office:value-type="float" office:value="9.92742369273681">
                <text:p>9.92742369273681</text:p>
              </table:table-cell>
              <table:table-cell office:value-type="float" office:value="10.1152888043812">
                <text:p>10.1152888043812</text:p>
              </table:table-cell>
            </table:table-row>
            <table:table-row>
              <table:table-cell office:value-type="float" office:value="43113.6458680556">
                <text:p>43113.6458680556</text:p>
              </table:table-cell>
              <table:table-cell office:value-type="float" office:value="10.12">
                <text:p>10.12</text:p>
              </table:table-cell>
              <table:table-cell office:value-type="float" office:value="9.93361262992663">
                <text:p>9.93361262992663</text:p>
              </table:table-cell>
              <table:table-cell office:value-type="float" office:value="9.95866655279947">
                <text:p>9.95866655279947</text:p>
              </table:table-cell>
              <table:table-cell office:value-type="float" office:value="10.1303562689353">
                <text:p>10.1303562689353</text:p>
              </table:table-cell>
            </table:table-row>
            <table:table-row>
              <table:table-cell office:value-type="float" office:value="43113.6493402778">
                <text:p>43113.6493402778</text:p>
              </table:table-cell>
              <table:table-cell office:value-type="float" office:value="10.11">
                <text:p>10.11</text:p>
              </table:table-cell>
              <table:table-cell office:value-type="float" office:value="9.98646298583516">
                <text:p>9.98646298583516</text:p>
              </table:table-cell>
              <table:table-cell office:value-type="float" office:value="10.0016755162792">
                <text:p>10.0016755162792</text:p>
              </table:table-cell>
              <table:table-cell office:value-type="float" office:value="10.133702213763">
                <text:p>10.133702213763</text:p>
              </table:table-cell>
            </table:table-row>
            <table:table-row>
              <table:table-cell office:value-type="float" office:value="43113.6528125">
                <text:p>43113.6528125</text:p>
              </table:table-cell>
              <table:table-cell office:value-type="float" office:value="10.11">
                <text:p>10.11</text:p>
              </table:table-cell>
              <table:table-cell office:value-type="float" office:value="10.0325451558252">
                <text:p>10.0325451558252</text:p>
              </table:table-cell>
              <table:table-cell office:value-type="float" office:value="10.0383946739756">
                <text:p>10.0383946739756</text:p>
              </table:table-cell>
              <table:table-cell office:value-type="float" office:value="10.1488393015439">
                <text:p>10.1488393015439</text:p>
              </table:table-cell>
            </table:table-row>
            <table:table-row>
              <table:table-cell office:value-type="float" office:value="43113.6562847222">
                <text:p>43113.6562847222</text:p>
              </table:table-cell>
              <table:table-cell office:value-type="float" office:value="10.08">
                <text:p>10.08</text:p>
              </table:table-cell>
              <table:table-cell office:value-type="float" office:value="10.0478075336925">
                <text:p>10.0478075336925</text:p>
              </table:table-cell>
              <table:table-cell office:value-type="float" office:value="10.0526534007606">
                <text:p>10.0526534007606</text:p>
              </table:table-cell>
              <table:table-cell office:value-type="float" office:value="10.152910483813">
                <text:p>10.152910483813</text:p>
              </table:table-cell>
            </table:table-row>
            <table:table-row>
              <table:table-cell office:value-type="float" office:value="43113.6597569444">
                <text:p>43113.6597569444</text:p>
              </table:table-cell>
              <table:table-cell office:value-type="float" office:value="10.14">
                <text:p>10.14</text:p>
              </table:table-cell>
              <table:table-cell office:value-type="float" office:value="10.071540533223">
                <text:p>10.071540533223</text:p>
              </table:table-cell>
              <table:table-cell office:value-type="float" office:value="10.0770224453776">
                <text:p>10.0770224453776</text:p>
              </table:table-cell>
              <table:table-cell office:value-type="float" office:value="10.1643216660054">
                <text:p>10.1643216660054</text:p>
              </table:table-cell>
            </table:table-row>
            <table:table-row>
              <table:table-cell office:value-type="float" office:value="43113.6632291667">
                <text:p>43113.6632291667</text:p>
              </table:table-cell>
              <table:table-cell office:value-type="float" office:value="10.15">
                <text:p>10.15</text:p>
              </table:table-cell>
              <table:table-cell office:value-type="float" office:value="10.0972946776614">
                <text:p>10.0972946776614</text:p>
              </table:table-cell>
              <table:table-cell office:value-type="float" office:value="10.1018982651578">
                <text:p>10.1018982651578</text:p>
              </table:table-cell>
              <table:table-cell office:value-type="float" office:value="10.1732277514509">
                <text:p>10.1732277514509</text:p>
              </table:table-cell>
            </table:table-row>
            <table:table-row>
              <table:table-cell office:value-type="float" office:value="43113.6667013889">
                <text:p>43113.6667013889</text:p>
              </table:table-cell>
              <table:table-cell office:value-type="float" office:value="10.24">
                <text:p>10.24</text:p>
              </table:table-cell>
              <table:table-cell office:value-type="float" office:value="10.1181954231066">
                <text:p>10.1181954231066</text:p>
              </table:table-cell>
              <table:table-cell office:value-type="float" office:value="10.114071183963">
                <text:p>10.114071183963</text:p>
              </table:table-cell>
              <table:table-cell office:value-type="float" office:value="10.1801737346481">
                <text:p>10.1801737346481</text:p>
              </table:table-cell>
            </table:table-row>
            <table:table-row>
              <table:table-cell office:value-type="float" office:value="43113.6701736111">
                <text:p>43113.6701736111</text:p>
              </table:table-cell>
              <table:table-cell office:value-type="float" office:value="10.28">
                <text:p>10.28</text:p>
              </table:table-cell>
              <table:table-cell office:value-type="float" office:value="10.141066883275">
                <text:p>10.141066883275</text:p>
              </table:table-cell>
              <table:table-cell office:value-type="float" office:value="10.136312841962">
                <text:p>10.136312841962</text:p>
              </table:table-cell>
              <table:table-cell office:value-type="float" office:value="10.1914007722343">
                <text:p>10.1914007722343</text:p>
              </table:table-cell>
            </table:table-row>
            <table:table-row>
              <table:table-cell office:value-type="float" office:value="43113.6736458333">
                <text:p>43113.6736458333</text:p>
              </table:table-cell>
              <table:table-cell office:value-type="float" office:value="10.32">
                <text:p>10.32</text:p>
              </table:table-cell>
              <table:table-cell office:value-type="float" office:value="10.1644338273394">
                <text:p>10.1644338273394</text:p>
              </table:table-cell>
              <table:table-cell office:value-type="float" office:value="10.1578800823339">
                <text:p>10.1578800823339</text:p>
              </table:table-cell>
              <table:table-cell office:value-type="float" office:value="10.1916150857563">
                <text:p>10.1916150857563</text:p>
              </table:table-cell>
            </table:table-row>
            <table:table-row>
              <table:table-cell office:value-type="float" office:value="43113.6771180556">
                <text:p>43113.6771180556</text:p>
              </table:table-cell>
              <table:table-cell office:value-type="float" office:value="10.36">
                <text:p>10.36</text:p>
              </table:table-cell>
              <table:table-cell office:value-type="float" office:value="10.1747912305304">
                <text:p>10.1747912305304</text:p>
              </table:table-cell>
              <table:table-cell office:value-type="float" office:value="10.1711976040862">
                <text:p>10.1711976040862</text:p>
              </table:table-cell>
              <table:table-cell office:value-type="float" office:value="10.1901692376274">
                <text:p>10.1901692376274</text:p>
              </table:table-cell>
            </table:table-row>
            <table:table-row>
              <table:table-cell office:value-type="float" office:value="43113.6805902778">
                <text:p>43113.6805902778</text:p>
              </table:table-cell>
              <table:table-cell office:value-type="float" office:value="10.38">
                <text:p>10.38</text:p>
              </table:table-cell>
              <table:table-cell office:value-type="float" office:value="10.186414946207">
                <text:p>10.186414946207</text:p>
              </table:table-cell>
              <table:table-cell office:value-type="float" office:value="10.1806947711031">
                <text:p>10.1806947711031</text:p>
              </table:table-cell>
              <table:table-cell office:value-type="float" office:value="10.2042069273192">
                <text:p>10.2042069273192</text:p>
              </table:table-cell>
            </table:table-row>
            <table:table-row>
              <table:table-cell office:value-type="float" office:value="43113.6840625">
                <text:p>43113.6840625</text:p>
              </table:table-cell>
              <table:table-cell office:value-type="float" office:value="10.41">
                <text:p>10.41</text:p>
              </table:table-cell>
              <table:table-cell office:value-type="float" office:value="10.2004733162533">
                <text:p>10.2004733162533</text:p>
              </table:table-cell>
              <table:table-cell office:value-type="float" office:value="10.192915900176">
                <text:p>10.192915900176</text:p>
              </table:table-cell>
              <table:table-cell office:value-type="float" office:value="10.2110146776883">
                <text:p>10.2110146776883</text:p>
              </table:table-cell>
            </table:table-row>
            <table:table-row>
              <table:table-cell office:value-type="float" office:value="43113.6875347222">
                <text:p>43113.6875347222</text:p>
              </table:table-cell>
              <table:table-cell office:value-type="float" office:value="10.44">
                <text:p>10.44</text:p>
              </table:table-cell>
              <table:table-cell office:value-type="float" office:value="10.207883186071">
                <text:p>10.207883186071</text:p>
              </table:table-cell>
              <table:table-cell office:value-type="float" office:value="10.1994133414258">
                <text:p>10.1994133414258</text:p>
              </table:table-cell>
              <table:table-cell office:value-type="float" office:value="10.2139557122278">
                <text:p>10.2139557122278</text:p>
              </table:table-cell>
            </table:table-row>
            <table:table-row>
              <table:table-cell office:value-type="float" office:value="43113.6910069444">
                <text:p>43113.6910069444</text:p>
              </table:table-cell>
              <table:table-cell office:value-type="float" office:value="10.43">
                <text:p>10.43</text:p>
              </table:table-cell>
              <table:table-cell office:value-type="float" office:value="10.208350426581">
                <text:p>10.208350426581</text:p>
              </table:table-cell>
              <table:table-cell office:value-type="float" office:value="10.2011579217178">
                <text:p>10.2011579217178</text:p>
              </table:table-cell>
              <table:table-cell office:value-type="float" office:value="10.2133422886894">
                <text:p>10.2133422886894</text:p>
              </table:table-cell>
            </table:table-row>
            <table:table-row>
              <table:table-cell office:value-type="float" office:value="43113.6944444445">
                <text:p>43113.6944444445</text:p>
              </table:table-cell>
              <table:table-cell office:value-type="float" office:value="10.45">
                <text:p>10.45</text:p>
              </table:table-cell>
              <table:table-cell office:value-type="float" office:value="10.2122412049087">
                <text:p>10.2122412049087</text:p>
              </table:table-cell>
              <table:table-cell office:value-type="float" office:value="10.2039983018863">
                <text:p>10.2039983018863</text:p>
              </table:table-cell>
              <table:table-cell office:value-type="float" office:value="10.2128838580461">
                <text:p>10.2128838580461</text:p>
              </table:table-cell>
            </table:table-row>
            <table:table-row>
              <table:table-cell office:value-type="float" office:value="43113.6979166667">
                <text:p>43113.6979166667</text:p>
              </table:table-cell>
              <table:table-cell office:value-type="float" office:value="10.43">
                <text:p>10.43</text:p>
              </table:table-cell>
              <table:table-cell office:value-type="float" office:value="10.2167412391742">
                <text:p>10.2167412391742</text:p>
              </table:table-cell>
              <table:table-cell office:value-type="float" office:value="10.2089363384047">
                <text:p>10.2089363384047</text:p>
              </table:table-cell>
              <table:table-cell office:value-type="float" office:value="10.2140653478376">
                <text:p>10.2140653478376</text:p>
              </table:table-cell>
            </table:table-row>
            <table:table-row>
              <table:table-cell office:value-type="float" office:value="43113.7013888889">
                <text:p>43113.7013888889</text:p>
              </table:table-cell>
              <table:table-cell office:value-type="float" office:value="10.44">
                <text:p>10.44</text:p>
              </table:table-cell>
              <table:table-cell office:value-type="float" office:value="10.2187430410201">
                <text:p>10.2187430410201</text:p>
              </table:table-cell>
              <table:table-cell office:value-type="float" office:value="10.2113405372979">
                <text:p>10.2113405372979</text:p>
              </table:table-cell>
              <table:table-cell office:value-type="float" office:value="10.2159793709873">
                <text:p>10.2159793709873</text:p>
              </table:table-cell>
            </table:table-row>
            <table:table-row>
              <table:table-cell office:value-type="float" office:value="43113.7048611111">
                <text:p>43113.7048611111</text:p>
              </table:table-cell>
              <table:table-cell office:value-type="float" office:value="10.39">
                <text:p>10.39</text:p>
              </table:table-cell>
              <table:table-cell office:value-type="float" office:value="10.2190470067451">
                <text:p>10.2190470067451</text:p>
              </table:table-cell>
              <table:table-cell office:value-type="float" office:value="10.2122447195913">
                <text:p>10.2122447195913</text:p>
              </table:table-cell>
              <table:table-cell office:value-type="float" office:value="10.2162129516823">
                <text:p>10.2162129516823</text:p>
              </table:table-cell>
            </table:table-row>
            <table:table-row>
              <table:table-cell office:value-type="float" office:value="43113.7083333333">
                <text:p>43113.7083333333</text:p>
              </table:table-cell>
              <table:table-cell office:value-type="float" office:value="10.39">
                <text:p>10.39</text:p>
              </table:table-cell>
              <table:table-cell office:value-type="float" office:value="10.2201422405189">
                <text:p>10.2201422405189</text:p>
              </table:table-cell>
              <table:table-cell office:value-type="float" office:value="10.2128993994975">
                <text:p>10.2128993994975</text:p>
              </table:table-cell>
              <table:table-cell office:value-type="float" office:value="10.2155501333861">
                <text:p>10.2155501333861</text:p>
              </table:table-cell>
            </table:table-row>
            <table:table-row>
              <table:table-cell office:value-type="float" office:value="43113.7118055556">
                <text:p>43113.7118055556</text:p>
              </table:table-cell>
              <table:table-cell office:value-type="float" office:value="10.43">
                <text:p>10.43</text:p>
              </table:table-cell>
              <table:table-cell office:value-type="float" office:value="10.2195579228789">
                <text:p>10.2195579228789</text:p>
              </table:table-cell>
              <table:table-cell office:value-type="float" office:value="10.2123518698273">
                <text:p>10.2123518698273</text:p>
              </table:table-cell>
              <table:table-cell office:value-type="float" office:value="10.2147829061207">
                <text:p>10.2147829061207</text:p>
              </table:table-cell>
            </table:table-row>
            <table:table-row>
              <table:table-cell office:value-type="float" office:value="43113.7152777778">
                <text:p>43113.7152777778</text:p>
              </table:table-cell>
              <table:table-cell office:value-type="float" office:value="10.43">
                <text:p>10.43</text:p>
              </table:table-cell>
              <table:table-cell office:value-type="float" office:value="10.2197825393192">
                <text:p>10.2197825393192</text:p>
              </table:table-cell>
              <table:table-cell office:value-type="float" office:value="10.2130607239009">
                <text:p>10.2130607239009</text:p>
              </table:table-cell>
              <table:table-cell office:value-type="float" office:value="10.2157604778357">
                <text:p>10.2157604778357</text:p>
              </table:table-cell>
            </table:table-row>
            <table:table-row>
              <table:table-cell office:value-type="float" office:value="43113.71875">
                <text:p>43113.71875</text:p>
              </table:table-cell>
              <table:table-cell office:value-type="float" office:value="10.37">
                <text:p>10.37</text:p>
              </table:table-cell>
              <table:table-cell office:value-type="float" office:value="10.219346216721">
                <text:p>10.219346216721</text:p>
              </table:table-cell>
              <table:table-cell office:value-type="float" office:value="10.2124389201156">
                <text:p>10.2124389201156</text:p>
              </table:table-cell>
              <table:table-cell office:value-type="float" office:value="10.2151126730516">
                <text:p>10.2151126730516</text:p>
              </table:table-cell>
            </table:table-row>
            <table:table-row>
              <table:table-cell office:value-type="float" office:value="43113.7222222222">
                <text:p>43113.7222222222</text:p>
              </table:table-cell>
              <table:table-cell office:value-type="float" office:value="10.32">
                <text:p>10.32</text:p>
              </table:table-cell>
              <table:table-cell office:value-type="float" office:value="10.2222860334613">
                <text:p>10.2222860334613</text:p>
              </table:table-cell>
              <table:table-cell office:value-type="float" office:value="10.2151481075523">
                <text:p>10.2151481075523</text:p>
              </table:table-cell>
              <table:table-cell office:value-type="float" office:value="10.2185396942564">
                <text:p>10.2185396942564</text:p>
              </table:table-cell>
            </table:table-row>
            <table:table-row>
              <table:table-cell office:value-type="float" office:value="43113.7256944445">
                <text:p>43113.7256944445</text:p>
              </table:table-cell>
              <table:table-cell office:value-type="float" office:value="10.28">
                <text:p>10.28</text:p>
              </table:table-cell>
              <table:table-cell office:value-type="float" office:value="10.2235688367739">
                <text:p>10.2235688367739</text:p>
              </table:table-cell>
              <table:table-cell office:value-type="float" office:value="10.2166067085295">
                <text:p>10.2166067085295</text:p>
              </table:table-cell>
              <table:table-cell office:value-type="float" office:value="10.218391510913">
                <text:p>10.218391510913</text:p>
              </table:table-cell>
            </table:table-row>
            <table:table-row>
              <table:table-cell office:value-type="float" office:value="43113.7291666667">
                <text:p>43113.7291666667</text:p>
              </table:table-cell>
              <table:table-cell office:value-type="float" office:value="10.28">
                <text:p>10.28</text:p>
              </table:table-cell>
              <table:table-cell office:value-type="float" office:value="10.2232092183702">
                <text:p>10.2232092183702</text:p>
              </table:table-cell>
              <table:table-cell office:value-type="float" office:value="10.2162488655614">
                <text:p>10.2162488655614</text:p>
              </table:table-cell>
              <table:table-cell office:value-type="float" office:value="10.2185832343551">
                <text:p>10.2185832343551</text:p>
              </table:table-cell>
            </table:table-row>
            <table:table-row>
              <table:table-cell office:value-type="float" office:value="43113.7326388889">
                <text:p>43113.7326388889</text:p>
              </table:table-cell>
              <table:table-cell office:value-type="float" office:value="10.28">
                <text:p>10.28</text:p>
              </table:table-cell>
              <table:table-cell office:value-type="float" office:value="10.2232080876482">
                <text:p>10.2232080876482</text:p>
              </table:table-cell>
              <table:table-cell office:value-type="float" office:value="10.2160737167893">
                <text:p>10.2160737167893</text:p>
              </table:table-cell>
              <table:table-cell office:value-type="float" office:value="10.2188223230814">
                <text:p>10.2188223230814</text:p>
              </table:table-cell>
            </table:table-row>
            <table:table-row>
              <table:table-cell office:value-type="float" office:value="43113.7361111111">
                <text:p>43113.7361111111</text:p>
              </table:table-cell>
              <table:table-cell office:value-type="float" office:value="10.26">
                <text:p>10.26</text:p>
              </table:table-cell>
              <table:table-cell office:value-type="float" office:value="10.2237780184757">
                <text:p>10.2237780184757</text:p>
              </table:table-cell>
              <table:table-cell office:value-type="float" office:value="10.2173402208308">
                <text:p>10.2173402208308</text:p>
              </table:table-cell>
              <table:table-cell office:value-type="float" office:value="10.2184824587647">
                <text:p>10.2184824587647</text:p>
              </table:table-cell>
            </table:table-row>
            <table:table-row>
              <table:table-cell office:value-type="float" office:value="43113.7395833333">
                <text:p>43113.7395833333</text:p>
              </table:table-cell>
              <table:table-cell office:value-type="float" office:value="10.25">
                <text:p>10.25</text:p>
              </table:table-cell>
              <table:table-cell office:value-type="float" office:value="10.2248601051466">
                <text:p>10.2248601051466</text:p>
              </table:table-cell>
              <table:table-cell office:value-type="float" office:value="10.2183967647322">
                <text:p>10.2183967647322</text:p>
              </table:table-cell>
              <table:table-cell office:value-type="float" office:value="10.2187515362554">
                <text:p>10.2187515362554</text:p>
              </table:table-cell>
            </table:table-row>
            <table:table-row>
              <table:table-cell office:value-type="float" office:value="43113.7430555556">
                <text:p>43113.7430555556</text:p>
              </table:table-cell>
              <table:table-cell office:value-type="float" office:value="10.25">
                <text:p>10.25</text:p>
              </table:table-cell>
              <table:table-cell office:value-type="float" office:value="10.2251795823183">
                <text:p>10.2251795823183</text:p>
              </table:table-cell>
              <table:table-cell office:value-type="float" office:value="10.2186611327611">
                <text:p>10.2186611327611</text:p>
              </table:table-cell>
              <table:table-cell office:value-type="float" office:value="10.2181269920233">
                <text:p>10.2181269920233</text:p>
              </table:table-cell>
            </table:table-row>
            <table:table-row>
              <table:table-cell office:value-type="float" office:value="43113.7534722222">
                <text:p>43113.7534722222</text:p>
              </table:table-cell>
              <table:table-cell office:value-type="float" office:value="10.26">
                <text:p>10.26</text:p>
              </table:table-cell>
              <table:table-cell office:value-type="float" office:value="10.2256847241376">
                <text:p>10.2256847241376</text:p>
              </table:table-cell>
              <table:table-cell office:value-type="float" office:value="10.2194597445196">
                <text:p>10.2194597445196</text:p>
              </table:table-cell>
              <table:table-cell office:value-type="float" office:value="10.2186656120815">
                <text:p>10.2186656120815</text:p>
              </table:table-cell>
            </table:table-row>
            <table:table-row>
              <table:table-cell office:value-type="float" office:value="43113.7569444444">
                <text:p>43113.7569444444</text:p>
              </table:table-cell>
              <table:table-cell office:value-type="float" office:value="10.26">
                <text:p>10.26</text:p>
              </table:table-cell>
              <table:table-cell office:value-type="float" office:value="10.2255903432858">
                <text:p>10.2255903432858</text:p>
              </table:table-cell>
              <table:table-cell office:value-type="float" office:value="10.219286205011">
                <text:p>10.219286205011</text:p>
              </table:table-cell>
              <table:table-cell office:value-type="float" office:value="10.2182734125922">
                <text:p>10.2182734125922</text:p>
              </table:table-cell>
            </table:table-row>
            <table:table-row>
              <table:table-cell office:value-type="float" office:value="43113.7604166667">
                <text:p>43113.7604166667</text:p>
              </table:table-cell>
              <table:table-cell office:value-type="float" office:value="10.23">
                <text:p>10.23</text:p>
              </table:table-cell>
              <table:table-cell office:value-type="float" office:value="10.2261881717915">
                <text:p>10.2261881717915</text:p>
              </table:table-cell>
              <table:table-cell office:value-type="float" office:value="10.2200813622701">
                <text:p>10.2200813622701</text:p>
              </table:table-cell>
              <table:table-cell office:value-type="float" office:value="10.2171738970287">
                <text:p>10.2171738970287</text:p>
              </table:table-cell>
            </table:table-row>
            <table:table-row>
              <table:table-cell office:value-type="float" office:value="43113.7638888889">
                <text:p>43113.7638888889</text:p>
              </table:table-cell>
              <table:table-cell office:value-type="float" office:value="10.23">
                <text:p>10.23</text:p>
              </table:table-cell>
              <table:table-cell office:value-type="float" office:value="10.2260074127834">
                <text:p>10.2260074127834</text:p>
              </table:table-cell>
              <table:table-cell office:value-type="float" office:value="10.2199034126902">
                <text:p>10.2199034126902</text:p>
              </table:table-cell>
              <table:table-cell office:value-type="float" office:value="10.2170273278307">
                <text:p>10.2170273278307</text:p>
              </table:table-cell>
            </table:table-row>
            <table:table-row>
              <table:table-cell office:value-type="float" office:value="43113.7673611111">
                <text:p>43113.7673611111</text:p>
              </table:table-cell>
              <table:table-cell office:value-type="float" office:value="10.23">
                <text:p>10.23</text:p>
              </table:table-cell>
              <table:table-cell office:value-type="float" office:value="10.2256550513848">
                <text:p>10.2256550513848</text:p>
              </table:table-cell>
              <table:table-cell office:value-type="float" office:value="10.2198657482553">
                <text:p>10.2198657482553</text:p>
              </table:table-cell>
              <table:table-cell office:value-type="float" office:value="10.2169427955886">
                <text:p>10.2169427955886</text:p>
              </table:table-cell>
            </table:table-row>
            <table:table-row>
              <table:table-cell office:value-type="float" office:value="43113.7708333333">
                <text:p>43113.7708333333</text:p>
              </table:table-cell>
              <table:table-cell office:value-type="float" office:value="10.23">
                <text:p>10.23</text:p>
              </table:table-cell>
              <table:table-cell office:value-type="float" office:value="10.2255970533236">
                <text:p>10.2255970533236</text:p>
              </table:table-cell>
              <table:table-cell office:value-type="float" office:value="10.2198095521917">
                <text:p>10.2198095521917</text:p>
              </table:table-cell>
              <table:table-cell office:value-type="float" office:value="10.2168410386677">
                <text:p>10.2168410386677</text:p>
              </table:table-cell>
            </table:table-row>
            <table:table-row>
              <table:table-cell office:value-type="float" office:value="43113.7743055556">
                <text:p>43113.7743055556</text:p>
              </table:table-cell>
              <table:table-cell office:value-type="float" office:value="10.24">
                <text:p>10.24</text:p>
              </table:table-cell>
              <table:table-cell office:value-type="float" office:value="10.2252448687624">
                <text:p>10.2252448687624</text:p>
              </table:table-cell>
              <table:table-cell office:value-type="float" office:value="10.2195483007211">
                <text:p>10.2195483007211</text:p>
              </table:table-cell>
              <table:table-cell office:value-type="float" office:value="10.2165510595782">
                <text:p>10.2165510595782</text:p>
              </table:table-cell>
            </table:table-row>
            <table:table-row>
              <table:table-cell office:value-type="float" office:value="43113.7777777778">
                <text:p>43113.7777777778</text:p>
              </table:table-cell>
              <table:table-cell office:value-type="float" office:value="10.24">
                <text:p>10.24</text:p>
              </table:table-cell>
              <table:table-cell office:value-type="float" office:value="10.2252538826497">
                <text:p>10.2252538826497</text:p>
              </table:table-cell>
              <table:table-cell office:value-type="float" office:value="10.2195937596946">
                <text:p>10.2195937596946</text:p>
              </table:table-cell>
              <table:table-cell office:value-type="float" office:value="10.2165574720844">
                <text:p>10.2165574720844</text:p>
              </table:table-cell>
            </table:table-row>
            <table:table-row>
              <table:table-cell office:value-type="float" office:value="43113.7916666667">
                <text:p>43113.7916666667</text:p>
              </table:table-cell>
              <table:table-cell office:value-type="float" office:value="10.24">
                <text:p>10.24</text:p>
              </table:table-cell>
              <table:table-cell office:value-type="float" office:value="10.2251763169959">
                <text:p>10.2251763169959</text:p>
              </table:table-cell>
              <table:table-cell office:value-type="float" office:value="10.2194826615437">
                <text:p>10.2194826615437</text:p>
              </table:table-cell>
              <table:table-cell office:value-type="float" office:value="10.2165686344271">
                <text:p>10.2165686344271</text:p>
              </table:table-cell>
            </table:table-row>
            <table:table-row>
              <table:table-cell office:value-type="float" office:value="43113.8020833333">
                <text:p>43113.8020833333</text:p>
              </table:table-cell>
              <table:table-cell office:value-type="float" office:value="10.24">
                <text:p>10.24</text:p>
              </table:table-cell>
              <table:table-cell office:value-type="float" office:value="10.2257264458528">
                <text:p>10.2257264458528</text:p>
              </table:table-cell>
              <table:table-cell office:value-type="float" office:value="10.2204009601383">
                <text:p>10.2204009601383</text:p>
              </table:table-cell>
              <table:table-cell office:value-type="float" office:value="10.2168533969889">
                <text:p>10.2168533969889</text:p>
              </table:table-cell>
            </table:table-row>
            <table:table-row>
              <table:table-cell office:value-type="float" office:value="43113.8333333333">
                <text:p>43113.8333333333</text:p>
              </table:table-cell>
              <table:table-cell office:value-type="float" office:value="10.23">
                <text:p>10.23</text:p>
              </table:table-cell>
              <table:table-cell office:value-type="float" office:value="10.2251994626657">
                <text:p>10.2251994626657</text:p>
              </table:table-cell>
              <table:table-cell office:value-type="float" office:value="10.2199781280412">
                <text:p>10.2199781280412</text:p>
              </table:table-cell>
              <table:table-cell office:value-type="float" office:value="10.2171541331805">
                <text:p>10.21715413318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